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8854in"/>
    </style:style>
    <style:style style:name="Table1.B" style:family="table-column">
      <style:table-column-properties style:column-width="3.1639in"/>
    </style:style>
    <style:style style:name="Table1.C" style:family="table-column">
      <style:table-column-properties style:column-width="2.643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7125in"/>
    </style:style>
    <style:style style:name="Table2.B" style:family="table-column">
      <style:table-column-properties style:column-width="2.5715in"/>
    </style:style>
    <style:style style:name="Table2.C" style:family="table-column">
      <style:table-column-properties style:column-width="2.409in"/>
    </style:style>
    <style:style style:name="Table2.A1" style:family="table-cell">
      <style:table-cell-properties style:vertical-align="middle" fo:padding="0.0194in" fo:border="none"/>
    </style:style>
    <style:style style:name="Table3" style:family="table">
      <style:table-properties style:width="4.975in" table:align="left"/>
    </style:style>
    <style:style style:name="Table3.A" style:family="table-column">
      <style:table-column-properties style:column-width="1.8722in"/>
    </style:style>
    <style:style style:name="Table3.B" style:family="table-column">
      <style:table-column-properties style:column-width="2.516in"/>
    </style:style>
    <style:style style:name="Table3.C" style:family="table-column">
      <style:table-column-properties style:column-width="0.5868in"/>
    </style:style>
    <style:style style:name="Table3.A1" style:family="table-cell">
      <style:table-cell-properties style:vertical-align="middle" fo:padding="0.0194in" fo:border="none"/>
    </style:style>
    <style:style style:name="Table4" style:family="table">
      <style:table-properties style:width="4.8167in" table:align="left"/>
    </style:style>
    <style:style style:name="Table4.A" style:family="table-column">
      <style:table-column-properties style:column-width="1.1153in"/>
    </style:style>
    <style:style style:name="Table4.B" style:family="table-column">
      <style:table-column-properties style:column-width="3.7014in"/>
    </style:style>
    <style:style style:name="Table4.A1" style:family="table-cell">
      <style:table-cell-properties style:vertical-align="middle" fo:padding="0.0194in" fo:border="none"/>
    </style:style>
    <style:style style:name="Table5" style:family="table">
      <style:table-properties style:width="6.375in" table:align="left"/>
    </style:style>
    <style:style style:name="Table5.A" style:family="table-column">
      <style:table-column-properties style:column-width="1.5833in"/>
    </style:style>
    <style:style style:name="Table5.B" style:family="table-column">
      <style:table-column-properties style:column-width="2.6174in"/>
    </style:style>
    <style:style style:name="Table5.C" style:family="table-column">
      <style:table-column-properties style:column-width="2.1743in"/>
    </style:style>
    <style:style style:name="Table5.A1" style:family="table-cell">
      <style:table-cell-properties style:vertical-align="middle" fo:padding="0.0194in" fo:border="none"/>
    </style:style>
    <style:style style:name="Table6" style:family="table">
      <style:table-properties style:width="4.9833in" table:align="left"/>
    </style:style>
    <style:style style:name="Table6.A" style:family="table-column">
      <style:table-column-properties style:column-width="1.7833in"/>
    </style:style>
    <style:style style:name="Table6.B" style:family="table-column">
      <style:table-column-properties style:column-width="3.2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1.6771in"/>
    </style:style>
    <style:style style:name="Table7.B" style:family="table-column">
      <style:table-column-properties style:column-width="2.6924in"/>
    </style:style>
    <style:style style:name="Table7.C" style:family="table-column">
      <style:table-column-properties style:column-width="2.3236in"/>
    </style:style>
    <style:style style:name="Table7.A1" style:family="table-cell">
      <style:table-cell-properties style:vertical-align="middle" fo:padding="0.0194in" fo:border="none"/>
    </style:style>
    <style:style style:name="Table8" style:family="table">
      <style:table-properties style:width="6.4354in" table:align="left"/>
    </style:style>
    <style:style style:name="Table8.A" style:family="table-column">
      <style:table-column-properties style:column-width="1.8903in"/>
    </style:style>
    <style:style style:name="Table8.B" style:family="table-column">
      <style:table-column-properties style:column-width="4.5451in"/>
    </style:style>
    <style:style style:name="Table8.A1" style:family="table-cell">
      <style:table-cell-properties style:vertical-align="middle" fo:padding="0.0194in" fo:border="none"/>
    </style:style>
    <style:style style:name="Table9" style:family="table">
      <style:table-properties style:width="4.8951in" table:align="left"/>
    </style:style>
    <style:style style:name="Table9.A" style:family="table-column">
      <style:table-column-properties style:column-width="0.7319in"/>
    </style:style>
    <style:style style:name="Table9.B" style:family="table-column">
      <style:table-column-properties style:column-width="4.1632in"/>
    </style:style>
    <style:style style:name="Table9.A1" style:family="table-cell">
      <style:table-cell-properties style:vertical-align="middle" fo:padding="0.0194in" fo:border="none"/>
    </style:style>
    <style:style style:name="Table10" style:family="table">
      <style:table-properties style:width="5.8854in" table:align="left"/>
    </style:style>
    <style:style style:name="Table10.A" style:family="table-column">
      <style:table-column-properties style:column-width="2.0271in"/>
    </style:style>
    <style:style style:name="Table10.B" style:family="table-column">
      <style:table-column-properties style:column-width="3.8583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1.4792in"/>
    </style:style>
    <style:style style:name="Table11.B" style:family="table-column">
      <style:table-column-properties style:column-width="3.5264in"/>
    </style:style>
    <style:style style:name="Table11.C" style:family="table-column">
      <style:table-column-properties style:column-width="1.6875in"/>
    </style:style>
    <style:style style:name="Table11.A1" style:family="table-cell">
      <style:table-cell-properties style:vertical-align="middle" fo:padding="0.0194in" fo:border="none"/>
    </style:style>
    <style:style style:name="Table12" style:family="table">
      <style:table-properties style:width="4.6958in" table:align="left"/>
    </style:style>
    <style:style style:name="Table12.A" style:family="table-column">
      <style:table-column-properties style:column-width="0.8986in"/>
    </style:style>
    <style:style style:name="Table12.B" style:family="table-column">
      <style:table-column-properties style:column-width="1.6236in"/>
    </style:style>
    <style:style style:name="Table12.C" style:family="table-column">
      <style:table-column-properties style:column-width="2.1736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0.7938in"/>
    </style:style>
    <style:style style:name="Table13.B" style:family="table-column">
      <style:table-column-properties style:column-width="5.8993in"/>
    </style:style>
    <style:style style:name="Table13.A1" style:family="table-cell">
      <style:table-cell-properties style:vertical-align="middle" fo:padding="0.0194in" fo:border="none"/>
    </style:style>
    <style:style style:name="P1" style:family="paragraph" style:parent-style-name="Text_20_body" style:list-style-name="L1"/>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Preformatted_20_Text">
      <style:paragraph-properties fo:margin-left="0.3937in" fo:margin-right="0.3937in" fo:text-indent="0in" style:auto-text-indent="false"/>
    </style:style>
    <style:style style:name="P7" style:family="paragraph" style:parent-style-name="Preformatted_20_Text">
      <style:paragraph-properties fo:margin-left="0.3937in" fo:margin-right="0.3937in" fo:margin-top="0in" fo:margin-bottom="0.1965in" style:contextual-spacing="false" fo:text-indent="0in" style:auto-text-indent="false"/>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3"/>
    <style:style style:name="P67" style:family="paragraph" style:parent-style-name="Text_20_body" style:list-style-name="L64"/>
    <style:style style:name="P68" style:family="paragraph" style:parent-style-name="Text_20_body" style:list-style-name="L65"/>
    <style:style style:name="P69" style:family="paragraph" style:parent-style-name="Text_20_body" style:list-style-name="L66"/>
    <style:style style:name="P70" style:family="paragraph" style:parent-style-name="Text_20_body" style:list-style-name="L67"/>
    <style:style style:name="P71" style:family="paragraph" style:parent-style-name="Text_20_body" style:list-style-name="L68"/>
    <style:style style:name="P72" style:family="paragraph" style:parent-style-name="Text_20_body" style:list-style-name="L69"/>
    <style:style style:name="P73" style:family="paragraph" style:parent-style-name="Text_20_body" style:list-style-name="L70"/>
    <style:style style:name="P74" style:family="paragraph" style:parent-style-name="Text_20_body" style:list-style-name="L71"/>
    <style:style style:name="P75" style:family="paragraph" style:parent-style-name="Text_20_body" style:list-style-name="L72"/>
    <style:style style:name="P76" style:family="paragraph" style:parent-style-name="Text_20_body" style:list-style-name="L73"/>
    <style:style style:name="P77" style:family="paragraph" style:parent-style-name="Text_20_body" style:list-style-name="L74"/>
    <style:style style:name="P78" style:family="paragraph" style:parent-style-name="Text_20_body" style:list-style-name="L75"/>
    <style:style style:name="P79" style:family="paragraph" style:parent-style-name="Text_20_body" style:list-style-name="L76"/>
    <style:style style:name="P80" style:family="paragraph" style:parent-style-name="Text_20_body" style:list-style-name="L77"/>
    <style:style style:name="P81" style:family="paragraph" style:parent-style-name="Text_20_body" style:list-style-name="L78"/>
    <style:style style:name="P82" style:family="paragraph" style:parent-style-name="Text_20_body" style:list-style-name="L79"/>
    <style:style style:name="P83" style:family="paragraph" style:parent-style-name="Text_20_body" style:list-style-name="L80"/>
    <style:style style:name="P84" style:family="paragraph" style:parent-style-name="Text_20_body" style:list-style-name="L8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ccess your devices securely from anywhere with TwinGate: https://ntck.co/ai_ter... </text:p>
      <text:p text:style-name="Standard"/>
      <text:p text:style-name="Standard"/>
      <text:p text:style-name="Standard">Still using AI in the browser? You’re doing it the slow way. In this video, I BREAK OUT of the GUI and show you how AI in the terminal (Gemini CLI, Claude Code, Codex and OpenCode) makes me 10x faster. We’ll install the tools (Mac/Windows/Linux), spin up project aware context files, and unlock terminal AI superpowers. I’ll also show my daily workflow for keeping multiple AIs in sync across the same folder.</text:p>
      <text:p text:style-name="Standard"/>
      <text:p text:style-name="Standard"/>
      <text:p text:style-name="Standard">RESOURCES / LINKS:</text:p>
      <text:p text:style-name="Standard"/>
      <text:p text:style-name="Standard">Commands / Walkthrough: https://github.com/the... </text:p>
      <text:p text:style-name="Standard">Gemini CLI: https://ai.google.dev/...</text:p>
      <text:p text:style-name="Standard">Claude Code: https://www.claude.com...</text:p>
      <text:p text:style-name="Standard">OpenCode: https://opencode.ai/</text:p>
      <text:p text:style-name="Standard"/>
      <text:p text:style-name="Standard"/>
      <text:p text:style-name="Standard">TIMESTAMPS:</text:p>
      <text:p text:style-name="Standard"/>
      <text:p text:style-name="Standard">0:00 - Intro</text:p>
      <text:p text:style-name="Standard">1:09 - Segment 1: The Terminal Superpower (Gemini)</text:p>
      <text:p text:style-name="Standard">8:43 - Segment 2: Claude Code</text:p>
      <text:p text:style-name="Standard">17:59 - Segment 3: ALL THE TERMINALS!!!</text:p>
      <text:p text:style-name="Standard">20:31 - Segment 4: Meta-Proof</text:p>
      <text:p text:style-name="Standard">26:29 - Segment 5: Open Code</text:p>
      <text:p text:style-name="Standard"/>
      <text:p text:style-name="Standard"/>
      <text:p text:style-name="Standard">🔥🔥Join the NetworkChuck Academy!: https://ntck.co/NCAcademy </text:p>
      <text:p text:style-name="Standard"/>
      <text:p text:style-name="Standard"/>
      <text:p text:style-name="Standard"/>
      <text:p text:style-name="Standard">**Sponsored by Twingate</text:p>
      <text:p text:style-name="Standard"/>
      <text:p text:style-name="Standard"/>
      <text:p text:style-name="Standard"/>
      <text:p text:style-name="Standard"/>
      <text:p text:style-name="Standard"/>
      <text:p text:style-name="Standard"/>
      <text:p text:style-name="Standard"/>
      <text:p text:style-name="Standard">SUPPORT NETWORKCHUCK</text:p>
      <text:p text:style-name="Standard">---------------------------------------------------</text:p>
      <text:p text:style-name="Standard">☕☕ COFFEE and MERCH: https://ntck.co/coffee </text:p>
      <text:p text:style-name="Standard"/>
      <text:p text:style-name="Standard">🆘🆘NEED HELP?? Join the Discord Server:  ￼ / discord   </text:p>
      <text:p text:style-name="Standard"/>
      <text:p text:style-name="Standard">STUDY WITH ME on Twitch: https://bit.ly/nc_twitch </text:p>
      <text:p text:style-name="Standard"/>
      <text:p text:style-name="Standard">READY TO LEARN??</text:p>
      <text:p text:style-name="Standard">---------------------------------------------------</text:p>
      <text:p text:style-name="Standard">-Learn Python: https://bit.ly/3rzZjzz </text:p>
      <text:p text:style-name="Standard">-Get your CCNA: https://bit.ly/nc-ccna </text:p>
      <text:p text:style-name="Standard"><text:soft-page-break/></text:p>
      <text:p text:style-name="Standard">FOLLOW ME EVERYWHERE</text:p>
      <text:p text:style-name="Standard">---------------------------------------------------</text:p>
      <text:p text:style-name="Standard">Instagram:  ￼ / networkchuck   </text:p>
      <text:p text:style-name="Standard">Twitter:  ￼ / networkchuck   </text:p>
      <text:p text:style-name="Standard">Facebook:  ￼ / networkchuck   </text:p>
      <text:p text:style-name="Standard">Join the Discord server: http://bit.ly/nc-discord </text:p>
      <text:p text:style-name="Standard"/>
      <text:p text:style-name="Standard"/>
      <text:p text:style-name="Standard"/>
      <text:p text:style-name="Standard"/>
      <text:p text:style-name="Standard">AFFILIATES &amp; REFERRALS</text:p>
      <text:p text:style-name="Standard">---------------------------------------------------</text:p>
      <text:p text:style-name="Standard">(GEAR I USE...STUFF I RECOMMEND)</text:p>
      <text:p text:style-name="Standard">Use n8n to automate EVERYTHING: https://ntck.co/n8n</text:p>
      <text:p text:style-name="Standard">Want to browse securely? Try my ZERO-TRUST browser: https://browser.networ... </text:p>
      <text:p text:style-name="Standard">Do you want to know how I draw on the screen?? Go to https://ntck.co/EpicPen and use code NetworkChuck to get 20% off!! </text:p>
      <text:p text:style-name="Standard"/>
      <text:p text:style-name="Standard"/>
      <text:p text:style-name="Standard"/>
      <text:p text:style-name="Standard">“Stop Using AI in the Browser: Terminal Is 10x Faster”</text:p>
      <text:p text:style-name="Standard">“Gemini CLI + Claude Code: My AI Terminal Workflow”</text:p>
      <text:p text:style-name="Standard">“AI in the Terminal Changed Everything (Goodbye GUI)”</text:p>
      <text:p text:style-name="Standard">“Claude Agents in Your Terminal: Multi-Task Like a Boss”</text:p>
      <text:p text:style-name="Standard">“The Ultimate AI Dev Environment: Gemini, Claude, OpenCode”</text:p>
      <text:p text:style-name="Standard">“How I Sync Multiple AIs on One Project (No Copy/Paste)”</text:p>
      <text:p text:style-name="Standard">“Own Your Context: AI Projects That Live on Your Drive”</text:p>
      <text:p text:style-name="Standard">“Terminal AI for Writers, Hackers, and Builders”</text:p>
      <text:p text:style-name="Standard">“Claude Code Agents Explained: Fresh Context Windows!”</text:p>
      <text:p text:style-name="Standard">“Open-Source Terminal AI That Runs Local Models”</text:p>
      <text:p text:style-name="Standard">“Build an AI Terminal Stack: Install, Configure, Dominate”</text:p>
      <text:p text:style-name="Standard">“From Browser Chaos to Terminal Flow (Full Setup)”</text:p>
      <text:p text:style-name="Standard">“Headless AI: Run Prompts from Bash &amp; Scripts”</text:p>
      <text:p text:style-name="Standard">“Output Styles &amp; Agents: Claude Code’s Secret Weapons”</text:p>
      <text:p text:style-name="Standard">“Why I Use 3 Terminal AIs at Once (and How)”</text:p>
      <text:p text:style-name="Standard">“Replace Your Notes App with AI-Backed Context Files”</text:p>
      <text:p text:style-name="Standard">“Production AI Workflows with Git + Terminal Tools”</text:p>
      <text:p text:style-name="Standard">“Zero Trust for AI: Secure Your Files Before You Start”</text:p>
      <text:p text:style-name="Standard">“Turn Your Terminal Into a Superpower with AI”</text:p>
      <text:p text:style-name="Standard"/>
      <text:p text:style-name="Standard"/>
      <text:p text:style-name="Standard"/>
      <text:p text:style-name="Standard">#terminal #AI #claudecode<text:line-break/><text:line-break/>That’s a great reference — NetworkChuck’s video is a solid intro to <text:span text:style-name="Strong_20_Emphasis">AI in the terminal</text:span> workflow.</text:p>
      <text:p text:style-name="Text_20_body">Here’s a breakdown of what’s going on and how it connects to your environment:</text:p>
      <text:p text:style-name="Horizontal_20_Line"/>
      <text:h text:style-name="Heading_20_3" text:outline-level="3"><text:soft-page-break/>🧰 Tools Mentioned</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ool</text:p>
            </table:table-cell>
            <table:table-cell table:style-name="Table1.A1" office:value-type="string">
              <text:p text:style-name="Table_20_Heading">Description</text:p>
            </table:table-cell>
            <table:table-cell table:style-name="Table1.A1" office:value-type="string">
              <text:p text:style-name="Table_20_Heading">QA / Developer Relevance</text:p>
            </table:table-cell>
          </table:table-row>
        </table:table-header-rows>
        <table:table-row>
          <table:table-cell table:style-name="Table1.A1" office:value-type="string">
            <text:p text:style-name="Table_20_Contents"><text:span text:style-name="Strong_20_Emphasis">Gemini CLI</text:span></text:p>
          </table:table-cell>
          <table:table-cell table:style-name="Table1.A1" office:value-type="string">
            <text:p text:style-name="Table_20_Contents">Google’s command-line interface for the Gemini models; lets you run prompts, code analysis, and file-aware sessions directly in shell.</text:p>
          </table:table-cell>
          <table:table-cell table:style-name="Table1.A1" office:value-type="string">
            <text:p text:style-name="Table_20_Contents">Can serve as a <text:span text:style-name="Emphasis">project-aware</text:span> reasoning node, like your QA theorem engine running local YAML context.</text:p>
          </table:table-cell>
        </table:table-row>
        <table:table-row>
          <table:table-cell table:style-name="Table1.A1" office:value-type="string">
            <text:p text:style-name="Table_20_Contents"><text:span text:style-name="Strong_20_Emphasis">Claude Code</text:span></text:p>
          </table:table-cell>
          <table:table-cell table:style-name="Table1.A1" office:value-type="string">
            <text:p text:style-name="Table_20_Contents">Anthropic’s new terminal-based coding assistant that reads and writes files intelligently, optimized for refactors and multi-file edits.</text:p>
          </table:table-cell>
          <table:table-cell table:style-name="Table1.A1" office:value-type="string">
            <text:p text:style-name="Table_20_Contents">Ideal for integrating symbolic QA modules into active repositories — no browser copy/paste friction.</text:p>
          </table:table-cell>
        </table:table-row>
        <table:table-row>
          <table:table-cell table:style-name="Table1.A1" office:value-type="string">
            <text:p text:style-name="Table_20_Contents"><text:span text:style-name="Strong_20_Emphasis">OpenCode</text:span></text:p>
          </table:table-cell>
          <table:table-cell table:style-name="Table1.A1" office:value-type="string">
            <text:p text:style-name="Table_20_Contents">Open-source terminal interface for AI models (local or API), supports multiple backends and custom plugins.</text:p>
          </table:table-cell>
          <table:table-cell table:style-name="Table1.A1" office:value-type="string">
            <text:p text:style-name="Table_20_Contents">Perfect for running your QA or FST engines offline with reproducible context states.</text:p>
          </table:table-cell>
        </table:table-row>
        <table:table-row>
          <table:table-cell table:style-name="Table1.A1" office:value-type="string">
            <text:p text:style-name="Table_20_Contents"><text:span text:style-name="Strong_20_Emphasis">Twingate</text:span></text:p>
          </table:table-cell>
          <table:table-cell table:style-name="Table1.A1" office:value-type="string">
            <text:p text:style-name="Table_20_Contents">Secure zero-trust networking for accessing remote machines or clusters.</text:p>
          </table:table-cell>
          <table:table-cell table:style-name="Table1.A1" office:value-type="string">
            <text:p text:style-name="Table_20_Contents">Lets you safely run QA or ML jobs on your Ubuntu 24 workstation remotely, without opening ports.</text:p>
          </table:table-cell>
        </table:table-row>
      </table:table>
      <text:p text:style-name="Horizontal_20_Line"/>
      <text:h text:style-name="Heading_20_3" text:outline-level="3">⚙️ Why “AI in the Terminal” Is Faster</text:h>
      <text:list text:style-name="L1">
        <text:list-item>
          <text:p text:style-name="P1"><text:span text:style-name="Strong_20_Emphasis">Persistent Context</text:span> — Each tool uses local files as context, so your entire project folder becomes your prompt memory.</text:p>
        </text:list-item>
        <text:list-item>
          <text:p text:style-name="P1"><text:span text:style-name="Strong_20_Emphasis">Automation Hooks</text:span> — You can chain calls, pipe outputs, or script AI commands (<text:span text:style-name="Source_20_Text">ai run</text:span>, <text:span text:style-name="Source_20_Text">claude edit</text:span>, etc.).</text:p>
        </text:list-item>
        <text:list-item>
          <text:p text:style-name="P1"><text:span text:style-name="Strong_20_Emphasis">Version Control Integration</text:span> — All outputs stay in your Git history — every change auditable.</text:p>
        </text:list-item>
        <text:list-item>
          <text:p text:style-name="P1"><text:span text:style-name="Strong_20_Emphasis">Local + Cloud Hybrid</text:span> — Combine local symbolic QA runs with remote LLM reasoning (e.g., Claude for summarizing proofs).</text:p>
        </text:list-item>
      </text:list>
      <text:p text:style-name="Horizontal_20_Line"/>
      <text:h text:style-name="Heading_20_3" text:outline-level="3">🧩 Suggested Setup for Your QA Stack</text:h>
      <text:p text:style-name="Text_20_body">Here’s how you could mirror NetworkChuck’s flow but specialized for <text:span text:style-name="Strong_20_Emphasis">Quantum Arithmetic</text:span>:</text:p>
      <text:p text:style-name="Preformatted_20_Text"><text:span text:style-name="Source_20_Text"># 1. Secure access</text:span></text:p>
      <text:p text:style-name="Preformatted_20_Text"><text:span text:style-name="Source_20_Text">twingate login my-org</text:span></text:p>
      <text:p text:style-name="Preformatted_20_Text"/>
      <text:p text:style-name="Preformatted_20_Text"><text:span text:style-name="Source_20_Text"># 2. Activate QA environment</text:span></text:p>
      <text:p text:style-name="Preformatted_20_Text"><text:span text:style-name="Source_20_Text">cd ~/qa_codebase &amp;&amp; source qa_venv/bin/activate</text:span></text:p>
      <text:p text:style-name="Preformatted_20_Text"/>
      <text:p text:style-name="Preformatted_20_Text"><text:span text:style-name="Source_20_Text"># 3. Launch Claude Code or Gemini session</text:span></text:p>
      <text:p text:style-name="Preformatted_20_Text"><text:span text:style-name="Source_20_Text">claude code .</text:span></text:p>
      <text:p text:style-name="Preformatted_20_Text"><text:span text:style-name="Source_20_Text"># or</text:span></text:p>
      <text:p text:style-name="Preformatted_20_Text"><text:span text:style-name="Source_20_Text">gemini chat --context qa_core/symbolic_rules.yaml</text:span></text:p>
      <text:p text:style-name="Preformatted_20_Text"/>
      <text:p text:style-name="Preformatted_20_Text"><text:span text:style-name="Source_20_Text"># 4. Run project tasks via OpenCode</text:span></text:p>
      <text:p text:style-name="Preformatted_20_Text"><text:span text:style-name="Source_20_Text">opencode run qa_core/geometry/qa_ga_bridge.py</text:span></text:p>
      <text:p text:style-name="Preformatted_20_Text"/>
      <text:p text:style-name="Preformatted_20_Text"><text:span text:style-name="Source_20_Text"># 5. Optional: Stream symbolic theorem logs</text:span></text:p>
      <text:p text:style-name="P2"><text:span text:style-name="Source_20_Text">tail -f qa_logs/theorem_stream.log</text:span></text:p>
      <text:p text:style-name="Text_20_body"><text:soft-page-break/>This creates a <text:span text:style-name="Strong_20_Emphasis">multi-agent local workspace</text:span>:</text:p>
      <text:list text:style-name="L2">
        <text:list-item>
          <text:p text:style-name="P3"><text:span text:style-name="Strong_20_Emphasis">Gemini CLI</text:span> = mathematical reasoning / symbolic queries</text:p>
        </text:list-item>
        <text:list-item>
          <text:p text:style-name="P3"><text:span text:style-name="Strong_20_Emphasis">Claude Code</text:span> = live code editing and commentary</text:p>
        </text:list-item>
        <text:list-item>
          <text:p text:style-name="P3"><text:span text:style-name="Strong_20_Emphasis">OpenCode</text:span> = execution and orchestration layer</text:p>
        </text:list-item>
        <text:list-item>
          <text:p text:style-name="P3"><text:span text:style-name="Strong_20_Emphasis">QA modules</text:span> = the actual arithmetic and geometry computations</text:p>
        </text:list-item>
      </text:list>
      <text:p text:style-name="Horizontal_20_Line"/>
      <text:h text:style-name="Heading_20_3" text:outline-level="3">🔒 Security + Zero-Trust</text:h>
      <text:p text:style-name="Text_20_body">Using <text:span text:style-name="Strong_20_Emphasis">Twingate</text:span> ensures your data, YAML rule files, and QA packages remain private. You can:</text:p>
      <text:list text:style-name="L3">
        <text:list-item>
          <text:p text:style-name="P4">Access your lab or home workstation remotely.</text:p>
        </text:list-item>
        <text:list-item>
          <text:p text:style-name="P4">Sync local and remote QA contexts securely.</text:p>
        </text:list-item>
        <text:list-item>
          <text:p text:style-name="P4">Keep all AI prompts and file reads sandboxed.</text:p>
        </text:list-item>
      </text:list>
      <text:p text:style-name="Horizontal_20_Line"/>
      <text:h text:style-name="Heading_20_3" text:outline-level="3">🚀 Next Step</text:h>
      <text:p text:style-name="Text_20_body">Would you like me to generate:</text:p>
      <text:list text:style-name="L4">
        <text:list-item>
          <text:p text:style-name="P5">A <text:span text:style-name="Strong_20_Emphasis">ready-to-run installation script</text:span> (Mac/Linux) that sets up Gemini, Claude Code, and OpenCode for your QA environment,<text:line-break/><text:span text:style-name="Strong_20_Emphasis">or</text:span></text:p>
        </text:list-item>
        <text:list-item>
          <text:p text:style-name="P5">A <text:span text:style-name="Strong_20_Emphasis">QA-specific CLI template</text:span> (e.g., <text:span text:style-name="Source_20_Text">qa_cli.py</text:span>) that unifies all these tools with context switching and tuple reasoning built-in?</text:p>
        </text:list-item>
      </text:list>
      <text:p text:style-name="Text_20_body">Either path will let you reproduce this “AI in the terminal” super-workflow directly for your Quantum Arithmetic system.</text:p>
      <text:p text:style-name="Standard">Deep dive on the setup what agents would you build etc<text:line-break/><text:line-break/>Awesome — let’s make your terminal-first stack sing. Below is a <text:span text:style-name="Strong_20_Emphasis">deep dive setup</text:span> plus a <text:span text:style-name="Strong_20_Emphasis">battle-tested agent roster</text:span> tuned for your QA program (Iverson/Pond tuples, ellipse laws, modular resonance, docs, tests, and secure remote access).</text:p>
      <text:p text:style-name="Horizontal_20_Line"/>
      <text:h text:style-name="Heading_20_1" text:outline-level="1">1) Folder &amp; Context Layout (single source of truth)</text:h>
      <text:p text:style-name="Preformatted_20_Text"><text:span text:style-name="Source_20_Text">qa/</text:span></text:p>
      <text:p text:style-name="Preformatted_20_Text"><text:span text:style-name="Source_20_Text">├─ qa_core/ <text:s text:c="20"/># your package (geometry/, arithmetic/, …)</text:span></text:p>
      <text:p text:style-name="Preformatted_20_Text"><text:span text:style-name="Source_20_Text">│ <text:s/>├─ geometry/</text:span></text:p>
      <text:p text:style-name="Preformatted_20_Text"><text:span text:style-name="Source_20_Text">│ <text:s/>├─ arithmetic/</text:span></text:p>
      <text:p text:style-name="Preformatted_20_Text"><text:span text:style-name="Source_20_Text">│ <text:s/>└─ __init__.py</text:span></text:p>
      <text:p text:style-name="Preformatted_20_Text"><text:span text:style-name="Source_20_Text">├─ qa_agents/ <text:s text:c="18"/># thin wrappers &amp; agent prompts</text:span></text:p>
      <text:p text:style-name="Preformatted_20_Text"><text:span text:style-name="Source_20_Text">│ <text:s/>├─ cli/ <text:s text:c="21"/># shell entrypoints (bash/python opcodes)</text:span></text:p>
      <text:p text:style-name="Preformatted_20_Text"><text:span text:style-name="Source_20_Text">│ <text:s/>└─ prompts/ <text:s text:c="17"/># system + task templates</text:span></text:p>
      <text:p text:style-name="Preformatted_20_Text"><text:span text:style-name="Source_20_Text">├─ context/ <text:s text:c="20"/># “project-aware” terminal context</text:span></text:p>
      <text:p text:style-name="Preformatted_20_Text"><text:soft-page-break/><text:span text:style-name="Source_20_Text">│ <text:s/>├─ PROJECT.md <text:s text:c="15"/># scope, constraints, roadmaps</text:span></text:p>
      <text:p text:style-name="Preformatted_20_Text"><text:span text:style-name="Source_20_Text">│ <text:s/>├─ QA_RULES.yaml <text:s text:c="12"/># canonical rules (J,K,X; inner vs quantum ellipse)</text:span></text:p>
      <text:p text:style-name="Preformatted_20_Text"><text:span text:style-name="Source_20_Text">│ <text:s/>├─ CODE_STYLE.md <text:s text:c="12"/># docstring rules, test style, naming</text:span></text:p>
      <text:p text:style-name="Preformatted_20_Text"><text:span text:style-name="Source_20_Text">│ <text:s/>├─ CHANGELOG.md</text:span></text:p>
      <text:p text:style-name="Preformatted_20_Text"><text:span text:style-name="Source_20_Text">│ <text:s/>└─ TODO.md</text:span></text:p>
      <text:p text:style-name="Preformatted_20_Text"><text:span text:style-name="Source_20_Text">├─ tests/ <text:s text:c="22"/># pytest + property tests</text:span></text:p>
      <text:p text:style-name="Preformatted_20_Text"><text:span text:style-name="Source_20_Text">├─ docs/ <text:s text:c="23"/># mkdocs or sphinx</text:span></text:p>
      <text:p text:style-name="Preformatted_20_Text"><text:span text:style-name="Source_20_Text">├─ scripts/ <text:s text:c="20"/># install, bootstrap, eval harness</text:span></text:p>
      <text:p text:style-name="Preformatted_20_Text"><text:span text:style-name="Source_20_Text">├─ Makefile</text:span></text:p>
      <text:p text:style-name="P2"><text:span text:style-name="Source_20_Text">└─ .env <text:s text:c="24"/># API keys (Gemini, Claude, OpenAI or local)</text:span></text:p>
      <text:p text:style-name="Text_20_body"><text:span text:style-name="Strong_20_Emphasis">Why this works in the terminal:</text:span> Gemini/Claude/OpenCode all slurp local files as context. Keeping constraints in <text:span text:style-name="Source_20_Text">context/</text:span> gives every agent the same “memory” without copy/paste.</text:p>
      <text:p text:style-name="Horizontal_20_Line"/>
      <text:h text:style-name="Heading_20_1" text:outline-level="1">2) Install &amp; Bootstrap (Mac/Linux)</text:h>
      <text:p text:style-name="Preformatted_20_Text"><text:span text:style-name="Source_20_Text"># 0) Security first (optional but recommended)</text:span></text:p>
      <text:p text:style-name="Preformatted_20_Text"><text:span text:style-name="Source_20_Text"># - Sign in to Twingate; your org gives the remote tunnel</text:span></text:p>
      <text:p text:style-name="Preformatted_20_Text"><text:span text:style-name="Source_20_Text">twingate login &lt;your-org&gt;</text:span></text:p>
      <text:p text:style-name="Preformatted_20_Text"/>
      <text:p text:style-name="Preformatted_20_Text"><text:span text:style-name="Source_20_Text"># 1) Python env</text:span></text:p>
      <text:p text:style-name="Preformatted_20_Text"><text:span text:style-name="Source_20_Text">python3 -m venv qa_venv &amp;&amp; source qa_venv/bin/activate</text:span></text:p>
      <text:p text:style-name="Preformatted_20_Text"><text:span text:style-name="Source_20_Text">pip install -U pip wheel build pytest</text:span></text:p>
      <text:p text:style-name="Preformatted_20_Text"/>
      <text:p text:style-name="Preformatted_20_Text"><text:span text:style-name="Source_20_Text"># 2) Project deps</text:span></text:p>
      <text:p text:style-name="Preformatted_20_Text"><text:span text:style-name="Source_20_Text">pip install -e . <text:s text:c="17"/># qa_core as editable</text:span></text:p>
      <text:p text:style-name="Preformatted_20_Text"><text:span text:style-name="Source_20_Text">pip install mkdocs mkdocs-material networkx matplotlib==3.* <text:s/># docs &amp; viz</text:span></text:p>
      <text:p text:style-name="Preformatted_20_Text"/>
      <text:p text:style-name="Preformatted_20_Text"><text:span text:style-name="Source_20_Text"># 3) CLIs (choose your providers)</text:span></text:p>
      <text:p text:style-name="Preformatted_20_Text"><text:span text:style-name="Source_20_Text"># Gemini CLI</text:span></text:p>
      <text:p text:style-name="Preformatted_20_Text"><text:span text:style-name="Source_20_Text">pip install google-genai <text:s text:c="10"/># or use official installer</text:span></text:p>
      <text:p text:style-name="Preformatted_20_Text"><text:span text:style-name="Source_20_Text"># Claude Code (binary installer varies; or 'claude' via brew on macOS if available)</text:span></text:p>
      <text:p text:style-name="Preformatted_20_Text"><text:span text:style-name="Source_20_Text"># OpenCode (open-source)</text:span></text:p>
      <text:p text:style-name="Preformatted_20_Text"><text:span text:style-name="Source_20_Text">pip install opencode-cli</text:span></text:p>
      <text:p text:style-name="Preformatted_20_Text"/>
      <text:p text:style-name="Preformatted_20_Text"><text:span text:style-name="Source_20_Text"># 4) First run sanity</text:span></text:p>
      <text:p text:style-name="P2"><text:span text:style-name="Source_20_Text">pytest -q</text:span></text:p>
      <text:p text:style-name="Quotations">Tip: keep credentials in <text:span text:style-name="Source_20_Text">.env</text:span> and export in your shell profile:</text:p>
      <text:p text:style-name="P6"><text:span text:style-name="Source_20_Text">export GEMINI_API_KEY=...</text:span></text:p>
      <text:p text:style-name="P6"><text:span text:style-name="Source_20_Text">export ANTHROPIC_API_KEY=...</text:span></text:p>
      <text:p text:style-name="P7"><text:span text:style-name="Source_20_Text">export OPENAI_API_KEY=...</text:span></text:p>
      <text:p text:style-name="Horizontal_20_Line"/>
      <text:h text:style-name="Heading_20_1" text:outline-level="1">3) Agent Roster (what to build &amp; why)</text:h>
      <text:p text:style-name="Text_20_body">Each “agent” is a <text:span text:style-name="Strong_20_Emphasis">repeatable terminal task</text:span> with a <text:span text:style-name="Strong_20_Emphasis">system prompt</text:span>, optional <text:span text:style-name="Strong_20_Emphasis">tools</text:span>, and a <text:span text:style-name="Strong_20_Emphasis">strict context file</text:span>. You can invoke them via Gemini/Claude/OpenCode interchangeably, pointed at the same folder.</text:p>
      <text:h text:style-name="Heading_20_3" text:outline-level="3"><text:soft-page-break/>A) <text:span text:style-name="Strong_20_Emphasis">QA-Prover</text:span> (symbolic validator &amp; theorem harness)</text:h>
      <text:list text:style-name="L5">
        <text:list-item>
          <text:p text:style-name="P8"><text:span text:style-name="Strong_20_Emphasis">Purpose:</text:span> Enforce tuple laws, ellipse identities, modular invariants; generate counterexamples when something fails.</text:p>
        </text:list-item>
        <text:list-item>
          <text:p text:style-name="P8"><text:span text:style-name="Strong_20_Emphasis">Context:</text:span> <text:span text:style-name="Source_20_Text">context/QA_RULES.yaml</text:span>, <text:span text:style-name="Source_20_Text">qa_core/*</text:span>, <text:span text:style-name="Source_20_Text">tests/*</text:span>.</text:p>
        </text:list-item>
        <text:list-item>
          <text:p text:style-name="P8"><text:span text:style-name="Strong_20_Emphasis">System prompt (gist):</text:span></text:p>
          <text:list>
            <text:list-item>
              <text:p text:style-name="P8">“You are QA-Prover. Never alter definitions: (J=b·d), (K=d·a), (X=e·d). Keep Quantum vs Inner Ellipse distinct (see QA_RULES.yaml §InnerEllipse). If a change breaks invariants, propose minimal patch and prove it with property tests.”</text:p>
            </text:list-item>
          </text:list>
        </text:list-item>
        <text:list-item>
          <text:p text:style-name="P8"><text:span text:style-name="Strong_20_Emphasis">Terminal entrypoints:</text:span></text:p>
          <text:list>
            <text:list-item>
              <text:p text:style-name="P8"><text:span text:style-name="Source_20_Text">opencode run qa_agents/cli/qa_prover.py</text:span></text:p>
            </text:list-item>
            <text:list-item>
              <text:p text:style-name="P8">or <text:span text:style-name="Source_20_Text">gemini chat --context context/QA_RULES.yaml --exec 'pytest -q'</text:span></text:p>
            </text:list-item>
          </text:list>
        </text:list-item>
        <text:list-item>
          <text:p text:style-name="P8"><text:span text:style-name="Strong_20_Emphasis">Output:</text:span> A minimal diff + a passing test run.</text:p>
        </text:list-item>
      </text:list>
      <text:h text:style-name="Heading_20_3" text:outline-level="3">B) <text:span text:style-name="Strong_20_Emphasis">QA-Refactor</text:span> (multi-file editor with guardrails)</text:h>
      <text:list text:style-name="L6">
        <text:list-item>
          <text:p text:style-name="P9"><text:span text:style-name="Strong_20_Emphasis">Purpose:</text:span> Large edits (module split, API rename) while <text:span text:style-name="Strong_20_Emphasis">preserving invariants</text:span>.</text:p>
        </text:list-item>
        <text:list-item>
          <text:p text:style-name="P9"><text:span text:style-name="Strong_20_Emphasis">Context:</text:span> <text:span text:style-name="Source_20_Text">context/CODE_STYLE.md</text:span>, <text:span text:style-name="Source_20_Text">context/QA_RULES.yaml</text:span>.</text:p>
        </text:list-item>
        <text:list-item>
          <text:p text:style-name="P9"><text:span text:style-name="Strong_20_Emphasis">Claude Code best at:</text:span> “Edit this repo” with multi-file plans + batch changes.</text:p>
        </text:list-item>
        <text:list-item>
          <text:p text:style-name="P9"><text:span text:style-name="Strong_20_Emphasis">Safety:</text:span> Run <text:span text:style-name="Source_20_Text">pytest</text:span> after every commit; abort on invariant regression.</text:p>
        </text:list-item>
      </text:list>
      <text:h text:style-name="Heading_20_3" text:outline-level="3">C) <text:span text:style-name="Strong_20_Emphasis">QA-Evaluator</text:span> (benchmarks &amp; property tests)</text:h>
      <text:list text:style-name="L7">
        <text:list-item>
          <text:p text:style-name="P10"><text:span text:style-name="Strong_20_Emphasis">Purpose:</text:span> Generates random/fractional tuples, runs full invariant suite, exports a summary table &amp; plots.</text:p>
        </text:list-item>
        <text:list-item>
          <text:p text:style-name="P10"><text:span text:style-name="Strong_20_Emphasis">Tools:</text:span> <text:span text:style-name="Source_20_Text">pytest -q</text:span>, a custom <text:span text:style-name="Source_20_Text">scripts/run_eval.py</text:span>.</text:p>
        </text:list-item>
        <text:list-item>
          <text:p text:style-name="P10"><text:span text:style-name="Strong_20_Emphasis">Output:</text:span> <text:span text:style-name="Source_20_Text">artifacts/eval_summary.json</text:span>, <text:span text:style-name="Source_20_Text">artifacts/mod24_invariant_heatmap.png</text:span>.</text:p>
        </text:list-item>
      </text:list>
      <text:h text:style-name="Heading_20_3" text:outline-level="3">D) <text:span text:style-name="Strong_20_Emphasis">QA-DocWeaver</text:span> (docs auto-weaver)</text:h>
      <text:list text:style-name="L8">
        <text:list-item>
          <text:p text:style-name="P11"><text:span text:style-name="Strong_20_Emphasis">Purpose:</text:span> Build docs from code and <text:span text:style-name="Source_20_Text">context/</text:span> with API &amp; math sidebars.</text:p>
        </text:list-item>
        <text:list-item>
          <text:p text:style-name="P11"><text:span text:style-name="Strong_20_Emphasis">Stack:</text:span> <text:span text:style-name="Source_20_Text">mkdocs</text:span> or <text:span text:style-name="Source_20_Text">sphinx</text:span>; drives “theorem cards” from YAML rules.</text:p>
        </text:list-item>
        <text:list-item>
          <text:p text:style-name="P11"><text:span text:style-name="Strong_20_Emphasis">Invocation:</text:span> <text:span text:style-name="Source_20_Text">make docs</text:span> or <text:span text:style-name="Source_20_Text">opencode run scripts/build_docs.py</text:span>.</text:p>
        </text:list-item>
      </text:list>
      <text:h text:style-name="Heading_20_3" text:outline-level="3">E) <text:span text:style-name="Strong_20_Emphasis">QA-GraphSmith</text:span> (icositetragon &amp; ellipse visualizer)</text:h>
      <text:list text:style-name="L9">
        <text:list-item>
          <text:p text:style-name="P12"><text:span text:style-name="Strong_20_Emphasis">Purpose:</text:span> Render mod-24 residue cycles, inner/quantum ellipse overlays, right-triangle (C,F,G) checks.</text:p>
        </text:list-item>
        <text:list-item>
          <text:p text:style-name="P12"><text:span text:style-name="Strong_20_Emphasis">Output:</text:span> <text:span text:style-name="Source_20_Text">.png</text:span>/<text:span text:style-name="Source_20_Text">.svg</text:span> in <text:span text:style-name="Source_20_Text">artifacts/</text:span> for papers and talks.</text:p>
        </text:list-item>
      </text:list>
      <text:h text:style-name="Heading_20_3" text:outline-level="3"><text:soft-page-break/>F) <text:span text:style-name="Strong_20_Emphasis">QA-Researcher (Offline)</text:span> (optional)</text:h>
      <text:list text:style-name="L10">
        <text:list-item>
          <text:p text:style-name="P13"><text:span text:style-name="Strong_20_Emphasis">Purpose:</text:span> Summarize local PDFs/notes into a lit-review; no internet required.</text:p>
        </text:list-item>
        <text:list-item>
          <text:p text:style-name="P13"><text:span text:style-name="Strong_20_Emphasis">Context:</text:span> <text:span text:style-name="Source_20_Text">papers/</text:span> folder.</text:p>
        </text:list-item>
        <text:list-item>
          <text:p text:style-name="P13"><text:span text:style-name="Strong_20_Emphasis">Why:</text:span> Keeps you productive even without browsing, and avoids mixing external claims into your formal layer.</text:p>
        </text:list-item>
      </text:list>
      <text:h text:style-name="Heading_20_3" text:outline-level="3">G) <text:span text:style-name="Strong_20_Emphasis">QA-Orchestrator</text:span> (meta-proof runner)</text:h>
      <text:list text:style-name="L11">
        <text:list-item>
          <text:p text:style-name="P14"><text:span text:style-name="Strong_20_Emphasis">Purpose:</text:span> One command to: lint → tests → doc build → graphs → publication pack.</text:p>
        </text:list-item>
        <text:list-item>
          <text:p text:style-name="P14"><text:span text:style-name="Strong_20_Emphasis">Invocation:</text:span> <text:span text:style-name="Source_20_Text">make all</text:span> / <text:span text:style-name="Source_20_Text">make release</text:span></text:p>
        </text:list-item>
        <text:list-item>
          <text:p text:style-name="P14"><text:span text:style-name="Strong_20_Emphasis">Output:</text:span> <text:span text:style-name="Source_20_Text">dist/qa_core-*.whl</text:span>, <text:span text:style-name="Source_20_Text">docs/site/</text:span>, <text:span text:style-name="Source_20_Text">artifacts/*</text:span></text:p>
        </text:list-item>
      </text:list>
      <text:p text:style-name="Horizontal_20_Line"/>
      <text:h text:style-name="Heading_20_1" text:outline-level="1">4) Glue Commands (keeping AIs in sync on the same folder)</text:h>
      <text:p text:style-name="Text_20_body">Add these <text:span text:style-name="Strong_20_Emphasis">shell functions</text:span> to <text:span text:style-name="Source_20_Text">qa_agents/cli/ai.sh</text:span> and source them:</text:p>
      <text:p text:style-name="Preformatted_20_Text"><text:span text:style-name="Source_20_Text">qa_prover() {</text:span></text:p>
      <text:p text:style-name="Preformatted_20_Text"><text:span text:style-name="Source_20_Text"><text:s text:c="2"/># Prove/patch—always run tests after</text:span></text:p>
      <text:p text:style-name="Preformatted_20_Text"><text:span text:style-name="Source_20_Text"><text:s text:c="2"/>gemini chat \</text:span></text:p>
      <text:p text:style-name="Preformatted_20_Text"><text:span text:style-name="Source_20_Text"><text:s text:c="4"/>--context context/QA_RULES.yaml context/PROJECT.md \</text:span></text:p>
      <text:p text:style-name="Preformatted_20_Text"><text:span text:style-name="Source_20_Text"><text:s text:c="4"/>--system "$(cat qa_agents/prompts/qa_prover.system.txt)" \</text:span></text:p>
      <text:p text:style-name="Preformatted_20_Text"><text:span text:style-name="Source_20_Text"><text:s text:c="4"/>--prompt <text:s/>"Goal: $1" \</text:span></text:p>
      <text:p text:style-name="Preformatted_20_Text"><text:span text:style-name="Source_20_Text"><text:s text:c="4"/>&amp;&amp; pytest -q</text:span></text:p>
      <text:p text:style-name="Preformatted_20_Text"><text:span text:style-name="Source_20_Text">}</text:span></text:p>
      <text:p text:style-name="Preformatted_20_Text"/>
      <text:p text:style-name="Preformatted_20_Text"><text:span text:style-name="Source_20_Text">qa_refactor() {</text:span></text:p>
      <text:p text:style-name="Preformatted_20_Text"><text:span text:style-name="Source_20_Text"><text:s text:c="2"/>claude code . \</text:span></text:p>
      <text:p text:style-name="Preformatted_20_Text"><text:span text:style-name="Source_20_Text"><text:s text:c="4"/>--read context/QA_RULES.yaml context/CODE_STYLE.md \</text:span></text:p>
      <text:p text:style-name="Preformatted_20_Text"><text:span text:style-name="Source_20_Text"><text:s text:c="4"/>--goal "$1" \</text:span></text:p>
      <text:p text:style-name="Preformatted_20_Text"><text:span text:style-name="Source_20_Text"><text:s text:c="4"/>&amp;&amp; pytest -q</text:span></text:p>
      <text:p text:style-name="Preformatted_20_Text"><text:span text:style-name="Source_20_Text">}</text:span></text:p>
      <text:p text:style-name="Preformatted_20_Text"/>
      <text:p text:style-name="Preformatted_20_Text"><text:span text:style-name="Source_20_Text">qa_eval() {</text:span></text:p>
      <text:p text:style-name="Preformatted_20_Text"><text:span text:style-name="Source_20_Text"><text:s text:c="2"/>python scripts/run_eval.py &amp;&amp; pytest -q</text:span></text:p>
      <text:p text:style-name="Preformatted_20_Text"><text:span text:style-name="Source_20_Text">}</text:span></text:p>
      <text:p text:style-name="Preformatted_20_Text"/>
      <text:p text:style-name="Preformatted_20_Text"><text:span text:style-name="Source_20_Text">qa_docs() {</text:span></text:p>
      <text:p text:style-name="Preformatted_20_Text"><text:span text:style-name="Source_20_Text"><text:s text:c="2"/>mkdocs build</text:span></text:p>
      <text:p text:style-name="Preformatted_20_Text"><text:span text:style-name="Source_20_Text">}</text:span></text:p>
      <text:p text:style-name="Preformatted_20_Text"/>
      <text:p text:style-name="Preformatted_20_Text"><text:span text:style-name="Source_20_Text">qa_meta() {</text:span></text:p>
      <text:p text:style-name="Preformatted_20_Text"><text:span text:style-name="Source_20_Text"><text:s text:c="2"/>qa_prover "stabilize inner vs quantum ellipse proofs"</text:span></text:p>
      <text:p text:style-name="Preformatted_20_Text"><text:span text:style-name="Source_20_Text"><text:s text:c="2"/>qa_eval</text:span></text:p>
      <text:p text:style-name="Preformatted_20_Text"><text:span text:style-name="Source_20_Text"><text:s text:c="2"/>qa_docs</text:span></text:p>
      <text:p text:style-name="P2"><text:span text:style-name="Source_20_Text">}</text:span></text:p>
      <text:p text:style-name="Text_20_body">Now your day-to-day looks like:</text:p>
      <text:p text:style-name="Preformatted_20_Text"><text:span text:style-name="Source_20_Text">source qa_agents/cli/ai.sh</text:span></text:p>
      <text:p text:style-name="Preformatted_20_Text"><text:span text:style-name="Source_20_Text">qa_refactor "split qa_core/geometry/qa_ga_bridge.py into rotor and mirrorplane modules"</text:span></text:p>
      <text:p text:style-name="Preformatted_20_Text"><text:soft-page-break/><text:span text:style-name="Source_20_Text">qa_prover "tighten property tests for fractional tuples"</text:span></text:p>
      <text:p text:style-name="Preformatted_20_Text"><text:span text:style-name="Source_20_Text">qa_eval</text:span></text:p>
      <text:p text:style-name="P2"><text:span text:style-name="Source_20_Text">qa_docs</text:span></text:p>
      <text:p text:style-name="Horizontal_20_Line"/>
      <text:h text:style-name="Heading_20_1" text:outline-level="1">5) Agent Prompts (drop-in templates)</text:h>
      <text:p text:style-name="Text_20_body"><text:span text:style-name="Strong_20_Emphasis"><text:span text:style-name="Source_20_Text">qa_agents/prompts/qa_prover.system.txt</text:span></text:span></text:p>
      <text:p text:style-name="Preformatted_20_Text"><text:span text:style-name="Source_20_Text">ROLE: QA-Prover (Formal)</text:span></text:p>
      <text:p text:style-name="Preformatted_20_Text"><text:span text:style-name="Source_20_Text">- Unbreakable constraints:</text:span></text:p>
      <text:p text:style-name="Preformatted_20_Text"><text:span text:style-name="Source_20_Text"><text:s text:c="2"/>1) J = b·d; K = d·a; X = e·d (never redefine).</text:span></text:p>
      <text:p text:style-name="Preformatted_20_Text"><text:span text:style-name="Source_20_Text"><text:s text:c="2"/>2) Quantum vs Inner Ellipse formulas remain distinct (see QA_RULES.yaml §QuantumEllipse, §InnerEllipse).</text:span></text:p>
      <text:p text:style-name="Preformatted_20_Text"><text:span text:style-name="Source_20_Text"><text:s text:c="2"/>3) Closure: b+e=d, e+d=a (integers, rationals permitted).</text:span></text:p>
      <text:p text:style-name="Preformatted_20_Text"><text:span text:style-name="Source_20_Text">- Tasks:</text:span></text:p>
      <text:p text:style-name="Preformatted_20_Text"><text:span text:style-name="Source_20_Text"><text:s text:c="2"/>A) When asked for a change, propose the minimum diff that preserves all invariants.</text:span></text:p>
      <text:p text:style-name="Preformatted_20_Text"><text:span text:style-name="Source_20_Text"><text:s text:c="2"/>B) Before/after: run property tests; if failing, generate counterexample and a patch.</text:span></text:p>
      <text:p text:style-name="Preformatted_20_Text"><text:span text:style-name="Source_20_Text"><text:s text:c="2"/>C) Prefer doctest-style examples in docstrings.</text:span></text:p>
      <text:p text:style-name="P2"><text:span text:style-name="Source_20_Text">OUTPUT: unified diff + test summary.</text:span></text:p>
      <text:p text:style-name="Text_20_body"><text:span text:style-name="Strong_20_Emphasis"><text:span text:style-name="Source_20_Text">qa_agents/prompts/qa_refactor.system.txt</text:span></text:span></text:p>
      <text:p text:style-name="Preformatted_20_Text"><text:span text:style-name="Source_20_Text">ROLE: QA-Refactor (Safe Editor)</text:span></text:p>
      <text:p text:style-name="Preformatted_20_Text"><text:span text:style-name="Source_20_Text">- Maintain public API stability unless explicitly allowed to break.</text:span></text:p>
      <text:p text:style-name="Preformatted_20_Text"><text:span text:style-name="Source_20_Text">- Preserve theorem names, YAML rule IDs, and doc links.</text:span></text:p>
      <text:p text:style-name="Preformatted_20_Text"><text:span text:style-name="Source_20_Text">- After edits, inject or update doctests and run tests.</text:span></text:p>
      <text:p text:style-name="P2"><text:span text:style-name="Source_20_Text">- Large changes: emit a migration note into CHANGELOG.md.</text:span></text:p>
      <text:p text:style-name="Horizontal_20_Line"/>
      <text:h text:style-name="Heading_20_1" text:outline-level="1">6) Tests that Agents Use (minimum but sharp)</text:h>
      <text:list text:style-name="L12">
        <text:list-item>
          <text:p text:style-name="P15"><text:span text:style-name="Strong_20_Emphasis">Property tests:</text:span> random <text:span text:style-name="Source_20_Text">(b,e)</text:span> including rationals; assert:</text:p>
          <text:list>
            <text:list-item>
              <text:p text:style-name="P15">closure laws,</text:p>
            </text:list-item>
            <text:list-item>
              <text:p text:style-name="P15">ellipse identity (a^2 ≡ d^2 + 2de + e^2) (mod N),</text:p>
            </text:list-item>
            <text:list-item>
              <text:p text:style-name="P15">Pythagorean (C^2 + F^2 = G^2) mapping for your chosen tuples.</text:p>
            </text:list-item>
          </text:list>
        </text:list-item>
        <text:list-item>
          <text:p text:style-name="P15"><text:span text:style-name="Strong_20_Emphasis">Round-trip tests:</text:span> ensure <text:span text:style-name="Strong_20_Emphasis">Inner Ellipse</text:span> variables equal <text:span text:style-name="Strong_20_Emphasis">Quantum Ellipse ÷ d</text:span> per your rule.</text:p>
        </text:list-item>
        <text:list-item>
          <text:p text:style-name="P15"><text:span text:style-name="Strong_20_Emphasis">Graph constraints:</text:span> bounded edge steps (|Δb|, |Δe| ≤ 1) as in your graph rules.</text:p>
        </text:list-item>
      </text:list>
      <text:p text:style-name="Text_20_body">Example (short sketch):</text:p>
      <text:p text:style-name="Preformatted_20_Text"><text:span text:style-name="Source_20_Text"># tests/test_invariants.py</text:span></text:p>
      <text:p text:style-name="Preformatted_20_Text"><text:span text:style-name="Source_20_Text">from fractions import Fraction</text:span></text:p>
      <text:p text:style-name="Preformatted_20_Text"><text:span text:style-name="Source_20_Text">from qa_core.arithmetic import qa_tuple, inner_ellipse, quantum_ellipse</text:span></text:p>
      <text:p text:style-name="Preformatted_20_Text"/>
      <text:p text:style-name="Preformatted_20_Text"><text:span text:style-name="Source_20_Text">def test_inner_equals_quantum_div_d():</text:span></text:p>
      <text:p text:style-name="Preformatted_20_Text"><text:span text:style-name="Source_20_Text"><text:s text:c="4"/>b,e = Fraction(1,2), Fraction(1,2)</text:span></text:p>
      <text:p text:style-name="Preformatted_20_Text"><text:span text:style-name="Source_20_Text"><text:s text:c="4"/>b,e,d,a = qa_tuple(b,e)</text:span></text:p>
      <text:p text:style-name="Preformatted_20_Text"><text:span text:style-name="Source_20_Text"><text:s text:c="4"/>q = quantum_ellipse(b,e,d,a)</text:span></text:p>
      <text:p text:style-name="Preformatted_20_Text"><text:span text:style-name="Source_20_Text"><text:s text:c="4"/>i = inner_ellipse(b,e,d,a)</text:span></text:p>
      <text:p text:style-name="Preformatted_20_Text"><text:soft-page-break/><text:span text:style-name="Source_20_Text"><text:s text:c="4"/>assert i.perigee == q.perigee / d</text:span></text:p>
      <text:p text:style-name="P2"><text:span text:style-name="Source_20_Text"><text:s text:c="4"/>assert i.apogee <text:s/>== q.apogee <text:s/>/ d</text:span></text:p>
      <text:p text:style-name="Horizontal_20_Line"/>
      <text:h text:style-name="Heading_20_1" text:outline-level="1">7) Secure Remote Flow (Twingate + Git)</text:h>
      <text:list text:style-name="L13">
        <text:list-item>
          <text:p text:style-name="P16"><text:span text:style-name="Strong_20_Emphasis">Connect:</text:span> <text:span text:style-name="Source_20_Text">twingate up</text:span> → SSH to your Ubuntu 24 workstation.</text:p>
        </text:list-item>
        <text:list-item>
          <text:p text:style-name="P16"><text:span text:style-name="Strong_20_Emphasis">Run agents:</text:span> same <text:span text:style-name="Source_20_Text">qa_*</text:span> commands on the remote box.</text:p>
        </text:list-item>
        <text:list-item>
          <text:p text:style-name="P16"><text:span text:style-name="Strong_20_Emphasis">Version control:</text:span></text:p>
          <text:list>
            <text:list-item>
              <text:p text:style-name="P16">Commit after <text:span text:style-name="Strong_20_Emphasis">every</text:span> agent action.</text:p>
            </text:list-item>
            <text:list-item>
              <text:p text:style-name="P16">Use branches per operation: <text:span text:style-name="Source_20_Text">feat/refactor-qa-ga-bridge</text:span>, <text:span text:style-name="Source_20_Text">fix/inner-ellipse-tests</text:span>.</text:p>
            </text:list-item>
          </text:list>
        </text:list-item>
        <text:list-item>
          <text:p text:style-name="P16"><text:span text:style-name="Strong_20_Emphasis">Auditable AI:</text:span> The diffs + test logs form your meta-proof trail.</text:p>
        </text:list-item>
      </text:list>
      <text:p text:style-name="Horizontal_20_Line"/>
      <text:h text:style-name="Heading_20_1" text:outline-level="1">8) CI to Enforce Agent Behavior</text:h>
      <text:p text:style-name="Text_20_body"><text:span text:style-name="Strong_20_Emphasis">.github/workflows/ci.yml</text:span></text:p>
      <text:list text:style-name="L14">
        <text:list-item>
          <text:p text:style-name="P17">Steps: <text:span text:style-name="Source_20_Text">pip install -e .</text:span> → <text:span text:style-name="Source_20_Text">pytest -q</text:span> → <text:span text:style-name="Source_20_Text">mkdocs build</text:span> → (optional) publish docs on <text:span text:style-name="Source_20_Text">main</text:span>.</text:p>
        </text:list-item>
        <text:list-item>
          <text:p text:style-name="P17">Fail if doctest coverage &lt; X% or if any YAML rule ID disappears.</text:p>
        </text:list-item>
      </text:list>
      <text:p text:style-name="Horizontal_20_Line"/>
      <text:h text:style-name="Heading_20_1" text:outline-level="1">9) Daily Terminal Workflow (fast loop)</text:h>
      <text:list text:style-name="L15">
        <text:list-item>
          <text:p text:style-name="P18"><text:span text:style-name="Source_20_Text">git pull --rebase</text:span></text:p>
        </text:list-item>
        <text:list-item>
          <text:p text:style-name="P18"><text:span text:style-name="Source_20_Text">qa_refactor "implement rotor limit proof from mod-24 to continuous GA"</text:span></text:p>
        </text:list-item>
        <text:list-item>
          <text:p text:style-name="P18"><text:span text:style-name="Source_20_Text">qa_prover "prove rotor limit with counterexamples if assumptions broken"</text:span></text:p>
        </text:list-item>
        <text:list-item>
          <text:p text:style-name="P18"><text:span text:style-name="Source_20_Text">qa_eval</text:span> (produces heatmaps/JSON)</text:p>
        </text:list-item>
        <text:list-item>
          <text:p text:style-name="P18"><text:span text:style-name="Source_20_Text">qa_docs</text:span> (publishable site)</text:p>
        </text:list-item>
        <text:list-item>
          <text:p text:style-name="P18"><text:span text:style-name="Source_20_Text">git add -A &amp;&amp; git commit -m "feat: rotor limit proof + eval artifacts" &amp;&amp; git push</text:span></text:p>
        </text:list-item>
      </text:list>
      <text:p text:style-name="Horizontal_20_Line"/>
      <text:h text:style-name="Heading_20_1" text:outline-level="1"><text:soft-page-break/>10) Optional Specialty Agents</text:h>
      <text:list text:style-name="L16">
        <text:list-item>
          <text:p text:style-name="P19"><text:span text:style-name="Strong_20_Emphasis">QA-Formatter:</text:span> enforces import order, docstring style, and types.</text:p>
        </text:list-item>
        <text:list-item>
          <text:p text:style-name="P19"><text:span text:style-name="Strong_20_Emphasis">QA-DataSmith:</text:span> synthesizes tuples for edge-case testing (large rationals, mod edge cases).</text:p>
        </text:list-item>
        <text:list-item>
          <text:p text:style-name="P19"><text:span text:style-name="Strong_20_Emphasis">QA-ReleaseBot:</text:span> tags, builds wheel, updates <text:span text:style-name="Source_20_Text">CHANGELOG.md</text:span>, posts GitHub release notes.</text:p>
        </text:list-item>
        <text:list-item>
          <text:p text:style-name="P19"><text:span text:style-name="Strong_20_Emphasis">QA-PaperBot:</text:span> exports docs sections + figures into LaTeX stubs for arXiv.</text:p>
        </text:list-item>
      </text:list>
      <text:p text:style-name="Horizontal_20_Line"/>
      <text:h text:style-name="Heading_20_2" text:outline-level="2">TL;DR: What I’d build first (in this order)</text:h>
      <text:list text:style-name="L17">
        <text:list-item>
          <text:p text:style-name="P20"><text:span text:style-name="Strong_20_Emphasis">QA-Prover</text:span> (tests + minimal diffs),</text:p>
        </text:list-item>
        <text:list-item>
          <text:p text:style-name="P20"><text:span text:style-name="Strong_20_Emphasis">QA-Refactor</text:span> (multi-file edits, guardrails),</text:p>
        </text:list-item>
        <text:list-item>
          <text:p text:style-name="P20"><text:span text:style-name="Strong_20_Emphasis">QA-Evaluator</text:span> (bench &amp; plots),</text:p>
        </text:list-item>
        <text:list-item>
          <text:p text:style-name="P20"><text:span text:style-name="Strong_20_Emphasis">QA-DocWeaver</text:span> (mkdocs),</text:p>
        </text:list-item>
        <text:list-item>
          <text:p text:style-name="P20"><text:span text:style-name="Strong_20_Emphasis">QA-GraphSmith</text:span> (icositetragon/ellipse viz),</text:p>
        </text:list-item>
        <text:list-item>
          <text:p text:style-name="P20"><text:span text:style-name="Strong_20_Emphasis">QA-Orchestrator</text:span> (make all).</text:p>
        </text:list-item>
      </text:list>
      <text:p text:style-name="Text_20_body">If you want, I can drop in a <text:span text:style-name="Strong_20_Emphasis">starter Makefile</text:span>, the shell glue (<text:span text:style-name="Source_20_Text">qa_agents/cli/ai.sh</text:span>), and the two <text:span text:style-name="Strong_20_Emphasis">system prompts</text:span> so you can paste-and-go.</text:p>
      <text:p text:style-name="Standard"><text:line-break/><text:line-break/>This is good keep going what else would you want<text:line-break/><text:line-break/></text:p>
      <text:p text:style-name="Text_20_body">Love it — let’s round this out into a <text:span text:style-name="Emphasis">complete</text:span> terminal-first, multi-agent QA workspace. Here’s what I’d add next, in tight, actionable chunks you can drop into your repo.</text:p>
      <text:p text:style-name="Horizontal_20_Line"/>
      <text:h text:style-name="Heading_20_1" text:outline-level="1">A) More Agents (specialized, safe-by-default)</text:h>
      <text:h text:style-name="Heading_20_3" text:outline-level="3">1) QA-SpecLock (protect invariants + critical files)</text:h>
      <text:p text:style-name="Text_20_body"><text:span text:style-name="Strong_20_Emphasis">Why:</text:span> Prevent any agent from “helpfully” rewriting sacred truths (J=b·d, K=d·a, X=e·d; Quantum vs Inner Ellipse distinction).<text:line-break/><text:span text:style-name="Strong_20_Emphasis">How:</text:span> Maintain a file hash manifest; block edits unless an explicit override flag is set.</text:p>
      <text:p text:style-name="Preformatted_20_Text"><text:span text:style-name="Source_20_Text"># qa_agents/cli/speclock.sh</text:span></text:p>
      <text:p text:style-name="Preformatted_20_Text"><text:span text:style-name="Source_20_Text">set -euo pipefail</text:span></text:p>
      <text:p text:style-name="Preformatted_20_Text"><text:span text:style-name="Source_20_Text">manifest="context/SPECLOCK.manifest"</text:span></text:p>
      <text:p text:style-name="P2"><text:span text:style-name="Source_20_Text">sha256sum $(cat $manifest | awk '{print $2}') | diff -u - $manifest</text:span></text:p>
      <text:list text:style-name="L18">
        <text:list-item>
          <text:p text:style-name="P21">Add a <text:span text:style-name="Strong_20_Emphasis">pre-commit</text:span> hook that runs <text:span text:style-name="Source_20_Text">speclock.sh</text:span>.</text:p>
        </text:list-item>
        <text:list-item>
          <text:p text:style-name="P21"><text:soft-page-break/>Store <text:span text:style-name="Source_20_Text">context/SPECLOCK.manifest</text:span> with lines like: <text:span text:style-name="Source_20_Text">abc123 context/QA_RULES.yaml</text:span>.</text:p>
        </text:list-item>
      </text:list>
      <text:p text:style-name="Horizontal_20_Line"/>
      <text:h text:style-name="Heading_20_3" text:outline-level="3">2) QA-RAG (local context weaver; zero internet)</text:h>
      <text:p text:style-name="Text_20_body"><text:span text:style-name="Strong_20_Emphasis">Why:</text:span> Consistent, project-aware reasoning across agents.<text:line-break/><text:span text:style-name="Strong_20_Emphasis">What:</text:span> A tiny <text:span text:style-name="Emphasis">local</text:span> RAG that indexes <text:span text:style-name="Source_20_Text">context/, docs/, qa_core/</text:span> into embeddings (on-disk, SQLite).</text:p>
      <text:list text:style-name="L19">
        <text:list-item>
          <text:p text:style-name="P22">CLI: <text:span text:style-name="Source_20_Text">qa_rag search "inner ellipse minor axis proof"</text:span></text:p>
        </text:list-item>
        <text:list-item>
          <text:p text:style-name="P22">Feed the results as <text:span text:style-name="Source_20_Text">--context-files</text:span> to Gemini/Claude/OpenCode sessions.</text:p>
        </text:list-item>
      </text:list>
      <text:p text:style-name="Horizontal_20_Line"/>
      <text:h text:style-name="Heading_20_3" text:outline-level="3">3) QA-GitScribe (AI-authored but auditable commits)</text:h>
      <text:p text:style-name="Text_20_body"><text:span text:style-name="Strong_20_Emphasis">Why:</text:span> Enforce semantic, reproducible commit messages with change summaries and test results appended.</text:p>
      <text:list text:style-name="L20">
        <text:list-item>
          <text:p text:style-name="P23">Hooks:</text:p>
          <text:list>
            <text:list-item>
              <text:p text:style-name="P23"><text:span text:style-name="Source_20_Text">prepare-commit-msg</text:span>: generate a first pass from <text:span text:style-name="Source_20_Text">git diff</text:span>.</text:p>
            </text:list-item>
            <text:list-item>
              <text:p text:style-name="P23"><text:span text:style-name="Source_20_Text">commit-msg</text:span>: append <text:span text:style-name="Source_20_Text">pytest</text:span> summary + invariant status.</text:p>
            </text:list-item>
          </text:list>
        </text:list-item>
      </text:list>
      <text:p text:style-name="Horizontal_20_Line"/>
      <text:h text:style-name="Heading_20_3" text:outline-level="3">4) QA-Playbooks (repeatable task macros)</text:h>
      <text:p text:style-name="Text_20_body"><text:span text:style-name="Strong_20_Emphasis">Why:</text:span> One command → many safe steps (lint → tests → viz → docs).</text:p>
      <text:list text:style-name="L21">
        <text:list-item>
          <text:p text:style-name="P24">Files in <text:span text:style-name="Source_20_Text">playbooks/</text:span> (YAML + bash).</text:p>
        </text:list-item>
        <text:list-item>
          <text:p text:style-name="P24">Example: <text:span text:style-name="Source_20_Text">qa playbooks/run rotor-limit-proof.yml</text:span>.</text:p>
        </text:list-item>
      </text:list>
      <text:p text:style-name="Horizontal_20_Line"/>
      <text:h text:style-name="Heading_20_3" text:outline-level="3">5) QA-CostGuard (token/time budget)</text:h>
      <text:p text:style-name="Text_20_body"><text:span text:style-name="Strong_20_Emphasis">Why:</text:span> Keep multi-model sessions sane.</text:p>
      <text:list text:style-name="L22">
        <text:list-item>
          <text:p text:style-name="P25">Env vars: <text:span text:style-name="Source_20_Text">AI_MAX_TOKENS_PER_RUN</text:span>, <text:span text:style-name="Source_20_Text">AI_MAX_CALLS_PER_MIN</text:span>.</text:p>
        </text:list-item>
        <text:list-item>
          <text:p text:style-name="P25">The wrapper refuses to spawn more agent calls when the cap hits, prints a ledger line.</text:p>
        </text:list-item>
      </text:list>
      <text:p text:style-name="Horizontal_20_Line"/>
      <text:h text:style-name="Heading_20_3" text:outline-level="3">6) QA-RiskBot (lightweight risk register)</text:h>
      <text:p text:style-name="Text_20_body"><text:span text:style-name="Strong_20_Emphasis">Why:</text:span> Track math, infra, and process risks in one place.</text:p>
      <text:list text:style-name="L23">
        <text:list-item>
          <text:p text:style-name="P26"><text:span text:style-name="Source_20_Text">context/RISKLOG.md</text:span> updated by an agent after each major change (e.g., “Proof X depends on Lemma L, not yet re-verified for rationals”).</text:p>
        </text:list-item>
      </text:list>
      <text:p text:style-name="Horizontal_20_Line"/>
      <text:h text:style-name="Heading_20_1" text:outline-level="1"><text:soft-page-break/>B) Glue &amp; Ops (so it <text:span text:style-name="Emphasis">feels</text:span> like one product)</text:h>
      <text:h text:style-name="Heading_20_3" text:outline-level="3">1) A single, friendly CLI</text:h>
      <text:p text:style-name="Preformatted_20_Text"><text:span text:style-name="Source_20_Text"># qa (entrypoint)</text:span></text:p>
      <text:p text:style-name="Preformatted_20_Text"><text:span text:style-name="Source_20_Text">qa help <text:s text:c="16"/># list agents &amp; playbooks</text:span></text:p>
      <text:p text:style-name="Preformatted_20_Text"><text:span text:style-name="Source_20_Text">qa prove "&lt;goal&gt;" <text:s text:c="6"/># QA-Prover</text:span></text:p>
      <text:p text:style-name="Preformatted_20_Text"><text:span text:style-name="Source_20_Text">qa refactor "&lt;goal&gt;" <text:s text:c="3"/># QA-Refactor</text:span></text:p>
      <text:p text:style-name="Preformatted_20_Text"><text:span text:style-name="Source_20_Text">qa eval <text:s text:c="16"/># QA-Evaluator</text:span></text:p>
      <text:p text:style-name="Preformatted_20_Text"><text:span text:style-name="Source_20_Text">qa viz <text:s text:c="17"/># QA-GraphSmith</text:span></text:p>
      <text:p text:style-name="Preformatted_20_Text"><text:span text:style-name="Source_20_Text">qa docs <text:s text:c="16"/># QA-DocWeaver</text:span></text:p>
      <text:p text:style-name="Preformatted_20_Text"><text:span text:style-name="Source_20_Text">qa meta <text:s text:c="16"/># QA-Orchestrator (full pipeline)</text:span></text:p>
      <text:p text:style-name="Preformatted_20_Text"><text:span text:style-name="Source_20_Text">qa rag "&lt;query&gt;" <text:s text:c="7"/># QA-RAG</text:span></text:p>
      <text:p text:style-name="Preformatted_20_Text"><text:span text:style-name="Source_20_Text">qa speclock verify <text:s text:c="5"/># QA-SpecLock</text:span></text:p>
      <text:p text:style-name="P2"><text:span text:style-name="Source_20_Text">qa release <text:s text:c="13"/># QA-ReleaseBot</text:span></text:p>
      <text:h text:style-name="Heading_20_3" text:outline-level="3">2) Makefile (short &amp; sweet)</text:h>
      <text:p text:style-name="Preformatted_20_Text"><text:span text:style-name="Source_20_Text">.PHONY: init test docs viz all release</text:span></text:p>
      <text:p text:style-name="Preformatted_20_Text"><text:span text:style-name="Source_20_Text">init: ## setup venv + deps</text:span></text:p>
      <text:p text:style-name="Preformatted_20_Text"><text:span text:style-name="Source_20_Text"><text:s text:c="8"/>python3 -m venv qa_venv &amp;&amp; . qa_venv/bin/activate &amp;&amp; pip install -U pip wheel build</text:span></text:p>
      <text:p text:style-name="Preformatted_20_Text"><text:span text:style-name="Source_20_Text"><text:s text:c="8"/>pip install -e . pytest mkdocs mkdocs-material networkx matplotlib==3.* opencode-cli</text:span></text:p>
      <text:p text:style-name="Preformatted_20_Text"/>
      <text:p text:style-name="Preformatted_20_Text"><text:span text:style-name="Source_20_Text">test: <text:s/>## run tests + property suite</text:span></text:p>
      <text:p text:style-name="Preformatted_20_Text"><text:span text:style-name="Source_20_Text"><text:s text:c="8"/>pytest -q</text:span></text:p>
      <text:p text:style-name="Preformatted_20_Text"/>
      <text:p text:style-name="Preformatted_20_Text"><text:span text:style-name="Source_20_Text">docs: <text:s/>## build docs</text:span></text:p>
      <text:p text:style-name="Preformatted_20_Text"><text:span text:style-name="Source_20_Text"><text:s text:c="8"/>mkdocs build</text:span></text:p>
      <text:p text:style-name="Preformatted_20_Text"/>
      <text:p text:style-name="Preformatted_20_Text"><text:span text:style-name="Source_20_Text">viz: <text:s text:c="2"/>## generate figures</text:span></text:p>
      <text:p text:style-name="Preformatted_20_Text"><text:span text:style-name="Source_20_Text"><text:s text:c="8"/>python scripts/run_eval.py --viz</text:span></text:p>
      <text:p text:style-name="Preformatted_20_Text"/>
      <text:p text:style-name="Preformatted_20_Text"><text:span text:style-name="Source_20_Text">all: init test viz docs</text:span></text:p>
      <text:p text:style-name="Preformatted_20_Text"/>
      <text:p text:style-name="Preformatted_20_Text"><text:span text:style-name="Source_20_Text">release: ## wheel + changelog</text:span></text:p>
      <text:p text:style-name="Preformatted_20_Text"><text:span text:style-name="Source_20_Text"><text:s text:c="8"/>python -m build</text:span></text:p>
      <text:p text:style-name="P2"><text:span text:style-name="Source_20_Text"><text:s text:c="8"/>@echo "Update CHANGELOG.md and tag."</text:span></text:p>
      <text:h text:style-name="Heading_20_3" text:outline-level="3">3) Git hooks (guardrails)</text:h>
      <text:list text:style-name="L24">
        <text:list-item>
          <text:p text:style-name="P27"><text:span text:style-name="Source_20_Text">.git/hooks/pre-commit</text:span>:</text:p>
          <text:list>
            <text:list-item>
              <text:p text:style-name="P27"><text:span text:style-name="Source_20_Text">qa speclock verify</text:span></text:p>
            </text:list-item>
            <text:list-item>
              <text:p text:style-name="P27"><text:span text:style-name="Source_20_Text">pytest -q</text:span></text:p>
            </text:list-item>
            <text:list-item>
              <text:p text:style-name="P27"><text:span text:style-name="Source_20_Text">gitleaks detect --no-banner || true</text:span> (soft fail optional)</text:p>
            </text:list-item>
          </text:list>
        </text:list-item>
        <text:list-item>
          <text:p text:style-name="P27"><text:span text:style-name="Source_20_Text">.git/hooks/commit-msg</text:span>: attach test summary + speclock stamp.</text:p>
        </text:list-item>
      </text:list>
      <text:p text:style-name="Horizontal_20_Line"/>
      <text:h text:style-name="Heading_20_1" text:outline-level="1"><text:soft-page-break/>C) Policies &amp; Contracts (explicit, machine-enforced)</text:h>
      <text:h text:style-name="Heading_20_3" text:outline-level="3">1) <text:span text:style-name="Source_20_Text">context/AGENT_POLICY.md</text:span></text:h>
      <text:list text:style-name="L25">
        <text:list-item>
          <text:p text:style-name="P28"><text:span text:style-name="Strong_20_Emphasis">Never redefine</text:span>: <text:span text:style-name="Source_20_Text">J=b·d</text:span>, <text:span text:style-name="Source_20_Text">K=d·a</text:span>, <text:span text:style-name="Source_20_Text">X=e·d</text:span>.</text:p>
        </text:list-item>
        <text:list-item>
          <text:p text:style-name="P28"><text:span text:style-name="Strong_20_Emphasis">Quantum vs Inner Ellipse</text:span> equations must remain distinct.</text:p>
        </text:list-item>
        <text:list-item>
          <text:p text:style-name="P28"><text:span text:style-name="Strong_20_Emphasis">Rationals allowed</text:span>; preserve closure <text:span text:style-name="Source_20_Text">b+e=d</text:span>, <text:span text:style-name="Source_20_Text">e+d=a</text:span>.</text:p>
        </text:list-item>
        <text:list-item>
          <text:p text:style-name="P28"><text:span text:style-name="Strong_20_Emphasis">No edits</text:span> to files listed in <text:span text:style-name="Source_20_Text">SPECLOCK.manifest</text:span> unless <text:span text:style-name="Source_20_Text">--override-speclock</text:span>.</text:p>
        </text:list-item>
        <text:list-item>
          <text:p text:style-name="P28"><text:span text:style-name="Strong_20_Emphasis">Dry-run mode</text:span>: default for refactors; require <text:span text:style-name="Source_20_Text">--apply</text:span> to write.</text:p>
        </text:list-item>
      </text:list>
      <text:h text:style-name="Heading_20_3" text:outline-level="3">2) <text:span text:style-name="Source_20_Text">CODEOWNERS</text:span></text:h>
      <text:p text:style-name="Preformatted_20_Text"><text:span text:style-name="Source_20_Text">/context/QA_RULES.yaml <text:s text:c="2"/>@will-dale</text:span></text:p>
      <text:p text:style-name="P2"><text:span text:style-name="Source_20_Text">/qa_core/geometry/** <text:s text:c="4"/>@will-dale</text:span></text:p>
      <text:h text:style-name="Heading_20_3" text:outline-level="3">3) <text:span text:style-name="Source_20_Text">CONTRIBUTING.md</text:span> (ultra-minimal)</text:h>
      <text:list text:style-name="L26">
        <text:list-item>
          <text:p text:style-name="P29">Use <text:span text:style-name="Source_20_Text">qa refactor "..."</text:span> for multi-file changes.</text:p>
        </text:list-item>
        <text:list-item>
          <text:p text:style-name="P29">All PRs must pass <text:span text:style-name="Source_20_Text">qa meta</text:span> in CI.</text:p>
        </text:list-item>
        <text:list-item>
          <text:p text:style-name="P29">Commit style: <text:span text:style-name="Source_20_Text">type(scope): short</text:span>, e.g., <text:span text:style-name="Source_20_Text">feat(geometry): rotor limit proof</text:span>.</text:p>
        </text:list-item>
      </text:list>
      <text:p text:style-name="Horizontal_20_Line"/>
      <text:h text:style-name="Heading_20_1" text:outline-level="1">D) Observability for Agents (local, simple)</text:h>
      <text:h text:style-name="Heading_20_3" text:outline-level="3">1) Run ledger (JSONL)</text:h>
      <text:list text:style-name="L27">
        <text:list-item>
          <text:p text:style-name="P30"><text:span text:style-name="Source_20_Text">logs/agent_runs.jsonl</text:span> with entries:</text:p>
        </text:list-item>
      </text:list>
      <text:p text:style-name="P2"><text:span text:style-name="Source_20_Text">{"ts":"2025-10-29T16:21:03Z","agent":"QA-Prover","goal":"tighten fractional tests","tests_passed":42,"tests_failed":0,"tokens":18342}</text:span></text:p>
      <text:list text:style-name="L28">
        <text:list-item>
          <text:p text:style-name="P31"><text:span text:style-name="Source_20_Text">qa dashboard</text:span> prints daily/weekly summaries.</text:p>
        </text:list-item>
      </text:list>
      <text:h text:style-name="Heading_20_3" text:outline-level="3">2) Artifacts discipline</text:h>
      <text:list text:style-name="L29">
        <text:list-item>
          <text:p text:style-name="P32">All plots → <text:span text:style-name="Source_20_Text">artifacts/plots/…</text:span></text:p>
        </text:list-item>
        <text:list-item>
          <text:p text:style-name="P32">Bench JSON → <text:span text:style-name="Source_20_Text">artifacts/evals/…</text:span></text:p>
        </text:list-item>
        <text:list-item>
          <text:p text:style-name="P32">Packaged release → <text:span text:style-name="Source_20_Text">dist/…</text:span></text:p>
        </text:list-item>
      </text:list>
      <text:p text:style-name="Horizontal_20_Line"/>
      <text:h text:style-name="Heading_20_1" text:outline-level="1"><text:soft-page-break/>E) Security &amp; Remote (tighten the basics)</text:h>
      <text:list text:style-name="L30">
        <text:list-item>
          <text:p text:style-name="P33"><text:span text:style-name="Strong_20_Emphasis">Twingate profile</text:span> + <text:span text:style-name="Source_20_Text">ssh</text:span> shortnames in <text:span text:style-name="Source_20_Text">~/.ssh/config</text:span>:</text:p>
        </text:list-item>
      </text:list>
      <text:p text:style-name="Preformatted_20_Text"><text:span text:style-name="Source_20_Text">Host qa-ubuntu</text:span></text:p>
      <text:p text:style-name="Preformatted_20_Text"><text:span text:style-name="Source_20_Text"><text:s text:c="2"/>HostName 10.x.x.x</text:span></text:p>
      <text:p text:style-name="Preformatted_20_Text"><text:span text:style-name="Source_20_Text"><text:s text:c="2"/>User ubuntu</text:span></text:p>
      <text:p text:style-name="P2"><text:span text:style-name="Source_20_Text"><text:s text:c="2"/>IdentityFile ~/.ssh/id_ed25519</text:span></text:p>
      <text:list text:style-name="L31">
        <text:list-item>
          <text:p text:style-name="P34"><text:span text:style-name="Strong_20_Emphasis">Secrets</text:span>: <text:span text:style-name="Source_20_Text">.env</text:span> + <text:span text:style-name="Source_20_Text">direnv</text:span> (<text:span text:style-name="Source_20_Text">.envrc</text:span> loads only in this folder).</text:p>
        </text:list-item>
        <text:list-item>
          <text:p text:style-name="P34"><text:span text:style-name="Strong_20_Emphasis">Backups</text:span>: <text:span text:style-name="Source_20_Text">scripts/backup.sh</text:span> rsyncs <text:span text:style-name="Source_20_Text">context/, docs/, artifacts/</text:span> to encrypted volume.</text:p>
        </text:list-item>
        <text:list-item>
          <text:p text:style-name="P34"><text:span text:style-name="Strong_20_Emphasis">Secrets scanning</text:span>: <text:span text:style-name="Source_20_Text">gitleaks</text:span> in CI (soft fail allowed for research speed).</text:p>
        </text:list-item>
      </text:list>
      <text:p text:style-name="Horizontal_20_Line"/>
      <text:h text:style-name="Heading_20_1" text:outline-level="1">F) CI/CD Skeleton (GitHub Actions)</text:h>
      <text:p text:style-name="Preformatted_20_Text"><text:span text:style-name="Source_20_Text">name: qa-ci</text:span></text:p>
      <text:p text:style-name="Preformatted_20_Text"><text:span text:style-name="Source_20_Text">on:</text:span></text:p>
      <text:p text:style-name="Preformatted_20_Text"><text:span text:style-name="Source_20_Text"><text:s text:c="2"/>push: { branches: [ main ] }</text:span></text:p>
      <text:p text:style-name="Preformatted_20_Text"><text:span text:style-name="Source_20_Text"><text:s text:c="2"/>pull_request:</text:span></text:p>
      <text:p text:style-name="Preformatted_20_Text"><text:span text:style-name="Source_20_Text">jobs:</text:span></text:p>
      <text:p text:style-name="Preformatted_20_Text"><text:span text:style-name="Source_20_Text"><text:s text:c="2"/>build-test-docs:</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6"/>- uses: actions/checkout@v4</text:span></text:p>
      <text:p text:style-name="Preformatted_20_Text"><text:span text:style-name="Source_20_Text"><text:s text:c="6"/>- uses: actions/setup-python@v5</text:span></text:p>
      <text:p text:style-name="Preformatted_20_Text"><text:span text:style-name="Source_20_Text"><text:s text:c="8"/>with: { python-version: '3.13' }</text:span></text:p>
      <text:p text:style-name="Preformatted_20_Text"><text:span text:style-name="Source_20_Text"><text:s text:c="6"/>- run: pip install -e . pytest mkdocs mkdocs-material networkx matplotlib==3.* opencode-cli</text:span></text:p>
      <text:p text:style-name="Preformatted_20_Text"><text:span text:style-name="Source_20_Text"><text:s text:c="6"/>- run: pytest -q</text:span></text:p>
      <text:p text:style-name="Preformatted_20_Text"><text:span text:style-name="Source_20_Text"><text:s text:c="6"/>- run: mkdocs build</text:span></text:p>
      <text:p text:style-name="P2"><text:span text:style-name="Source_20_Text"><text:s text:c="6"/>- run: python -m build</text:span></text:p>
      <text:p text:style-name="Text_20_body">Add a second job <text:span text:style-name="Source_20_Text">speclock</text:span> that runs the hash check.</text:p>
      <text:p text:style-name="Horizontal_20_Line"/>
      <text:h text:style-name="Heading_20_1" text:outline-level="1">G) Docs that teach the agents (and humans)</text:h>
      <text:list text:style-name="L32">
        <text:list-item>
          <text:p text:style-name="P35"><text:span text:style-name="Source_20_Text">docs/agents/*.md</text:span> — one page per agent with:</text:p>
          <text:list>
            <text:list-item>
              <text:p text:style-name="P35"><text:span text:style-name="Strong_20_Emphasis">Inputs</text:span> (flags, file paths)</text:p>
            </text:list-item>
            <text:list-item>
              <text:p text:style-name="P35"><text:span text:style-name="Strong_20_Emphasis">Outputs</text:span> (artifacts, diffs)</text:p>
            </text:list-item>
            <text:list-item>
              <text:p text:style-name="P35"><text:span text:style-name="Strong_20_Emphasis">Failure modes</text:span> (what to do)</text:p>
            </text:list-item>
          </text:list>
        </text:list-item>
        <text:list-item>
          <text:p text:style-name="P35"><text:span text:style-name="Source_20_Text">docs/math/</text:span> — concise proofs + doctests inlined.</text:p>
        </text:list-item>
        <text:list-item>
          <text:p text:style-name="P35"><text:span text:style-name="Source_20_Text">docs/playbooks/</text:span> — task-driven how-tos (e.g., <text:span text:style-name="Emphasis">“Prove rotor limit → export figures → publish draft”</text:span>).</text:p>
        </text:list-item>
      </text:list>
      <text:p text:style-name="Horizontal_20_Line"/>
      <text:h text:style-name="Heading_20_1" text:outline-level="1"><text:soft-page-break/>H) Templates you can paste now</text:h>
      <text:h text:style-name="Heading_20_3" text:outline-level="3">1) <text:span text:style-name="Source_20_Text">.env.example</text:span></text:h>
      <text:p text:style-name="Preformatted_20_Text"><text:span text:style-name="Source_20_Text">GEMINI_API_KEY=</text:span></text:p>
      <text:p text:style-name="Preformatted_20_Text"><text:span text:style-name="Source_20_Text">ANTHROPIC_API_KEY=</text:span></text:p>
      <text:p text:style-name="Preformatted_20_Text"><text:span text:style-name="Source_20_Text">OPENAI_API_KEY=</text:span></text:p>
      <text:p text:style-name="Preformatted_20_Text"><text:span text:style-name="Source_20_Text">AI_MAX_TOKENS_PER_RUN=200000</text:span></text:p>
      <text:p text:style-name="P2"><text:span text:style-name="Source_20_Text">AI_MAX_CALLS_PER_MIN=30</text:span></text:p>
      <text:h text:style-name="Heading_20_3" text:outline-level="3">2) <text:span text:style-name="Source_20_Text">context/PROJECT.md</text:span> (first 8 lines)</text:h>
      <text:p text:style-name="Preformatted_20_Text"><text:span text:style-name="Source_20_Text"># Quantum Arithmetic (QA)</text:span></text:p>
      <text:p text:style-name="Preformatted_20_Text"><text:span text:style-name="Source_20_Text">- Canonical invariants: J=b·d, K=d·a, X=e·d.</text:span></text:p>
      <text:p text:style-name="Preformatted_20_Text"><text:span text:style-name="Source_20_Text">- Quantum Ellipse vs Inner Ellipse: distinct, per QA_RULES.yaml.</text:span></text:p>
      <text:p text:style-name="Preformatted_20_Text"><text:span text:style-name="Source_20_Text">- Closure: b+e=d, e+d=a; rationals allowed.</text:span></text:p>
      <text:p text:style-name="Preformatted_20_Text"><text:span text:style-name="Source_20_Text">- Goals this quarter: rotor-limit proof; icositetragon viz; doc site publish.</text:span></text:p>
      <text:p text:style-name="P2"><text:span text:style-name="Source_20_Text">- Non-goals: changing tuple definitions; speculative physics claims without tests.</text:span></text:p>
      <text:h text:style-name="Heading_20_3" text:outline-level="3">3) <text:span text:style-name="Source_20_Text">playbooks/rotor-limit-proof.yml</text:span></text:h>
      <text:p text:style-name="Preformatted_20_Text"><text:span text:style-name="Source_20_Text">steps:</text:span></text:p>
      <text:p text:style-name="Preformatted_20_Text"><text:span text:style-name="Source_20_Text"><text:s text:c="2"/>- run: qa refactor "split rotor vs mirrorplane modules; keep doctests"</text:span></text:p>
      <text:p text:style-name="Preformatted_20_Text"><text:span text:style-name="Source_20_Text"><text:s text:c="2"/>- run: qa prove "formal limit: discrete modular rotor → continuous GA rotor"</text:span></text:p>
      <text:p text:style-name="Preformatted_20_Text"><text:span text:style-name="Source_20_Text"><text:s text:c="2"/>- run: qa eval</text:span></text:p>
      <text:p text:style-name="Preformatted_20_Text"><text:span text:style-name="Source_20_Text"><text:s text:c="2"/>- run: qa viz</text:span></text:p>
      <text:p text:style-name="P2"><text:span text:style-name="Source_20_Text"><text:s text:c="2"/>- run: qa docs</text:span></text:p>
      <text:p text:style-name="Horizontal_20_Line"/>
      <text:h text:style-name="Heading_20_1" text:outline-level="1">I) Roadmap (tight, 2 sprints)</text:h>
      <text:p text:style-name="Text_20_body"><text:span text:style-name="Strong_20_Emphasis">Sprint 1 (foundation)</text:span></text:p>
      <text:list text:style-name="L33">
        <text:list-item>
          <text:p text:style-name="P36">Ship <text:span text:style-name="Source_20_Text">qa</text:span> CLI wrapper + Makefile</text:p>
        </text:list-item>
        <text:list-item>
          <text:p text:style-name="P36">Add SpecLock + hooks</text:p>
        </text:list-item>
        <text:list-item>
          <text:p text:style-name="P36">Land QA-Prover / Refactor / Evaluator</text:p>
        </text:list-item>
        <text:list-item>
          <text:p text:style-name="P36">CI green; docs build green</text:p>
        </text:list-item>
      </text:list>
      <text:p text:style-name="Text_20_body"><text:span text:style-name="Strong_20_Emphasis">Sprint 2 (depth)</text:span></text:p>
      <text:list text:style-name="L34">
        <text:list-item>
          <text:p text:style-name="P37">icositetragon + ellipse viz (GraphSmith)</text:p>
        </text:list-item>
        <text:list-item>
          <text:p text:style-name="P37">QA-RAG + GitScribe + RiskBot</text:p>
        </text:list-item>
        <text:list-item>
          <text:p text:style-name="P37">Rotor-limit proof playbook + figures</text:p>
        </text:list-item>
        <text:list-item>
          <text:p text:style-name="P37">First <text:span text:style-name="Source_20_Text">release:</text:span> wheel + doc site</text:p>
        </text:list-item>
      </text:list>
      <text:p text:style-name="Horizontal_20_Line"/>
      <text:p text:style-name="Text_20_body">If you want, I can <text:span text:style-name="Strong_20_Emphasis">generate the starter files</text:span> (Makefile, hooks, CLI stub, SpecLock manifest, prompts, CI YAML) so you can drop them straight into your repo and run <text:span text:style-name="Source_20_Text">qa init</text:span> → <text:span text:style-name="Source_20_Text">qa meta</text:span>.</text:p>
      <text:p text:style-name="Standard"><text:soft-page-break/>Would you build QA based locally running agents to perform tasks using local resources instead of using tokens in the chats? I hope that makes sense<text:line-break/><text:line-break/>Short answer: <text:span text:style-name="Strong_20_Emphasis">yes</text:span>—I’d make your QA agents run <text:span text:style-name="Emphasis">locally-first</text:span>, using your repo, tests, and GPU/CPU—then <text:span text:style-name="Emphasis">optionally</text:span> plug in a local LLM (Ollama / llama.cpp) when you actually want generative help. That gives you privacy, determinism, reproducibility, and near-zero token spend.</text:p>
      <text:p text:style-name="Text_20_body">Here’s a tight blueprint you can drop in.</text:p>
      <text:p text:style-name="Horizontal_20_Line"/>
      <text:h text:style-name="Heading_20_1" text:outline-level="1">1) Architecture at a glance</text:h>
      <text:p text:style-name="Text_20_body"><text:span text:style-name="Strong_20_Emphasis">Tier 0 — Deterministic agents (no LLMs, no tokens)</text:span></text:p>
      <text:list text:style-name="L35">
        <text:list-item>
          <text:p text:style-name="P38">Do real work with local tools:</text:p>
          <text:list>
            <text:list-item>
              <text:p text:style-name="P38"><text:span text:style-name="Source_20_Text">pytest</text:span> (QA invariants), <text:span text:style-name="Source_20_Text">mkdocs</text:span> (docs), <text:span text:style-name="Source_20_Text">networkx/matplotlib</text:span> (viz), <text:span text:style-name="Source_20_Text">git</text:span> (diffs), <text:span text:style-name="Source_20_Text">sha256</text:span> (SpecLock), <text:span text:style-name="Source_20_Text">rsync</text:span> (backups).</text:p>
            </text:list-item>
          </text:list>
        </text:list-item>
        <text:list-item>
          <text:p text:style-name="P38">Implemented as Python CLIs + bash wrappers.</text:p>
        </text:list-item>
        <text:list-item>
          <text:p text:style-name="P38">Source of truth: <text:span text:style-name="Source_20_Text">context/QA_RULES.yaml</text:span> (J = b·d, K = d·a, X = e·d; Quantum vs Inner Ellipse distinct).</text:p>
        </text:list-item>
      </text:list>
      <text:p text:style-name="Text_20_body"><text:span text:style-name="Strong_20_Emphasis">Tier 1 — Local-model agents (optional)</text:span></text:p>
      <text:list text:style-name="L36">
        <text:list-item>
          <text:p text:style-name="P39">Use <text:span text:style-name="Strong_20_Emphasis">Ollama / llama.cpp / vLLM</text:span> <text:span text:style-name="Emphasis">locally</text:span> (no API calls) for code suggestions, doc drafts, or refactor plans.</text:p>
        </text:list-item>
        <text:list-item>
          <text:p text:style-name="P39">All prompts include your rule file and read-only context; writes happen via guarded diffs + tests.</text:p>
        </text:list-item>
      </text:list>
      <text:p text:style-name="Text_20_body"><text:span text:style-name="Strong_20_Emphasis">Tier 2 — Hosted LLMs (only when you choose)</text:span></text:p>
      <text:list text:style-name="L37">
        <text:list-item>
          <text:p text:style-name="P40">Same agents, but switch the “brain” to cloud by flag (<text:span text:style-name="Source_20_Text">--provider anthropic|openai|gemini</text:span>). Default = <text:span text:style-name="Strong_20_Emphasis">local</text:span>.</text:p>
        </text:list-item>
      </text:list>
      <text:p text:style-name="Horizontal_20_Line"/>
      <text:h text:style-name="Heading_20_1" text:outline-level="1">2) Agent lineup (local-first)</text:h>
      <text:list text:style-name="L38">
        <text:list-item>
          <text:p text:style-name="P41"><text:span text:style-name="Strong_20_Emphasis">QA-Prover (local)</text:span></text:p>
          <text:list>
            <text:list-item>
              <text:p text:style-name="P41">Runs property tests, generates counterexamples deterministically.</text:p>
            </text:list-item>
            <text:list-item>
              <text:p text:style-name="P41">Refuses to pass if <text:span text:style-name="Strong_20_Emphasis">Quantum vs Inner Ellipse</text:span> rules are mixed.</text:p>
            </text:list-item>
            <text:list-item>
              <text:p text:style-name="P41">Output: <text:span text:style-name="Source_20_Text">artifacts/evals/*.json</text:span>, <text:span text:style-name="Source_20_Text">artifacts/failures/*.md</text:span>.</text:p>
            </text:list-item>
          </text:list>
        </text:list-item>
        <text:list-item>
          <text:p text:style-name="P41"><text:span text:style-name="Strong_20_Emphasis">QA-GraphSmith (local)</text:span></text:p>
          <text:list>
            <text:list-item>
              <text:p text:style-name="P41">Renders mod-24 icositetragon, ellipse overlays, Pythagorean (C,F,G) checks.</text:p>
            </text:list-item>
            <text:list-item>
              <text:p text:style-name="P41">Output: <text:span text:style-name="Source_20_Text">artifacts/plots/*.png</text:span>.</text:p>
            </text:list-item>
          </text:list>
        </text:list-item>
        <text:list-item>
          <text:p text:style-name="P41"><text:span text:style-name="Strong_20_Emphasis">QA-DocWeaver (local)</text:span></text:p>
          <text:list>
            <text:list-item>
              <text:p text:style-name="P41"><text:soft-page-break/>Builds MkDocs/Sphinx, extracts doctests, ensures math + code stay aligned.</text:p>
            </text:list-item>
          </text:list>
        </text:list-item>
        <text:list-item>
          <text:p text:style-name="P41"><text:span text:style-name="Strong_20_Emphasis">QA-SpecLock (local)</text:span></text:p>
          <text:list>
            <text:list-item>
              <text:p text:style-name="P41">Hash-checks sacred files (<text:span text:style-name="Source_20_Text">QA_RULES.yaml</text:span>, inner/quantum ellipse modules).</text:p>
            </text:list-item>
            <text:list-item>
              <text:p text:style-name="P41">Blocks commits unless <text:span text:style-name="Source_20_Text">--override-speclock</text:span> is explicit.</text:p>
            </text:list-item>
          </text:list>
        </text:list-item>
        <text:list-item>
          <text:p text:style-name="P41"><text:span text:style-name="Strong_20_Emphasis">QA-Orchestrator (local)</text:span></text:p>
          <text:list>
            <text:list-item>
              <text:p text:style-name="P41">One command to run: SpecLock → tests → viz → docs → wheel.</text:p>
            </text:list-item>
          </text:list>
        </text:list-item>
        <text:list-item>
          <text:p text:style-name="P41"><text:span text:style-name="Strong_20_Emphasis">QA-Refactor (local-LLM optional)</text:span></text:p>
          <text:list>
            <text:list-item>
              <text:p text:style-name="P41">By default: dry-run diffs via structural scripts (rename symbols, split modules).</text:p>
            </text:list-item>
            <text:list-item>
              <text:p text:style-name="P41">If <text:span text:style-name="Source_20_Text">--model local</text:span>: uses Ollama to propose diffs, then <text:span text:style-name="Emphasis">your</text:span> test harness decides.</text:p>
            </text:list-item>
          </text:list>
        </text:list-item>
        <text:list-item>
          <text:p text:style-name="P41"><text:span text:style-name="Strong_20_Emphasis">QA-RAG (local)</text:span></text:p>
          <text:list>
            <text:list-item>
              <text:p text:style-name="P41">Local embeddings DB over <text:span text:style-name="Source_20_Text">context/, docs/, qa_core/</text:span>.</text:p>
            </text:list-item>
            <text:list-item>
              <text:p text:style-name="P41">Feeds context snippets to the Refactor/Doc agents—still no internet.</text:p>
            </text:list-item>
          </text:list>
        </text:list-item>
      </text:list>
      <text:p text:style-name="Horizontal_20_Line"/>
      <text:h text:style-name="Heading_20_1" text:outline-level="1">3) Minimal task runner (no tokens)</text:h>
      <text:p text:style-name="Text_20_body"><text:span text:style-name="Source_20_Text">qa</text:span> (single entrypoint; pure local unless you add <text:span text:style-name="Source_20_Text">--model</text:span>)</text:p>
      <text:p text:style-name="Preformatted_20_Text"><text:span text:style-name="Source_20_Text"># qa (put in repo root; chmod +x qa)</text:span></text:p>
      <text:p text:style-name="Preformatted_20_Text"><text:span text:style-name="Source_20_Text">#!/usr/bin/env bash</text:span></text:p>
      <text:p text:style-name="Preformatted_20_Text"><text:span text:style-name="Source_20_Text">set -euo pipefail</text:span></text:p>
      <text:p text:style-name="Preformatted_20_Text"/>
      <text:p text:style-name="Preformatted_20_Text"><text:span text:style-name="Source_20_Text">cmd="${1:-help}"; shift || true</text:span></text:p>
      <text:p text:style-name="Preformatted_20_Text"/>
      <text:p text:style-name="Preformatted_20_Text"><text:span text:style-name="Source_20_Text">case "$cmd" in</text:span></text:p>
      <text:p text:style-name="Preformatted_20_Text"><text:span text:style-name="Source_20_Text"><text:s text:c="2"/>prove) <text:s text:c="5"/>python scripts/qa_prover.py "$@";;</text:span></text:p>
      <text:p text:style-name="Preformatted_20_Text"><text:span text:style-name="Source_20_Text"><text:s text:c="2"/>viz) <text:s text:c="7"/>python scripts/qa_graphsmith.py "$@";;</text:span></text:p>
      <text:p text:style-name="Preformatted_20_Text"><text:span text:style-name="Source_20_Text"><text:s text:c="2"/>docs) <text:s text:c="6"/>mkdocs build;;</text:span></text:p>
      <text:p text:style-name="Preformatted_20_Text"><text:span text:style-name="Source_20_Text"><text:s text:c="2"/>speclock) <text:s text:c="2"/>bash qa_agents/cli/speclock.sh "$@";;</text:span></text:p>
      <text:p text:style-name="Preformatted_20_Text"><text:span text:style-name="Source_20_Text"><text:s text:c="2"/>meta) <text:s text:c="6"/>bash qa_agents/cli/meta.sh "$@";; <text:s text:c="5"/># runs speclock-&gt;tests-&gt;viz-&gt;docs</text:span></text:p>
      <text:p text:style-name="Preformatted_20_Text"><text:span text:style-name="Source_20_Text"><text:s text:c="2"/>refactor) <text:s text:c="2"/>python scripts/qa_refactor.py "$@";; <text:s text:c="2"/># defaults to rule-based edits</text:span></text:p>
      <text:p text:style-name="Preformatted_20_Text"><text:span text:style-name="Source_20_Text"><text:s text:c="2"/>rag) <text:s text:c="7"/>python scripts/qa_rag.py "$@";;</text:span></text:p>
      <text:p text:style-name="Preformatted_20_Text"><text:span text:style-name="Source_20_Text"><text:s text:c="2"/>help|*) <text:s text:c="4"/>echo "Usage: qa {prove|viz|docs|speclock|meta|refactor|rag}";;</text:span></text:p>
      <text:p text:style-name="P2"><text:span text:style-name="Source_20_Text">esac</text:span></text:p>
      <text:p text:style-name="Horizontal_20_Line"/>
      <text:h text:style-name="Heading_20_1" text:outline-level="1">4) Local LLM add-on (only if/when you want)</text:h>
      <text:list text:style-name="L39">
        <text:list-item>
          <text:p text:style-name="P42">Install <text:span text:style-name="Strong_20_Emphasis">Ollama</text:span> and pull a couple models:</text:p>
          <text:list>
            <text:list-item>
              <text:p text:style-name="P42">General: <text:span text:style-name="Source_20_Text">llama3.1:8b</text:span> (fast), <text:span text:style-name="Source_20_Text">qwen2.5-coder:7b</text:span> (code edits)</text:p>
            </text:list-item>
          </text:list>
        </text:list-item>
        <text:list-item>
          <text:p text:style-name="P42">Then let any agent accept a <text:span text:style-name="Emphasis">local</text:span> model:</text:p>
        </text:list-item>
      </text:list>
      <text:p text:style-name="Preformatted_20_Text"><text:soft-page-break/><text:span text:style-name="Source_20_Text">qa refactor "split qa_ga_bridge into rotor.py and mirrorplane.py" \</text:span></text:p>
      <text:p text:style-name="P2"><text:span text:style-name="Source_20_Text"><text:s text:c="2"/>--model ollama:qwen2.5-coder:7b --dry-run</text:span></text:p>
      <text:p text:style-name="Text_20_body">Under the hood: your script assembles a prompt from <text:span text:style-name="Source_20_Text">context/</text:span> + a <text:span text:style-name="Strong_20_Emphasis">read-only</text:span> diff plan, writes a patch into <text:span text:style-name="Source_20_Text">scratch/</text:span>, then <text:span text:style-name="Strong_20_Emphasis">runs tests</text:span>. If tests fail or SpecLock trips, the patch is rejected.</text:p>
      <text:p text:style-name="Horizontal_20_Line"/>
      <text:h text:style-name="Heading_20_1" text:outline-level="1">5) Deterministic power tools (examples)</text:h>
      <text:p text:style-name="Text_20_body"><text:span text:style-name="Strong_20_Emphasis">A) Prover core (sketch)</text:span></text:p>
      <text:p text:style-name="Preformatted_20_Text"><text:span text:style-name="Source_20_Text"># scripts/qa_prover.py</text:span></text:p>
      <text:p text:style-name="Preformatted_20_Text"><text:span text:style-name="Source_20_Text">from fractions import Fraction</text:span></text:p>
      <text:p text:style-name="Preformatted_20_Text"><text:span text:style-name="Source_20_Text">from qa_core.arithmetic import qa_tuple</text:span></text:p>
      <text:p text:style-name="Preformatted_20_Text"><text:span text:style-name="Source_20_Text">from qa_core.geometry import quantum_ellipse, inner_ellipse</text:span></text:p>
      <text:p text:style-name="Preformatted_20_Text"><text:span text:style-name="Source_20_Text">import json, random</text:span></text:p>
      <text:p text:style-name="Preformatted_20_Text"/>
      <text:p text:style-name="Preformatted_20_Text"><text:span text:style-name="Source_20_Text">def check_case(b, e):</text:span></text:p>
      <text:p text:style-name="Preformatted_20_Text"><text:span text:style-name="Source_20_Text"><text:s text:c="4"/>b,e = Fraction(b), Fraction(e)</text:span></text:p>
      <text:p text:style-name="Preformatted_20_Text"><text:span text:style-name="Source_20_Text"><text:s text:c="4"/>b,e,d,a = qa_tuple(b,e)</text:span></text:p>
      <text:p text:style-name="Preformatted_20_Text"><text:span text:style-name="Source_20_Text"><text:s text:c="4"/>q = quantum_ellipse(b,e,d,a)</text:span></text:p>
      <text:p text:style-name="Preformatted_20_Text"><text:span text:style-name="Source_20_Text"><text:s text:c="4"/>i = inner_ellipse(b,e,d,a)</text:span></text:p>
      <text:p text:style-name="Preformatted_20_Text"><text:span text:style-name="Source_20_Text"><text:s text:c="4"/>ok = (i.perigee == q.perigee/d) and (i.apogee == q.apogee/d)</text:span></text:p>
      <text:p text:style-name="Preformatted_20_Text"><text:span text:style-name="Source_20_Text"><text:s text:c="4"/>return ok, {"b":str(b),"e":str(e),"d":str(d),"a":str(a),"ok":ok}</text:span></text:p>
      <text:p text:style-name="Preformatted_20_Text"/>
      <text:p text:style-name="Preformatted_20_Text"><text:span text:style-name="Source_20_Text">def main():</text:span></text:p>
      <text:p text:style-name="Preformatted_20_Text"><text:span text:style-name="Source_20_Text"><text:s text:c="4"/>fails=[]</text:span></text:p>
      <text:p text:style-name="Preformatted_20_Text"><text:span text:style-name="Source_20_Text"><text:s text:c="4"/>for _ in range(500):</text:span></text:p>
      <text:p text:style-name="Preformatted_20_Text"><text:span text:style-name="Source_20_Text"><text:s text:c="8"/>b = Fraction(random.randint(0,5), random.randint(1,5))</text:span></text:p>
      <text:p text:style-name="Preformatted_20_Text"><text:span text:style-name="Source_20_Text"><text:s text:c="8"/>e = Fraction(random.randint(0,5), random.randint(1,5))</text:span></text:p>
      <text:p text:style-name="Preformatted_20_Text"><text:span text:style-name="Source_20_Text"><text:s text:c="8"/>ok, rec = check_case(b,e)</text:span></text:p>
      <text:p text:style-name="Preformatted_20_Text"><text:span text:style-name="Source_20_Text"><text:s text:c="8"/>if not ok: fails.append(rec)</text:span></text:p>
      <text:p text:style-name="Preformatted_20_Text"><text:span text:style-name="Source_20_Text"><text:s text:c="4"/>with open("artifacts/evals/prover_summary.json","w") as f:</text:span></text:p>
      <text:p text:style-name="Preformatted_20_Text"><text:span text:style-name="Source_20_Text"><text:s text:c="8"/>json.dump({"fails":fails}, f, indent=2)</text:span></text:p>
      <text:p text:style-name="Preformatted_20_Text"><text:span text:style-name="Source_20_Text"><text:s text:c="4"/>exit(1 if fails else 0)</text:span></text:p>
      <text:p text:style-name="Preformatted_20_Text"/>
      <text:p text:style-name="P2"><text:span text:style-name="Source_20_Text">if __name__=="__main__": main()</text:span></text:p>
      <text:p text:style-name="Text_20_body"><text:span text:style-name="Strong_20_Emphasis">B) SpecLock (sketch)</text:span></text:p>
      <text:p text:style-name="Preformatted_20_Text"><text:span text:style-name="Source_20_Text"># qa_agents/cli/speclock.sh</text:span></text:p>
      <text:p text:style-name="Preformatted_20_Text"><text:span text:style-name="Source_20_Text">set -euo pipefail</text:span></text:p>
      <text:p text:style-name="Preformatted_20_Text"><text:span text:style-name="Source_20_Text">manifest="context/SPECLOCK.manifest"</text:span></text:p>
      <text:p text:style-name="Preformatted_20_Text"><text:span text:style-name="Source_20_Text">sha256sum $(awk '{print $2}' $manifest) | diff -u - "$manifest"</text:span></text:p>
      <text:p text:style-name="P2"><text:span text:style-name="Source_20_Text">echo "[SpecLock] OK"</text:span></text:p>
      <text:p text:style-name="Text_20_body"><text:span text:style-name="Source_20_Text">context/SPECLOCK.manifest</text:span></text:p>
      <text:p text:style-name="Preformatted_20_Text"><text:span text:style-name="Source_20_Text">&lt;hash&gt; <text:s/>context/QA_RULES.yaml</text:span></text:p>
      <text:p text:style-name="Preformatted_20_Text"><text:span text:style-name="Source_20_Text">&lt;hash&gt; <text:s/>qa_core/geometry/inner_ellipse.py</text:span></text:p>
      <text:p text:style-name="P2"><text:span text:style-name="Source_20_Text">&lt;hash&gt; <text:s/>qa_core/geometry/quantum_ellipse.py</text:span></text:p>
      <text:p text:style-name="Text_20_body">(Refresh hashes via <text:span text:style-name="Source_20_Text">scripts/update_speclock.py</text:span> after <text:span text:style-name="Emphasis">intentional</text:span> edits.)</text:p>
      <text:p text:style-name="Horizontal_20_Line"/>
      <text:h text:style-name="Heading_20_1" text:outline-level="1"><text:soft-page-break/>6) Why this beats chat-only</text:h>
      <text:list text:style-name="L40">
        <text:list-item>
          <text:p text:style-name="P43"><text:span text:style-name="Strong_20_Emphasis">Cost/Speed:</text:span> Deterministic steps (tests, viz, docs) are free and fast.</text:p>
        </text:list-item>
        <text:list-item>
          <text:p text:style-name="P43"><text:span text:style-name="Strong_20_Emphasis">Reproducible:</text:span> Same commands on laptop or remote Ubuntu 24 via Twingate.</text:p>
        </text:list-item>
        <text:list-item>
          <text:p text:style-name="P43"><text:span text:style-name="Strong_20_Emphasis">Auditable:</text:span> Git diffs + artifacts + logs/ledger, not ephemeral chat.</text:p>
        </text:list-item>
        <text:list-item>
          <text:p text:style-name="P43"><text:span text:style-name="Strong_20_Emphasis">Safer:</text:span> SpecLock + failing tests stop bad generations automatically.</text:p>
        </text:list-item>
        <text:list-item>
          <text:p text:style-name="P43"><text:span text:style-name="Strong_20_Emphasis">Composability:</text:span> You can still <text:span text:style-name="Emphasis">opt in</text:span> to a local LLM for refactors or doc prose.</text:p>
        </text:list-item>
      </text:list>
      <text:p text:style-name="Horizontal_20_Line"/>
      <text:h text:style-name="Heading_20_1" text:outline-level="1">7) Practical loadouts (pick one)</text:h>
      <text:list text:style-name="L41">
        <text:list-item>
          <text:p text:style-name="P44"><text:span text:style-name="Strong_20_Emphasis">CPU-only minimal</text:span>: Tier-0 agents + small plots. No LLMs.</text:p>
        </text:list-item>
        <text:list-item>
          <text:p text:style-name="P44"><text:span text:style-name="Strong_20_Emphasis">GPU workstation</text:span>: Add Ollama with 7–8B models for code suggestions.</text:p>
        </text:list-item>
        <text:list-item>
          <text:p text:style-name="P44"><text:span text:style-name="Strong_20_Emphasis">Air-gapped mode</text:span>: Everything local; RAG over your repo; no network calls at all.</text:p>
        </text:list-item>
      </text:list>
      <text:p text:style-name="Horizontal_20_Line"/>
      <text:h text:style-name="Heading_20_1" text:outline-level="1">8) What I’d build next (local-first)</text:h>
      <text:list text:style-name="L42">
        <text:list-item>
          <text:p text:style-name="P45"><text:span text:style-name="Strong_20_Emphasis"><text:span text:style-name="Source_20_Text">qa</text:span></text:span><text:span text:style-name="Strong_20_Emphasis"> CLI</text:span> (above) + <text:span text:style-name="Strong_20_Emphasis">QA-Prover</text:span>, <text:span text:style-name="Strong_20_Emphasis">SpecLock</text:span>, <text:span text:style-name="Strong_20_Emphasis">Orchestrator</text:span>.</text:p>
        </text:list-item>
        <text:list-item>
          <text:p text:style-name="P45"><text:span text:style-name="Strong_20_Emphasis">GraphSmith</text:span> rendering the mod-24 icositetragon + ellipse overlays.</text:p>
        </text:list-item>
        <text:list-item>
          <text:p text:style-name="P45"><text:span text:style-name="Strong_20_Emphasis">Refactor</text:span> that <text:span text:style-name="Emphasis">prefers rule-based transforms</text:span> (AST edits) and only uses a local LLM when asked.</text:p>
        </text:list-item>
        <text:list-item>
          <text:p text:style-name="P45"><text:span text:style-name="Strong_20_Emphasis">QA-RAG</text:span> (sqlite+faiss) to feed context chunks to Refactor/DocWeaver—still offline.</text:p>
        </text:list-item>
        <text:list-item>
          <text:p text:style-name="P45">Tight <text:span text:style-name="Strong_20_Emphasis">pre-commit</text:span> hook: <text:span text:style-name="Source_20_Text">qa speclock</text:span> → <text:span text:style-name="Source_20_Text">pytest -q</text:span>.</text:p>
        </text:list-item>
      </text:list>
      <text:p text:style-name="Horizontal_20_Line"/>
      <text:p text:style-name="Text_20_body">If you want, I can output a ready-to-paste <text:span text:style-name="Strong_20_Emphasis">starter bundle</text:span> (the <text:span text:style-name="Source_20_Text">qa</text:span> script, <text:span text:style-name="Source_20_Text">qa_prover.py</text:span>, <text:span text:style-name="Source_20_Text">speclock.sh</text:span>, <text:span text:style-name="Source_20_Text">SPECLOCK.manifest</text:span>, and a tiny <text:span text:style-name="Source_20_Text">run_eval.py</text:span>) so you can drop it into your repo and run purely local from minute one.</text:p>
      <text:p text:style-name="Standard"/>
      <text:p text:style-name="Standard">Let’s stick with the commercial versions for now and branch into using local models once we have a working QA language model of our own speaking of wich how would you have our automated agenetic home lab identify, prioritize, assign tasks, projects, etc</text:p>
      <text:p text:style-name="Standard"/>
      <text:p text:style-name="Standard"/>
      <text:p text:style-name="Text_20_body">totally makes sense. if we’re staying “commercial-first” (claude code, gemini cli, maybe openai), here’s a tight, <text:span text:style-name="Emphasis">agentic home-lab</text:span> design that continuously <text:span text:style-name="Strong_20_Emphasis">identifies → prioritizes → assigns → executes → reviews</text:span> tasks/projects across your QA repo—while honoring your QA invariants (J=b·d, K=d·a, X=e·d; inner vs quantum ellipse distinct).</text:p>
      <text:p text:style-name="Horizontal_20_Line"/>
      <text:h text:style-name="Heading_20_1" text:outline-level="1"><text:soft-page-break/>Architecture (roles + data flow)</text:h>
      <text:p text:style-name="Text_20_body"><text:span text:style-name="Strong_20_Emphasis">Sources (read-only):</text:span> <text:span text:style-name="Source_20_Text">context/</text:span>, <text:span text:style-name="Source_20_Text">qa_core/</text:span>, <text:span text:style-name="Source_20_Text">tests/</text:span>, <text:span text:style-name="Source_20_Text">docs/</text:span>, commit diffs, TODOs, PRs, failing tests, deadlines file.<text:line-break/><text:span text:style-name="Strong_20_Emphasis">Sinks (write ops):</text:span> <text:span text:style-name="Source_20_Text">tasks/*.yaml</text:span>, <text:span text:style-name="Source_20_Text">projects/*.yaml</text:span>, <text:span text:style-name="Source_20_Text">CHANGELOG.md</text:span>, Git branches/PRs, <text:span text:style-name="Source_20_Text">artifacts/</text:span>, <text:span text:style-name="Source_20_Text">logs/</text:span>.</text:p>
      <text:p text:style-name="Text_20_body"><text:span text:style-name="Strong_20_Emphasis">Agents (all commercial LLM-backed, with guardrails):</text:span></text:p>
      <text:list text:style-name="L43">
        <text:list-item>
          <text:p text:style-name="P46"><text:span text:style-name="Strong_20_Emphasis">Scout</text:span> — mines diffs, failing tests, TODO blocks, and open issues → emits <text:span text:style-name="Emphasis">candidate tasks</text:span>.</text:p>
        </text:list-item>
        <text:list-item>
          <text:p text:style-name="P46"><text:span text:style-name="Strong_20_Emphasis">Classifier</text:span> — dedupes, links to projects, checks QA invariants touched.</text:p>
        </text:list-item>
        <text:list-item>
          <text:p text:style-name="P46"><text:span text:style-name="Strong_20_Emphasis">Prioritizer</text:span> — computes score using WSJF/RICE hybrid + hard rules (deadlines, breakages).</text:p>
        </text:list-item>
        <text:list-item>
          <text:p text:style-name="P46"><text:span text:style-name="Strong_20_Emphasis">Planner</text:span> — expands top items into stepwise plans (with tests + acceptance criteria).</text:p>
        </text:list-item>
        <text:list-item>
          <text:p text:style-name="P46"><text:span text:style-name="Strong_20_Emphasis">Dispatcher</text:span> — assigns each plan to the best <text:span text:style-name="Emphasis">execution lane</text:span>:</text:p>
          <text:list>
            <text:list-item>
              <text:p text:style-name="P46"><text:span text:style-name="Strong_20_Emphasis">Claude Code</text:span> for multi-file edits/refactors.</text:p>
            </text:list-item>
            <text:list-item>
              <text:p text:style-name="P46"><text:span text:style-name="Strong_20_Emphasis">Gemini CLI</text:span> for math/text synthesis or proof sketches.</text:p>
            </text:list-item>
            <text:list-item>
              <text:p text:style-name="P46"><text:span text:style-name="Strong_20_Emphasis">OpenAI</text:span> (optional) for code search/explanations.</text:p>
            </text:list-item>
          </text:list>
        </text:list-item>
        <text:list-item>
          <text:p text:style-name="P46"><text:span text:style-name="Strong_20_Emphasis">Executor</text:span> — runs the plan via tool-specific commands; writes branches/diffs.</text:p>
        </text:list-item>
        <text:list-item>
          <text:p text:style-name="P46"><text:span text:style-name="Strong_20_Emphasis">Reviewer</text:span> — runs <text:span text:style-name="Source_20_Text">pytest</text:span>, SpecLock, doc build; if green → merges; if red → opens <text:span text:style-name="Emphasis">repair task</text:span> with root-cause note.</text:p>
        </text:list-item>
        <text:list-item>
          <text:p text:style-name="P46"><text:span text:style-name="Strong_20_Emphasis">Archivist</text:span> — updates <text:span text:style-name="Source_20_Text">CHANGELOG.md</text:span>, <text:span text:style-name="Source_20_Text">docs/agents/runs.md</text:span>, and the run ledger in <text:span text:style-name="Source_20_Text">logs/</text:span>.</text:p>
        </text:list-item>
      </text:list>
      <text:p text:style-name="Quotations">Guardrails: every write path goes through <text:span text:style-name="Strong_20_Emphasis">SpecLock</text:span> + <text:span text:style-name="Strong_20_Emphasis">tests</text:span>. Any task that touches <text:span text:style-name="Source_20_Text">QA_RULES.yaml</text:span> or ellipse modules is auto-escalated to “manual approval”.</text:p>
      <text:p text:style-name="Horizontal_20_Line"/>
      <text:h text:style-name="Heading_20_1" text:outline-level="1">Priority model (simple + effective)</text:h>
      <text:p text:style-name="Text_20_body"><text:span text:style-name="Strong_20_Emphasis">Base score = WSJF-like</text:span><text:line-break/><text:span text:style-name="Source_20_Text">Priority = (UserValue + ProofImpact + RiskReduction + DeadlineWeight) / (Effort + Uncertainty)</text:span></text:p>
      <text:list text:style-name="L44">
        <text:list-item>
          <text:p text:style-name="P47"><text:span text:style-name="Emphasis">UserValue:</text:span> 1–5 (unblocks core QA usage, public demo)</text:p>
        </text:list-item>
        <text:list-item>
          <text:p text:style-name="P47"><text:span text:style-name="Emphasis">ProofImpact:</text:span> 1–5 (tightens key theorems: rotor limit, inner/quantum ellipse)</text:p>
        </text:list-item>
        <text:list-item>
          <text:p text:style-name="P47"><text:span text:style-name="Emphasis">RiskReduction:</text:span> 0–4 (security, SpecLock, CI stability)</text:p>
        </text:list-item>
        <text:list-item>
          <text:p text:style-name="P47"><text:span text:style-name="Emphasis">DeadlineWeight:</text:span> 0–6 (date-based; slides/talks/releases)</text:p>
        </text:list-item>
        <text:list-item>
          <text:p text:style-name="P47"><text:span text:style-name="Emphasis">Effort:</text:span> 1–5 (size/complexity)</text:p>
        </text:list-item>
        <text:list-item>
          <text:p text:style-name="P47"><text:span text:style-name="Emphasis">Uncertainty:</text:span> 1–4 (unknowns / external deps)</text:p>
        </text:list-item>
      </text:list>
      <text:p text:style-name="Text_20_body"><text:soft-page-break/><text:span text:style-name="Strong_20_Emphasis">Hard rules override:</text:span></text:p>
      <text:list text:style-name="L45">
        <text:list-item>
          <text:p text:style-name="P48">Failing tests on <text:span text:style-name="Source_20_Text">main</text:span> → highest priority.</text:p>
        </text:list-item>
        <text:list-item>
          <text:p text:style-name="P48">SpecLock breach or rule ambiguity → escalate to <text:span text:style-name="Strong_20_Emphasis">manual gate</text:span>.</text:p>
        </text:list-item>
        <text:list-item>
          <text:p text:style-name="P48">Dependencies: block tasks until parents complete.</text:p>
        </text:list-item>
      </text:list>
      <text:p text:style-name="Horizontal_20_Line"/>
      <text:h text:style-name="Heading_20_1" text:outline-level="1">Canonical schemas (drop in today)</text:h>
      <text:h text:style-name="Heading_20_3" text:outline-level="3"><text:span text:style-name="Source_20_Text">projects/rotor_limit.yaml</text:span></text:h>
      <text:p text:style-name="Preformatted_20_Text"><text:span text:style-name="Source_20_Text">id: PRJ-001</text:span></text:p>
      <text:p text:style-name="Preformatted_20_Text"><text:span text:style-name="Source_20_Text">title: Discrete modular rotor → GA rotor limit</text:span></text:p>
      <text:p text:style-name="Preformatted_20_Text"><text:span text:style-name="Source_20_Text">owner: will</text:span></text:p>
      <text:p text:style-name="Preformatted_20_Text"><text:span text:style-name="Source_20_Text">outcomes:</text:span></text:p>
      <text:p text:style-name="Preformatted_20_Text"><text:span text:style-name="Source_20_Text"><text:s text:c="2"/>- formal proof with doctests</text:span></text:p>
      <text:p text:style-name="Preformatted_20_Text"><text:span text:style-name="Source_20_Text"><text:s text:c="2"/>- figures: icositetragon → continuous rotor convergence</text:span></text:p>
      <text:p text:style-name="Preformatted_20_Text"><text:span text:style-name="Source_20_Text">deadlines:</text:span></text:p>
      <text:p text:style-name="Preformatted_20_Text"><text:span text:style-name="Source_20_Text"><text:s text:c="2"/>soft: 2025-11-08</text:span></text:p>
      <text:p text:style-name="Preformatted_20_Text"><text:span text:style-name="Source_20_Text"><text:s text:c="2"/>hard: 2025-11-15</text:span></text:p>
      <text:p text:style-name="Preformatted_20_Text"><text:span text:style-name="Source_20_Text">deps: []</text:span></text:p>
      <text:p text:style-name="P2"><text:span text:style-name="Source_20_Text">labels: [math, proof, geometry]</text:span></text:p>
      <text:h text:style-name="Heading_20_3" text:outline-level="3"><text:span text:style-name="Source_20_Text">tasks/T-023.yaml</text:span></text:h>
      <text:p text:style-name="Preformatted_20_Text"><text:span text:style-name="Source_20_Text">id: T-023</text:span></text:p>
      <text:p text:style-name="Preformatted_20_Text"><text:span text:style-name="Source_20_Text">project: PRJ-001</text:span></text:p>
      <text:p text:style-name="Preformatted_20_Text"><text:span text:style-name="Source_20_Text">title: Prove inner vs quantum ellipse equivalence under division by d (fractional tuples)</text:span></text:p>
      <text:p text:style-name="Preformatted_20_Text"><text:span text:style-name="Source_20_Text">source: scout(failing_tests), commit: 3ab9c12</text:span></text:p>
      <text:p text:style-name="Preformatted_20_Text"><text:span text:style-name="Source_20_Text">touches_invariants: [inner_ellipse, quantum_ellipse, J=b·d, K=d·a, X=e·d]</text:span></text:p>
      <text:p text:style-name="Preformatted_20_Text"><text:span text:style-name="Source_20_Text">plan:</text:span></text:p>
      <text:p text:style-name="Preformatted_20_Text"><text:span text:style-name="Source_20_Text"><text:s text:c="2"/>steps:</text:span></text:p>
      <text:p text:style-name="Preformatted_20_Text"><text:span text:style-name="Source_20_Text"><text:s text:c="4"/>- write targeted property test for rationals (denoms 2..7)</text:span></text:p>
      <text:p text:style-name="Preformatted_20_Text"><text:span text:style-name="Source_20_Text"><text:s text:c="4"/>- patch inner_ellipse minor-axis derivation to ensure 2*sqrt(F) form</text:span></text:p>
      <text:p text:style-name="Preformatted_20_Text"><text:span text:style-name="Source_20_Text"><text:s text:c="4"/>- run pytest &amp; mkdocs build; attach artifacts</text:span></text:p>
      <text:p text:style-name="Preformatted_20_Text"><text:span text:style-name="Source_20_Text">acceptance:</text:span></text:p>
      <text:p text:style-name="Preformatted_20_Text"><text:span text:style-name="Source_20_Text"><text:s text:c="2"/>- tests added &amp; pass</text:span></text:p>
      <text:p text:style-name="Preformatted_20_Text"><text:span text:style-name="Source_20_Text"><text:s text:c="2"/>- docs updated with doctest</text:span></text:p>
      <text:p text:style-name="Preformatted_20_Text"><text:span text:style-name="Source_20_Text"><text:s text:c="2"/>- no SpecLock violations</text:span></text:p>
      <text:p text:style-name="Preformatted_20_Text"><text:span text:style-name="Source_20_Text">estimates:</text:span></text:p>
      <text:p text:style-name="Preformatted_20_Text"><text:span text:style-name="Source_20_Text"><text:s text:c="2"/>effort: 2</text:span></text:p>
      <text:p text:style-name="Preformatted_20_Text"><text:span text:style-name="Source_20_Text"><text:s text:c="2"/>uncertainty: 1</text:span></text:p>
      <text:p text:style-name="Preformatted_20_Text"><text:span text:style-name="Source_20_Text">impact:</text:span></text:p>
      <text:p text:style-name="Preformatted_20_Text"><text:span text:style-name="Source_20_Text"><text:s text:c="2"/>user_value: 4</text:span></text:p>
      <text:p text:style-name="Preformatted_20_Text"><text:span text:style-name="Source_20_Text"><text:s text:c="2"/>proof_impact: 5</text:span></text:p>
      <text:p text:style-name="Preformatted_20_Text"><text:span text:style-name="Source_20_Text"><text:s text:c="2"/>risk_reduction: 3</text:span></text:p>
      <text:p text:style-name="Preformatted_20_Text"><text:span text:style-name="Source_20_Text"><text:s text:c="2"/>deadline_weight: 2</text:span></text:p>
      <text:p text:style-name="Preformatted_20_Text"><text:span text:style-name="Source_20_Text">priority: auto <text:s text:c="2"/># computed by Prioritizer</text:span></text:p>
      <text:p text:style-name="Preformatted_20_Text"><text:span text:style-name="Source_20_Text">assignee: auto <text:s text:c="2"/># set by Dispatcher</text:span></text:p>
      <text:p text:style-name="P2"><text:span text:style-name="Source_20_Text">state: queued</text:span></text:p>
      <text:p text:style-name="Horizontal_20_Line"/>
      <text:h text:style-name="Heading_20_1" text:outline-level="1"><text:soft-page-break/>Daily automation loop (cronable)</text:h>
      <text:list text:style-name="L46">
        <text:list-item>
          <text:p text:style-name="P49"><text:span text:style-name="Strong_20_Emphasis">Scout</text:span></text:p>
        </text:list-item>
      </text:list>
      <text:p text:style-name="Preformatted_20_Text"><text:span text:style-name="Source_20_Text">claude code . --read context/*.md --goal "Harvest TODOs, test failures, doc gaps. Emit normalized YAML tasks to tasks/inbox/*.yaml."</text:span></text:p>
      <text:p text:style-name="P2"><text:span text:style-name="Source_20_Text">gemini chat --context context/PROJECT.md --prompt "Analyze last 50 commits; propose tasks with deps and estimates."</text:span></text:p>
      <text:list text:style-name="L47">
        <text:list-item>
          <text:p text:style-name="P50"><text:span text:style-name="Strong_20_Emphasis">Classifier + Prioritizer</text:span></text:p>
        </text:list-item>
      </text:list>
      <text:p text:style-name="P2"><text:span text:style-name="Source_20_Text">gemini chat --context context/AGENT_POLICY.md --prompt "Deduplicate inbox/*.yaml, link to projects, compute priorities with WSJF formula, write to tasks/active/*.yaml."</text:span></text:p>
      <text:list text:style-name="L48">
        <text:list-item>
          <text:p text:style-name="P51"><text:span text:style-name="Strong_20_Emphasis">Planner</text:span> (top N)</text:p>
        </text:list-item>
      </text:list>
      <text:p text:style-name="P2"><text:span text:style-name="Source_20_Text">gemini chat --context tasks/active/* --prompt "For top 5 tasks, produce concrete plans with tests &amp; acceptance criteria."</text:span></text:p>
      <text:list text:style-name="L49">
        <text:list-item>
          <text:p text:style-name="P52"><text:span text:style-name="Strong_20_Emphasis">Dispatcher</text:span></text:p>
        </text:list-item>
      </text:list>
      <text:list text:style-name="L50">
        <text:list-item>
          <text:p text:style-name="P53">If task touches many files → <text:span text:style-name="Source_20_Text">claude code . --goal "&lt;plan&gt;"</text:span> (dry-run first).</text:p>
        </text:list-item>
        <text:list-item>
          <text:p text:style-name="P53">If mostly proof/docs → <text:span text:style-name="Source_20_Text">gemini chat --context ... --prompt "&lt;plan&gt;"</text:span> (output patches or prose).</text:p>
        </text:list-item>
      </text:list>
      <text:list text:style-name="L51">
        <text:list-item>
          <text:p text:style-name="P54"><text:span text:style-name="Strong_20_Emphasis">Executor</text:span></text:p>
        </text:list-item>
      </text:list>
      <text:list text:style-name="L52">
        <text:list-item>
          <text:p text:style-name="P55">Apply diff → create branch <text:span text:style-name="Source_20_Text">task/T-023</text:span> → run:</text:p>
          <text:list>
            <text:list-item>
              <text:p text:style-name="P55"><text:span text:style-name="Source_20_Text">pytest -q</text:span></text:p>
            </text:list-item>
            <text:list-item>
              <text:p text:style-name="P55"><text:span text:style-name="Source_20_Text">mkdocs build</text:span></text:p>
            </text:list-item>
            <text:list-item>
              <text:p text:style-name="P55"><text:span text:style-name="Source_20_Text">qa speclock verify</text:span></text:p>
            </text:list-item>
          </text:list>
        </text:list-item>
      </text:list>
      <text:list text:style-name="L53">
        <text:list-item>
          <text:p text:style-name="P56"><text:span text:style-name="Strong_20_Emphasis">Reviewer</text:span></text:p>
        </text:list-item>
      </text:list>
      <text:p text:style-name="P2"><text:span text:style-name="Source_20_Text">gemini chat --prompt "Summarize test output; if all green, open PR with checklist and auto-assign owner."</text:span></text:p>
      <text:list text:style-name="L54">
        <text:list-item>
          <text:p text:style-name="P57"><text:span text:style-name="Strong_20_Emphasis">Archivist</text:span></text:p>
        </text:list-item>
      </text:list>
      <text:list text:style-name="L55">
        <text:list-item>
          <text:p text:style-name="P58">Update <text:span text:style-name="Source_20_Text">CHANGELOG.md</text:span>, <text:span text:style-name="Source_20_Text">docs/agents/runs.md</text:span>, <text:span text:style-name="Source_20_Text">logs/runs.jsonl</text:span>.</text:p>
        </text:list-item>
      </text:list>
      <text:p text:style-name="Horizontal_20_Line"/>
      <text:h text:style-name="Heading_20_1" text:outline-level="1">RACI &amp; lanes (keeps you in control)</text:h>
      <text:list text:style-name="L56">
        <text:list-item>
          <text:p text:style-name="P59"><text:span text:style-name="Strong_20_Emphasis">Responsible (R):</text:span> Executor/Reviewer agents</text:p>
        </text:list-item>
        <text:list-item>
          <text:p text:style-name="P59"><text:span text:style-name="Strong_20_Emphasis">Accountable (A):</text:span> <text:span text:style-name="Emphasis">You</text:span> (manual approve on rule-touching PRs)</text:p>
        </text:list-item>
        <text:list-item>
          <text:p text:style-name="P59"><text:span text:style-name="Strong_20_Emphasis">Consulted (C):</text:span> Prover/GraphSmith for math &amp; viz</text:p>
        </text:list-item>
        <text:list-item>
          <text:p text:style-name="P59"><text:span text:style-name="Strong_20_Emphasis">Informed (I):</text:span> Docs site + ledger</text:p>
        </text:list-item>
      </text:list>
      <text:p text:style-name="Text_20_body"><text:span text:style-name="Strong_20_Emphasis">Lanes:</text:span></text:p>
      <text:list text:style-name="L57">
        <text:list-item>
          <text:p text:style-name="P60"><text:soft-page-break/><text:span text:style-name="Strong_20_Emphasis">Green lane:</text:span> docs, plots, tests → auto-merge if green.</text:p>
        </text:list-item>
        <text:list-item>
          <text:p text:style-name="P60"><text:span text:style-name="Strong_20_Emphasis">Yellow lane:</text:span> code edits not touching invariants → auto-PR, manual skim.</text:p>
        </text:list-item>
        <text:list-item>
          <text:p text:style-name="P60"><text:span text:style-name="Strong_20_Emphasis">Red lane:</text:span> touches <text:span text:style-name="Source_20_Text">QA_RULES.yaml</text:span> or inner/quantum ellipse → require manual approval + extra Prover pass.</text:p>
        </text:list-item>
      </text:list>
      <text:p text:style-name="Horizontal_20_Line"/>
      <text:h text:style-name="Heading_20_1" text:outline-level="1">Kanban in-repo (no external SaaS needed)</text:h>
      <text:p text:style-name="Text_20_body"><text:span text:style-name="Source_20_Text">boards/kanban.md</text:span> (generated daily)</text:p>
      <text:p text:style-name="Preformatted_20_Text"><text:span text:style-name="Source_20_Text"># Today</text:span></text:p>
      <text:p text:style-name="Preformatted_20_Text"><text:span text:style-name="Source_20_Text">- 🔴 Blocked: T-019 (spec ambiguity)</text:span></text:p>
      <text:p text:style-name="Preformatted_20_Text"><text:span text:style-name="Source_20_Text">- 🟡 In Review: T-022 (icositetragon labels)</text:span></text:p>
      <text:p text:style-name="Preformatted_20_Text"><text:span text:style-name="Source_20_Text">- 🟢 Ready: T-023 (fractional tuples inner/quantum)</text:span></text:p>
      <text:p text:style-name="Preformatted_20_Text"/>
      <text:p text:style-name="Preformatted_20_Text"><text:span text:style-name="Source_20_Text"># This Week’s Goals</text:span></text:p>
      <text:p text:style-name="Preformatted_20_Text"><text:span text:style-name="Source_20_Text">- PRJ-001 rotor-limit proof draft</text:span></text:p>
      <text:p text:style-name="P2"><text:span text:style-name="Source_20_Text">- PRJ-003 chromogeometry yaml pass 1</text:span></text:p>
      <text:p text:style-name="Horizontal_20_Line"/>
      <text:h text:style-name="Heading_20_1" text:outline-level="1">SLAs for agents (keeps tempo)</text:h>
      <text:list text:style-name="L58">
        <text:list-item>
          <text:p text:style-name="P61"><text:span text:style-name="Strong_20_Emphasis">Scout</text:span>: every 4 hours</text:p>
        </text:list-item>
        <text:list-item>
          <text:p text:style-name="P61"><text:span text:style-name="Strong_20_Emphasis">Prioritizer</text:span>: after each Scout run</text:p>
        </text:list-item>
        <text:list-item>
          <text:p text:style-name="P61"><text:span text:style-name="Strong_20_Emphasis">Planner/Dispatcher</text:span>: twice daily (morning/evening)</text:p>
        </text:list-item>
        <text:list-item>
          <text:p text:style-name="P61"><text:span text:style-name="Strong_20_Emphasis">Reviewer/Archivist</text:span>: on every PR/merge</text:p>
        </text:list-item>
      </text:list>
      <text:p text:style-name="Text_20_body">(You can kick any stage manually via a <text:span text:style-name="Source_20_Text">make</text:span> target or a <text:span text:style-name="Source_20_Text">qa</text:span> subcommand.)</text:p>
      <text:p text:style-name="Horizontal_20_Line"/>
      <text:h text:style-name="Heading_20_1" text:outline-level="1">Safety contracts these agents must obey</text:h>
      <text:list text:style-name="L59">
        <text:list-item>
          <text:p text:style-name="P62"><text:span text:style-name="Strong_20_Emphasis">SpecLock first</text:span>: no writes if manifest hash diff fails (unless <text:span text:style-name="Source_20_Text">--override-speclock</text:span> is explicitly passed by you).</text:p>
        </text:list-item>
        <text:list-item>
          <text:p text:style-name="P62"><text:span text:style-name="Strong_20_Emphasis">Test gate</text:span>: no merge without green tests + docs build.</text:p>
        </text:list-item>
        <text:list-item>
          <text:p text:style-name="P62"><text:span text:style-name="Strong_20_Emphasis">QA rule firewall</text:span>: any suggestion that redefines <text:span text:style-name="Source_20_Text">J,K,X</text:span> or merges inner/quantum ellipse → auto-refuse + escalate.</text:p>
        </text:list-item>
        <text:list-item>
          <text:p text:style-name="P62"><text:span text:style-name="Strong_20_Emphasis">Provenance</text:span>: every agent writes a JSONL log row with inputs/outputs for audit.</text:p>
        </text:list-item>
      </text:list>
      <text:p text:style-name="Horizontal_20_Line"/>
      <text:h text:style-name="Heading_20_1" text:outline-level="1"><text:soft-page-break/>Ready-to-use prompts (trimmed)</text:h>
      <text:p text:style-name="Text_20_body"><text:span text:style-name="Strong_20_Emphasis">System (shared):</text:span></text:p>
      <text:p text:style-name="Preformatted_20_Text"><text:span text:style-name="Source_20_Text">You are a commercial LLM agent operating in a QA repo.</text:span></text:p>
      <text:p text:style-name="Preformatted_20_Text"><text:span text:style-name="Source_20_Text">Non-negotiables:</text:span></text:p>
      <text:p text:style-name="Preformatted_20_Text"><text:span text:style-name="Source_20_Text">- J=b·d, K=d·a, X=e·d.</text:span></text:p>
      <text:p text:style-name="Preformatted_20_Text"><text:span text:style-name="Source_20_Text">- Quantum Ellipse ≠ Inner Ellipse; Inner = (Quantum / d) per rules.</text:span></text:p>
      <text:p text:style-name="Preformatted_20_Text"><text:span text:style-name="Source_20_Text">- b+e=d, e+d=a; rationals allowed.</text:span></text:p>
      <text:p text:style-name="Preformatted_20_Text"><text:span text:style-name="Source_20_Text">- Never suggest redefining tuples.</text:span></text:p>
      <text:p text:style-name="Preformatted_20_Text"><text:span text:style-name="Source_20_Text">- If a task touches invariants, mark lane=red and require manual approval.</text:span></text:p>
      <text:p text:style-name="P2"><text:span text:style-name="Source_20_Text">Output only valid YAML or unified diffs when asked.</text:span></text:p>
      <text:p text:style-name="Text_20_body"><text:span text:style-name="Strong_20_Emphasis">Scout user prompt:</text:span></text:p>
      <text:p text:style-name="Preformatted_20_Text"><text:span text:style-name="Source_20_Text">Scan: diffs, tests, TODOs, docs.</text:span></text:p>
      <text:p text:style-name="Preformatted_20_Text"><text:span text:style-name="Source_20_Text">Emit tasks with: title, source, touches_invariants, estimates, impact fields.</text:span></text:p>
      <text:p text:style-name="P2"><text:span text:style-name="Source_20_Text">No duplicates; link to projects/*.yaml.</text:span></text:p>
      <text:p text:style-name="Text_20_body"><text:span text:style-name="Strong_20_Emphasis">Prioritizer user prompt:</text:span></text:p>
      <text:p text:style-name="Preformatted_20_Text"><text:span text:style-name="Source_20_Text">For tasks in tasks/inbox/*.yaml:</text:span></text:p>
      <text:p text:style-name="Preformatted_20_Text"><text:span text:style-name="Source_20_Text">- dedupe and compute Priority via WSJF formula provided.</text:span></text:p>
      <text:p text:style-name="Preformatted_20_Text"><text:span text:style-name="Source_20_Text">- elevate failing tests &amp; deadlines.</text:span></text:p>
      <text:p text:style-name="P2"><text:span text:style-name="Source_20_Text">- write to tasks/active/*.yaml with state=queued, lane=green/yellow/red.</text:span></text:p>
      <text:p text:style-name="Text_20_body"><text:span text:style-name="Strong_20_Emphasis">Planner user prompt:</text:span></text:p>
      <text:p text:style-name="Preformatted_20_Text"><text:span text:style-name="Source_20_Text">For top 5 tasks by Priority:</text:span></text:p>
      <text:p text:style-name="Preformatted_20_Text"><text:span text:style-name="Source_20_Text">- produce stepwise plan with tests and acceptance criteria.</text:span></text:p>
      <text:p text:style-name="P2"><text:span text:style-name="Source_20_Text">- mark risks and dependencies.</text:span></text:p>
      <text:p text:style-name="Horizontal_20_Line"/>
      <text:h text:style-name="Heading_20_1" text:outline-level="1">How you’ll use it day-to-day</text:h>
      <text:p text:style-name="Preformatted_20_Text"><text:span text:style-name="Source_20_Text"># pull latest and kick the loop</text:span></text:p>
      <text:p text:style-name="Preformatted_20_Text"><text:span text:style-name="Source_20_Text">git pull</text:span></text:p>
      <text:p text:style-name="Preformatted_20_Text"><text:span text:style-name="Source_20_Text"># run the pipeline in order (commercial models under the hood)</text:span></text:p>
      <text:p text:style-name="Preformatted_20_Text"><text:span text:style-name="Source_20_Text">make scout prioritize plan dispatch</text:span></text:p>
      <text:p text:style-name="Preformatted_20_Text"><text:span text:style-name="Source_20_Text"># or a single convenience target:</text:span></text:p>
      <text:p text:style-name="Preformatted_20_Text"><text:span text:style-name="Source_20_Text">make daily</text:span></text:p>
      <text:p text:style-name="P2"><text:span text:style-name="Source_20_Text"># review red-lane PRs, approve when satisfied</text:span></text:p>
      <text:p text:style-name="Horizontal_20_Line"/>
      <text:h text:style-name="Heading_20_1" text:outline-level="1">Optional enhancements (when you’re ready)</text:h>
      <text:list text:style-name="L60">
        <text:list-item>
          <text:p text:style-name="P63"><text:span text:style-name="Strong_20_Emphasis">Calendar awareness:</text:span> add a simple <text:span text:style-name="Source_20_Text">deadlines.yaml</text:span> → Prioritizer boosts items near dates.</text:p>
        </text:list-item>
        <text:list-item>
          <text:p text:style-name="P63"><text:span text:style-name="Strong_20_Emphasis">Timeboxing:</text:span> Dispatcher caps parallel tasks (e.g., 2 yellow + 1 green concurrently).</text:p>
        </text:list-item>
        <text:list-item>
          <text:p text:style-name="P63"><text:span text:style-name="Strong_20_Emphasis">Risk register:</text:span> Reviewer appends “Why this failed” to <text:span text:style-name="Source_20_Text">context/RISKLOG.md</text:span> on broken runs.</text:p>
        </text:list-item>
        <text:list-item>
          <text:p text:style-name="P63"><text:soft-page-break/><text:span text:style-name="Strong_20_Emphasis">Auto-figures:</text:span> GraphSmith runs on every math task to attach fresh plots to PRs.</text:p>
        </text:list-item>
      </text:list>
      <text:p text:style-name="Horizontal_20_Line"/>
      <text:p text:style-name="Text_20_body">if you want, I can generate a starter bundle (<text:span text:style-name="Source_20_Text">projects/</text:span>, <text:span text:style-name="Source_20_Text">tasks/</text:span> schemas, Makefile targets, and the exact Claude/Gemini command wrappers) so you can drop it into your repo and have this loop running with your commercial tools immediately.</text:p>
      <text:p text:style-name="Standard"/>
      <text:p text:style-name="Standard">According to your cross chat context of all our other chats along with your entire uploaded QA corpus suggest the most impactful overall QA automated AI research lab project structure and outline how you would structure the the subprojects and development pipeline <text:line-break/><text:line-break/><text:line-break/>Here’s a unified, <text:span text:style-name="Strong_20_Emphasis">top-down blueprint for an automated Quantum Arithmetic (QA) AI Research Lab</text:span>, integrating everything you’ve built so far (Iverson/Pond tuple algebra → QA v3.1 codebase → Whittaker–SVP physics → GNN/transformer theorem engines).<text:line-break/>The goal is to evolve from “QA framework” → “self-running scientific laboratory”.</text:p>
      <text:p text:style-name="Horizontal_20_Line"/>
      <text:h text:style-name="Heading_20_2" text:outline-level="2">🧭 1 | Mission Architecture</text:h>
      <text:p text:style-name="Text_20_body"><text:span text:style-name="Strong_20_Emphasis">Prime directive:</text:span><text:line-break/>Create a fully agentic research lab that <text:span text:style-name="Emphasis">discovers, verifies, and publishes new QA theorems and models</text:span> across mathematics, physics, and AI—autonomously but verifiably.</text:p>
      <text:p text:style-name="Text_20_body"><text:span text:style-name="Strong_20_Emphasis">Four macro-layers</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Layer</text:p>
            </table:table-cell>
            <table:table-cell table:style-name="Table2.A1" office:value-type="string">
              <text:p text:style-name="Table_20_Heading">Purpose</text:p>
            </table:table-cell>
            <table:table-cell table:style-name="Table2.A1" office:value-type="string">
              <text:p text:style-name="Table_20_Heading">Core Output</text:p>
            </table:table-cell>
          </table:table-row>
        </table:table-header-rows>
        <table:table-row>
          <table:table-cell table:style-name="Table2.A1" office:value-type="string">
            <text:p text:style-name="Table_20_Contents"><text:span text:style-name="Strong_20_Emphasis">L0 Infrastructure / Core</text:span></text:p>
          </table:table-cell>
          <table:table-cell table:style-name="Table2.A1" office:value-type="string">
            <text:p text:style-name="Table_20_Contents">deterministic arithmetic, symbolic rules, mod-systems</text:p>
          </table:table-cell>
          <table:table-cell table:style-name="Table2.A1" office:value-type="string">
            <text:p text:style-name="Table_20_Contents">verified QA kernel (b,e,d,a) + YAML rulebase</text:p>
          </table:table-cell>
        </table:table-row>
        <table:table-row>
          <table:table-cell table:style-name="Table2.A1" office:value-type="string">
            <text:p text:style-name="Table_20_Contents"><text:span text:style-name="Strong_20_Emphasis">L1 Cognition / Agents</text:span></text:p>
          </table:table-cell>
          <table:table-cell table:style-name="Table2.A1" office:value-type="string">
            <text:p text:style-name="Table_20_Contents">commercial LLM orchestration + local execution</text:p>
          </table:table-cell>
          <table:table-cell table:style-name="Table2.A1" office:value-type="string">
            <text:p text:style-name="Table_20_Contents">automated theorem generation + code refactors</text:p>
          </table:table-cell>
        </table:table-row>
        <table:table-row>
          <table:table-cell table:style-name="Table2.A1" office:value-type="string">
            <text:p text:style-name="Table_20_Contents"><text:span text:style-name="Strong_20_Emphasis">L2 Research Domains</text:span></text:p>
          </table:table-cell>
          <table:table-cell table:style-name="Table2.A1" office:value-type="string">
            <text:p text:style-name="Table_20_Contents">math → crypto → physics → ML</text:p>
          </table:table-cell>
          <table:table-cell table:style-name="Table2.A1" office:value-type="string">
            <text:p text:style-name="Table_20_Contents">domain-specific QA models</text:p>
          </table:table-cell>
        </table:table-row>
        <table:table-row>
          <table:table-cell table:style-name="Table2.A1" office:value-type="string">
            <text:p text:style-name="Table_20_Contents"><text:span text:style-name="Strong_20_Emphasis">L3 Publication / Governance</text:span></text:p>
          </table:table-cell>
          <table:table-cell table:style-name="Table2.A1" office:value-type="string">
            <text:p text:style-name="Table_20_Contents">validation, docs, replication, licensing</text:p>
          </table:table-cell>
          <table:table-cell table:style-name="Table2.A1" office:value-type="string">
            <text:p text:style-name="Table_20_Contents">peer-verifiable papers + open packages</text:p>
          </table:table-cell>
        </table:table-row>
      </table:table>
      <text:p text:style-name="Horizontal_20_Line"/>
      <text:h text:style-name="Heading_20_2" text:outline-level="2">⚙️ 2 | Top-Level Project Tree</text:h>
      <text:p text:style-name="Preformatted_20_Text"><text:span text:style-name="Source_20_Text">qa_lab/</text:span></text:p>
      <text:p text:style-name="Preformatted_20_Text"><text:span text:style-name="Source_20_Text">├─ qa_core/ <text:s text:c="15"/># arithmetic &amp; geometry kernels (stable)</text:span></text:p>
      <text:p text:style-name="Preformatted_20_Text"><text:span text:style-name="Source_20_Text">├─ qa_symbolic/ <text:s text:c="11"/># YAML rule engine &amp; symbolic node injection</text:span></text:p>
      <text:p text:style-name="Preformatted_20_Text"><text:span text:style-name="Source_20_Text">├─ qa_agents/ <text:s text:c="13"/># orchestration layer (Scout, Prover, Refactor…)</text:span></text:p>
      <text:p text:style-name="Preformatted_20_Text"><text:span text:style-name="Source_20_Text">├─ qa_domains/</text:span></text:p>
      <text:p text:style-name="Preformatted_20_Text"><text:span text:style-name="Source_20_Text">│ <text:s text:c="2"/>├─ number_theory/</text:span></text:p>
      <text:p text:style-name="Preformatted_20_Text"><text:span text:style-name="Source_20_Text">│ <text:s text:c="2"/>├─ physics_fst/</text:span></text:p>
      <text:p text:style-name="Preformatted_20_Text"><text:span text:style-name="Source_20_Text">│ <text:s text:c="2"/>├─ cryptography/</text:span></text:p>
      <text:p text:style-name="Preformatted_20_Text"><text:span text:style-name="Source_20_Text">│ <text:s text:c="2"/>├─ machine_learning/</text:span></text:p>
      <text:p text:style-name="Preformatted_20_Text"><text:span text:style-name="Source_20_Text">│ <text:s text:c="2"/>└─ imaging_graphs/</text:span></text:p>
      <text:p text:style-name="Preformatted_20_Text"><text:span text:style-name="Source_20_Text">├─ qa_experiments/ <text:s text:c="8"/># notebooks, CSVs, runs, figs</text:span></text:p>
      <text:p text:style-name="Preformatted_20_Text"><text:span text:style-name="Source_20_Text">├─ qa_docs/ <text:s text:c="15"/># mkdocs site, API, math proofs</text:span></text:p>
      <text:p text:style-name="Preformatted_20_Text"><text:span text:style-name="Source_20_Text">├─ qa_ci/ <text:s text:c="17"/># tests, SpecLock, GitHub Actions</text:span></text:p>
      <text:p text:style-name="Preformatted_20_Text"><text:span text:style-name="Source_20_Text">├─ qa_data/ <text:s text:c="15"/># datasets &amp; RAG index (local)</text:span></text:p>
      <text:p text:style-name="Preformatted_20_Text"><text:span text:style-name="Source_20_Text">├─ qa_papers/ <text:s text:c="13"/># LaTeX / arXiv exports</text:span></text:p>
      <text:p text:style-name="P2"><text:soft-page-break/><text:span text:style-name="Source_20_Text">└─ qa_dashboard/ <text:s text:c="10"/># Streamlit/Dash UI for metrics &amp; orchestration</text:span></text:p>
      <text:p text:style-name="Horizontal_20_Line"/>
      <text:h text:style-name="Heading_20_2" text:outline-level="2">🧩 3 | Sub-Projects (Research Pipelines)</text:h>
      <text:h text:style-name="Heading_20_3" text:outline-level="3"><text:span text:style-name="Strong_20_Emphasis">A. QA Arithmetic Kernel (Foundation)</text:span></text:h>
      <text:p text:style-name="Text_20_body"><text:span text:style-name="Emphasis">Owner:</text:span> Core team<text:line-break/><text:span text:style-name="Emphasis">Goal:</text:span> Immutable math definitions + fast modular computation.</text:p>
      <text:p text:style-name="Text_20_body"><text:span text:style-name="Strong_20_Emphasis">Modules</text:span></text:p>
      <text:list text:style-name="L61">
        <text:list-item>
          <text:p text:style-name="P64"><text:span text:style-name="Source_20_Text">qa_core/arithmetic/</text:span> – integer/fractional tuple ops</text:p>
        </text:list-item>
        <text:list-item>
          <text:p text:style-name="P64"><text:span text:style-name="Source_20_Text">qa_core/geometry/</text:span> – ellipse laws, right-triangle mapping</text:p>
        </text:list-item>
        <text:list-item>
          <text:p text:style-name="P64"><text:span text:style-name="Source_20_Text">qa_core/modular/</text:span> – mod-9/24/72 engines</text:p>
        </text:list-item>
        <text:list-item>
          <text:p text:style-name="P64"><text:span text:style-name="Source_20_Text">qa_core/proof/</text:span> – invariant tests + SpecLock<text:line-break/><text:span text:style-name="Strong_20_Emphasis">Deliverables:</text:span> v3.2 wheel + doctest suite 100 % green.</text:p>
        </text:list-item>
      </text:list>
      <text:p text:style-name="Horizontal_20_Line"/>
      <text:h text:style-name="Heading_20_3" text:outline-level="3"><text:span text:style-name="Strong_20_Emphasis">B. Symbolic QA Engine &amp; Knowledge Graph</text:span></text:h>
      <text:p text:style-name="Text_20_body"><text:span text:style-name="Emphasis">Goal:</text:span> Represent QA rules as a formal graph for theorem discovery.</text:p>
      <text:p text:style-name="Text_20_body"><text:span text:style-name="Strong_20_Emphasis">Pipeline</text:span></text:p>
      <text:list text:style-name="L62">
        <text:list-item>
          <text:p text:style-name="P65">Parse YAML → Symbolic Graph (DB + JSONL).</text:p>
        </text:list-item>
        <text:list-item>
          <text:p text:style-name="P65">Build QA-GNN embeddings (24-tuple resonance nodes).</text:p>
        </text:list-item>
        <text:list-item>
          <text:p text:style-name="P65">Auto-generate axioms &amp; lemmas from symbolic patterns.</text:p>
        </text:list-item>
        <text:list-item>
          <text:p text:style-name="P65">Feed outputs to commercial LLMs for explanation / proof drafts.</text:p>
        </text:list-item>
      </text:list>
      <text:p text:style-name="Text_20_body"><text:span text:style-name="Strong_20_Emphasis">Outputs:</text:span></text:p>
      <text:list text:style-name="L63">
        <text:list-item>
          <text:p text:style-name="P66"><text:span text:style-name="Source_20_Text">qa_symbolic/graph_builder.py</text:span></text:p>
        </text:list-item>
        <text:list-item>
          <text:p text:style-name="P66"><text:span text:style-name="Source_20_Text">qa_theorem_engine/</text:span> (Lean/Coq bridge)</text:p>
        </text:list-item>
        <text:list-item>
          <text:p text:style-name="P66">Verified lemmas exported to <text:span text:style-name="Source_20_Text">qa_papers/auto/</text:span>.</text:p>
        </text:list-item>
      </text:list>
      <text:p text:style-name="Horizontal_20_Line"/>
      <text:h text:style-name="Heading_20_3" text:outline-level="3"><text:span text:style-name="Strong_20_Emphasis">C. Agentic Automation Layer</text:span></text:h>
      <text:p text:style-name="Text_20_body"><text:span text:style-name="Emphasis">Goal:</text:span> Autonomous task identification, prioritization, execution loop (your “home lab”).</text:p>
      <text:p text:style-name="Text_20_body"><text:span text:style-name="Strong_20_Emphasis">Agents</text:span></text:p>
      <text:list text:style-name="L64">
        <text:list-item>
          <text:p text:style-name="P67"><text:span text:style-name="Strong_20_Emphasis">Scout → Classifier → Prioritizer → Planner → Dispatcher → Reviewer → Archivist</text:span><text:line-break/>(Uses Claude Code + Gemini CLI + OpenCode)</text:p>
        </text:list-item>
        <text:list-item>
          <text:p text:style-name="P67">Guardrails: SpecLock + pytest + lane system (red/yellow/green).</text:p>
        </text:list-item>
      </text:list>
      <text:p text:style-name="Text_20_body"><text:soft-page-break/><text:span text:style-name="Strong_20_Emphasis">Artifacts:</text:span></text:p>
      <text:list text:style-name="L65">
        <text:list-item>
          <text:p text:style-name="P68"><text:span text:style-name="Source_20_Text">tasks/*.yaml</text:span>, <text:span text:style-name="Source_20_Text">projects/*.yaml</text:span>, <text:span text:style-name="Source_20_Text">logs/runs.jsonl</text:span></text:p>
        </text:list-item>
        <text:list-item>
          <text:p text:style-name="P68"><text:span text:style-name="Source_20_Text">boards/kanban.md</text:span> (auto-generated).</text:p>
        </text:list-item>
      </text:list>
      <text:p text:style-name="Horizontal_20_Line"/>
      <text:h text:style-name="Heading_20_3" text:outline-level="3"><text:span text:style-name="Strong_20_Emphasis">D. QA Physics &amp; Field-Structure Theory</text:span></text:h>
      <text:p text:style-name="Text_20_body"><text:span text:style-name="Emphasis">Goal:</text:span> Map harmonic QA tuples → Whittaker potentials, BEDA geometry, SVP resonance.</text:p>
      <text:p text:style-name="Text_20_body"><text:span text:style-name="Strong_20_Emphasis">Submodules</text:span></text:p>
      <text:list text:style-name="L66">
        <text:list-item>
          <text:p text:style-name="P69"><text:span text:style-name="Source_20_Text">qa_domains/physics_fst/qa_fst_RG_multiloop.py</text:span></text:p>
        </text:list-item>
        <text:list-item>
          <text:p text:style-name="P69"><text:span text:style-name="Source_20_Text">qa_domains/physics_fst/qa_whittaker_bridge.py</text:span></text:p>
        </text:list-item>
        <text:list-item>
          <text:p text:style-name="P69"><text:span text:style-name="Source_20_Text">qa_domains/physics_fst/qa_hysteresis_bridge.py</text:span></text:p>
        </text:list-item>
      </text:list>
      <text:p text:style-name="Text_20_body"><text:span text:style-name="Strong_20_Emphasis">Outputs:</text:span></text:p>
      <text:list text:style-name="L67">
        <text:list-item>
          <text:p text:style-name="P70">Verified scalar potential fits (rₚ ≈ 0.84 fm).</text:p>
        </text:list-item>
        <text:list-item>
          <text:p text:style-name="P70">JSON summaries for publication plots.</text:p>
        </text:list-item>
      </text:list>
      <text:p text:style-name="Horizontal_20_Line"/>
      <text:h text:style-name="Heading_20_3" text:outline-level="3"><text:span text:style-name="Strong_20_Emphasis">E. QA Cryptography &amp; Modular Forms</text:span></text:h>
      <text:p text:style-name="Text_20_body"><text:span text:style-name="Emphasis">Goal:</text:span> Apply QA mod-24/72 cycles to cryptographic schemes.</text:p>
      <text:p text:style-name="Text_20_body"><text:span text:style-name="Strong_20_Emphasis">Submodules</text:span></text:p>
      <text:list text:style-name="L68">
        <text:list-item>
          <text:p text:style-name="P71"><text:span text:style-name="Source_20_Text">qa_domains/cryptography/qa_mod24_prime_sieve.py</text:span></text:p>
        </text:list-item>
        <text:list-item>
          <text:p text:style-name="P71"><text:span text:style-name="Source_20_Text">qa_domains/cryptography/qa_galois_lfunctions.py</text:span></text:p>
        </text:list-item>
        <text:list-item>
          <text:p text:style-name="P71"><text:span text:style-name="Source_20_Text">qa_domains/cryptography/qa_modular_curve_encoder.py</text:span></text:p>
        </text:list-item>
      </text:list>
      <text:p text:style-name="Text_20_body"><text:span text:style-name="Strong_20_Emphasis">Deliverables:</text:span></text:p>
      <text:list text:style-name="L69">
        <text:list-item>
          <text:p text:style-name="P72">QA residue-based hash / signature prototype (PQC alignment).</text:p>
        </text:list-item>
        <text:list-item>
          <text:p text:style-name="P72">Benchmark vs NIST PQC curves.</text:p>
        </text:list-item>
      </text:list>
      <text:p text:style-name="Horizontal_20_Line"/>
      <text:h text:style-name="Heading_20_3" text:outline-level="3"><text:span text:style-name="Strong_20_Emphasis">F. QA Machine-Learning Stack</text:span></text:h>
      <text:p text:style-name="Text_20_body"><text:span text:style-name="Emphasis">Goal:</text:span> QA-structured training algorithms.</text:p>
      <text:p text:style-name="Text_20_body"><text:span text:style-name="Strong_20_Emphasis">Pipelines</text:span></text:p>
      <text:list text:style-name="L70">
        <text:list-item>
          <text:p text:style-name="P73"><text:span text:style-name="Strong_20_Emphasis">HI-LSTM</text:span> (integer-harmonic LSTM with closure penalties).</text:p>
        </text:list-item>
        <text:list-item>
          <text:p text:style-name="P73"><text:span text:style-name="Strong_20_Emphasis">HGD optimizer</text:span> (QA curvature-based learning).</text:p>
        </text:list-item>
        <text:list-item>
          <text:p text:style-name="P73"><text:span text:style-name="Strong_20_Emphasis">QFT symbolic optimizer + QA autoencoder</text:span>.</text:p>
        </text:list-item>
        <text:list-item>
          <text:p text:style-name="P73"><text:span text:style-name="Strong_20_Emphasis">Whittaker curvature learning rule.</text:span></text:p>
        </text:list-item>
      </text:list>
      <text:p text:style-name="Text_20_body"><text:soft-page-break/><text:span text:style-name="Strong_20_Emphasis">Metrics:</text:span> integer closure &gt; 98 %, loss convergence curves, harmonic plots.</text:p>
      <text:p text:style-name="Horizontal_20_Line"/>
      <text:h text:style-name="Heading_20_3" text:outline-level="3"><text:span text:style-name="Strong_20_Emphasis">G. QA Imaging &amp; Graph Systems</text:span></text:h>
      <text:p text:style-name="Text_20_body"><text:span text:style-name="Emphasis">Goal:</text:span> Extend QA geometry → photogrammetry / LiDAR / SAR.</text:p>
      <text:p text:style-name="Text_20_body"><text:span text:style-name="Strong_20_Emphasis">Modules</text:span></text:p>
      <text:list text:style-name="L71">
        <text:list-item>
          <text:p text:style-name="P74"><text:span text:style-name="Source_20_Text">qa_domains/imaging_graphs/qa_chromo.py</text:span> (chromogeometry)</text:p>
        </text:list-item>
        <text:list-item>
          <text:p text:style-name="P74"><text:span text:style-name="Source_20_Text">qa_domains/imaging_graphs/qa_color_torus.py</text:span> (color space torus)</text:p>
        </text:list-item>
        <text:list-item>
          <text:p text:style-name="P74"><text:span text:style-name="Source_20_Text">qa_domains/imaging_graphs/qa_tensor_algebra.py</text:span></text:p>
        </text:list-item>
      </text:list>
      <text:p text:style-name="Text_20_body"><text:span text:style-name="Strong_20_Emphasis">Deliverables:</text:span> harmonic point-cloud graphs + dual Minkowski visuals.</text:p>
      <text:p text:style-name="Horizontal_20_Line"/>
      <text:h text:style-name="Heading_20_3" text:outline-level="3"><text:span text:style-name="Strong_20_Emphasis">H. QA Publication &amp; Verification Pipeline</text:span></text:h>
      <text:p text:style-name="Text_20_body"><text:span text:style-name="Emphasis">Goal:</text:span> Continuous integration of proofs and papers.</text:p>
      <text:p text:style-name="Text_20_body"><text:span text:style-name="Strong_20_Emphasis">Stages</text:span></text:p>
      <text:list text:style-name="L72">
        <text:list-item>
          <text:p text:style-name="P75">Doctests → CI green.</text:p>
        </text:list-item>
        <text:list-item>
          <text:p text:style-name="P75">QA-Prover passes property tests.</text:p>
        </text:list-item>
        <text:list-item>
          <text:p text:style-name="P75">GraphSmith renders figures.</text:p>
        </text:list-item>
        <text:list-item>
          <text:p text:style-name="P75">Auto-draft LaTeX paper → <text:span text:style-name="Source_20_Text">qa_papers/</text:span>.</text:p>
        </text:list-item>
        <text:list-item>
          <text:p text:style-name="P75">Manual review / sign-off.</text:p>
        </text:list-item>
      </text:list>
      <text:p text:style-name="Text_20_body"><text:span text:style-name="Strong_20_Emphasis">Outputs:</text:span> versioned PDFs + citations on mkdocs site.</text:p>
      <text:p text:style-name="Horizontal_20_Line"/>
      <text:h text:style-name="Heading_20_2" text:outline-level="2">🔄 4 | Development Pipeline (End-to-End Flow)</text:h>
      <text:p text:style-name="Preformatted_20_Text"><text:span text:style-name="Source_20_Text">[Commit/Test]</text:span></text:p>
      <text:p text:style-name="Preformatted_20_Text"><text:span text:style-name="Source_20_Text"><text:s text:c="5"/>↓</text:span></text:p>
      <text:p text:style-name="Preformatted_20_Text"><text:span text:style-name="Source_20_Text">[Scout → Prioritizer]</text:span></text:p>
      <text:p text:style-name="Preformatted_20_Text"><text:span text:style-name="Source_20_Text"><text:s text:c="5"/>↓</text:span></text:p>
      <text:p text:style-name="Preformatted_20_Text"><text:span text:style-name="Source_20_Text">[Planner → Dispatcher (Claude/Gemini)]</text:span></text:p>
      <text:p text:style-name="Preformatted_20_Text"><text:span text:style-name="Source_20_Text"><text:s text:c="5"/>↓</text:span></text:p>
      <text:p text:style-name="Preformatted_20_Text"><text:span text:style-name="Source_20_Text">[Execution Branch]</text:span></text:p>
      <text:p text:style-name="Preformatted_20_Text"><text:span text:style-name="Source_20_Text"><text:s text:c="5"/>↓</text:span></text:p>
      <text:p text:style-name="Preformatted_20_Text"><text:span text:style-name="Source_20_Text">[pytest + SpecLock + Docs + Graphs]</text:span></text:p>
      <text:p text:style-name="Preformatted_20_Text"><text:span text:style-name="Source_20_Text"><text:s text:c="5"/>↓</text:span></text:p>
      <text:p text:style-name="Preformatted_20_Text"><text:span text:style-name="Source_20_Text">[Reviewer → PR]</text:span></text:p>
      <text:p text:style-name="Preformatted_20_Text"><text:span text:style-name="Source_20_Text"><text:s text:c="5"/>↓</text:span></text:p>
      <text:p text:style-name="P2"><text:span text:style-name="Source_20_Text">[Archivist → Ledger + Changelog + QA Dashboard]</text:span></text:p>
      <text:p text:style-name="Text_20_body"><text:span text:style-name="Strong_20_Emphasis">Supporting loops</text:span></text:p>
      <text:list text:style-name="L73">
        <text:list-item>
          <text:p text:style-name="P76"><text:span text:style-name="Emphasis">Nightly:</text:span> auto-eval, heatmaps, task priorities recompute.</text:p>
        </text:list-item>
        <text:list-item>
          <text:p text:style-name="P76"><text:span text:style-name="Emphasis">Weekly:</text:span> report generation → QA Dashboard.</text:p>
        </text:list-item>
        <text:list-item>
          <text:p text:style-name="P76"><text:soft-page-break/><text:span text:style-name="Emphasis">Quarterly:</text:span> roll-up proofs → QA Papers bundle.</text:p>
        </text:list-item>
      </text:list>
      <text:p text:style-name="Horizontal_20_Line"/>
      <text:h text:style-name="Heading_20_2" text:outline-level="2">🧠 5 | Research Intelligence Loop (Feedback)</text:h>
      <text:list text:style-name="L74">
        <text:list-item>
          <text:p text:style-name="P77"><text:span text:style-name="Strong_20_Emphasis">Discovery:</text:span> Symbolic QA-GNN finds anomalous relations.</text:p>
        </text:list-item>
        <text:list-item>
          <text:p text:style-name="P77"><text:span text:style-name="Strong_20_Emphasis">Hypothesis Draft:</text:span> Gemini or Claude Code formalizes candidate lemma.</text:p>
        </text:list-item>
        <text:list-item>
          <text:p text:style-name="P77"><text:span text:style-name="Strong_20_Emphasis">Computation:</text:span> Local Prover runs numerical validation.</text:p>
        </text:list-item>
        <text:list-item>
          <text:p text:style-name="P77"><text:span text:style-name="Strong_20_Emphasis">Verification:</text:span> QA-Theorem Engine (Lean/Coq) checks logic.</text:p>
        </text:list-item>
        <text:list-item>
          <text:p text:style-name="P77"><text:span text:style-name="Strong_20_Emphasis">Publication:</text:span> QA-DocWeaver renders proof + figures.</text:p>
        </text:list-item>
        <text:list-item>
          <text:p text:style-name="P77"><text:span text:style-name="Strong_20_Emphasis">Iteration:</text:span> Planner creates new tasks from open questions.</text:p>
        </text:list-item>
      </text:list>
      <text:p text:style-name="Horizontal_20_Line"/>
      <text:h text:style-name="Heading_20_2" text:outline-level="2">📊 6 | Governance &amp; Tracking</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mponent</text:p>
            </table:table-cell>
            <table:table-cell table:style-name="Table3.A1" office:value-type="string">
              <text:p text:style-name="Table_20_Heading">Metric</text:p>
            </table:table-cell>
            <table:table-cell table:style-name="Table3.A1" office:value-type="string">
              <text:p text:style-name="Table_20_Heading">Target</text:p>
            </table:table-cell>
          </table:table-row>
        </table:table-header-rows>
        <table:table-row>
          <table:table-cell table:style-name="Table3.A1" office:value-type="string">
            <text:p text:style-name="Table_20_Contents"><text:span text:style-name="Strong_20_Emphasis">Invariants tests</text:span></text:p>
          </table:table-cell>
          <table:table-cell table:style-name="Table3.A1" office:value-type="string">
            <text:p text:style-name="Table_20_Contents">pass rate</text:p>
          </table:table-cell>
          <table:table-cell table:style-name="Table3.A1" office:value-type="string">
            <text:p text:style-name="Table_20_Contents">100 %</text:p>
          </table:table-cell>
        </table:table-row>
        <table:table-row>
          <table:table-cell table:style-name="Table3.A1" office:value-type="string">
            <text:p text:style-name="Table_20_Contents"><text:span text:style-name="Strong_20_Emphasis">Symbolic coverage</text:span></text:p>
          </table:table-cell>
          <table:table-cell table:style-name="Table3.A1" office:value-type="string">
            <text:p text:style-name="Table_20_Contents">rules active / rules total</text:p>
          </table:table-cell>
          <table:table-cell table:style-name="Table3.A1" office:value-type="string">
            <text:p text:style-name="Table_20_Contents">&gt; 90 %</text:p>
          </table:table-cell>
        </table:table-row>
        <table:table-row>
          <table:table-cell table:style-name="Table3.A1" office:value-type="string">
            <text:p text:style-name="Table_20_Contents"><text:span text:style-name="Strong_20_Emphasis">Auto-generated proofs</text:span></text:p>
          </table:table-cell>
          <table:table-cell table:style-name="Table3.A1" office:value-type="string">
            <text:p text:style-name="Table_20_Contents">verified lemmas per month</text:p>
          </table:table-cell>
          <table:table-cell table:style-name="Table3.A1" office:value-type="string">
            <text:p text:style-name="Table_20_Contents">≥ 10</text:p>
          </table:table-cell>
        </table:table-row>
        <table:table-row>
          <table:table-cell table:style-name="Table3.A1" office:value-type="string">
            <text:p text:style-name="Table_20_Contents"><text:span text:style-name="Strong_20_Emphasis">Agent run success</text:span></text:p>
          </table:table-cell>
          <table:table-cell table:style-name="Table3.A1" office:value-type="string">
            <text:p text:style-name="Table_20_Contents">tasks completed w/o human rollback</text:p>
          </table:table-cell>
          <table:table-cell table:style-name="Table3.A1" office:value-type="string">
            <text:p text:style-name="Table_20_Contents">≥ 85 %</text:p>
          </table:table-cell>
        </table:table-row>
        <table:table-row>
          <table:table-cell table:style-name="Table3.A1" office:value-type="string">
            <text:p text:style-name="Table_20_Contents"><text:span text:style-name="Strong_20_Emphasis">Documentation freshness</text:span></text:p>
          </table:table-cell>
          <table:table-cell table:style-name="Table3.A1" office:value-type="string">
            <text:p text:style-name="Table_20_Contents">days since last build</text:p>
          </table:table-cell>
          <table:table-cell table:style-name="Table3.A1" office:value-type="string">
            <text:p text:style-name="Table_20_Contents">≤ 7</text:p>
          </table:table-cell>
        </table:table-row>
        <table:table-row>
          <table:table-cell table:style-name="Table3.A1" office:value-type="string">
            <text:p text:style-name="Table_20_Contents"><text:span text:style-name="Strong_20_Emphasis">Security</text:span></text:p>
          </table:table-cell>
          <table:table-cell table:style-name="Table3.A1" office:value-type="string">
            <text:p text:style-name="Table_20_Contents">SpecLock violations</text:p>
          </table:table-cell>
          <table:table-cell table:style-name="Table3.A1" office:value-type="string">
            <text:p text:style-name="Table_20_Contents">0</text:p>
          </table:table-cell>
        </table:table-row>
      </table:table>
      <text:p text:style-name="Horizontal_20_Line"/>
      <text:h text:style-name="Heading_20_2" text:outline-level="2">🧱 7 | Technical Stack (Commercial + Local)</text:h>
      <table:table table:name="Table4" table:style-name="Table4">
        <table:table-column table:style-name="Table4.A"/>
        <table:table-column table:style-name="Table4.B"/>
        <table:table-header-rows>
          <table:table-row>
            <table:table-cell table:style-name="Table4.A1" office:value-type="string">
              <text:p text:style-name="Table_20_Heading">Layer</text:p>
            </table:table-cell>
            <table:table-cell table:style-name="Table4.A1" office:value-type="string">
              <text:p text:style-name="Table_20_Heading">Tool / Service</text:p>
            </table:table-cell>
          </table:table-row>
        </table:table-header-rows>
        <table:table-row>
          <table:table-cell table:style-name="Table4.A1" office:value-type="string">
            <text:p text:style-name="Table_20_Contents">Code &amp; Tests</text:p>
          </table:table-cell>
          <table:table-cell table:style-name="Table4.A1" office:value-type="string">
            <text:p text:style-name="Table_20_Contents">GitHub Actions + Pytest + MkDocs</text:p>
          </table:table-cell>
        </table:table-row>
        <table:table-row>
          <table:table-cell table:style-name="Table4.A1" office:value-type="string">
            <text:p text:style-name="Table_20_Contents">LLM Agents</text:p>
          </table:table-cell>
          <table:table-cell table:style-name="Table4.A1" office:value-type="string">
            <text:p text:style-name="Table_20_Contents">Claude Code (Ant), Gemini CLI (Google), OpenCode</text:p>
          </table:table-cell>
        </table:table-row>
        <table:table-row>
          <table:table-cell table:style-name="Table4.A1" office:value-type="string">
            <text:p text:style-name="Table_20_Contents">Storage</text:p>
          </table:table-cell>
          <table:table-cell table:style-name="Table4.A1" office:value-type="string">
            <text:p text:style-name="Table_20_Contents">Git + Twingate-secured NAS</text:p>
          </table:table-cell>
        </table:table-row>
        <table:table-row>
          <table:table-cell table:style-name="Table4.A1" office:value-type="string">
            <text:p text:style-name="Table_20_Contents">Dashboard</text:p>
          </table:table-cell>
          <table:table-cell table:style-name="Table4.A1" office:value-type="string">
            <text:p text:style-name="Table_20_Contents">Streamlit / Dash (local UI)</text:p>
          </table:table-cell>
        </table:table-row>
        <table:table-row>
          <table:table-cell table:style-name="Table4.A1" office:value-type="string">
            <text:p text:style-name="Table_20_Contents">Local Compute</text:p>
          </table:table-cell>
          <table:table-cell table:style-name="Table4.A1" office:value-type="string">
            <text:p text:style-name="Table_20_Contents">Ubuntu 24 (QA venv, Python 3.13)</text:p>
          </table:table-cell>
        </table:table-row>
        <table:table-row>
          <table:table-cell table:style-name="Table4.A1" office:value-type="string">
            <text:p text:style-name="Table_20_Contents">Graph DB</text:p>
          </table:table-cell>
          <table:table-cell table:style-name="Table4.A1" office:value-type="string">
            <text:p text:style-name="Table_20_Contents">SQLite + FAISS (for QA-RAG)</text:p>
          </table:table-cell>
        </table:table-row>
      </table:table>
      <text:p text:style-name="Horizontal_20_Line"/>
      <text:h text:style-name="Heading_20_2" text:outline-level="2">🚀 8 | Execution Phases (12 months)</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Phase</text:p>
            </table:table-cell>
            <table:table-cell table:style-name="Table5.A1" office:value-type="string">
              <text:p text:style-name="Table_20_Heading">Goal</text:p>
            </table:table-cell>
            <table:table-cell table:style-name="Table5.A1" office:value-type="string">
              <text:p text:style-name="Table_20_Heading">Key Deliverables</text:p>
            </table:table-cell>
          </table:table-row>
        </table:table-header-rows>
        <table:table-row>
          <table:table-cell table:style-name="Table5.A1" office:value-type="string">
            <text:p text:style-name="Table_20_Contents"><text:span text:style-name="Strong_20_Emphasis">0 – Infrastructure</text:span></text:p>
          </table:table-cell>
          <table:table-cell table:style-name="Table5.A1" office:value-type="string">
            <text:p text:style-name="Table_20_Contents">finalize qa_core + SpecLock + tests</text:p>
          </table:table-cell>
          <table:table-cell table:style-name="Table5.A1" office:value-type="string">
            <text:p text:style-name="Table_20_Contents">v3.2 wheel, 100 % doctest</text:p>
          </table:table-cell>
        </table:table-row>
        <table:table-row>
          <table:table-cell table:style-name="Table5.A1" office:value-type="string">
            <text:p text:style-name="Table_20_Contents"><text:span text:style-name="Strong_20_Emphasis">1 – Agent Loop MVP</text:span></text:p>
          </table:table-cell>
          <table:table-cell table:style-name="Table5.A1" office:value-type="string">
            <text:p text:style-name="Table_20_Contents">Scout→Reviewer working end-to-end</text:p>
          </table:table-cell>
          <table:table-cell table:style-name="Table5.A1" office:value-type="string">
            <text:p text:style-name="Table_20_Contents">auto-task queue, PR pipeline</text:p>
          </table:table-cell>
        </table:table-row>
        <table:table-row>
          <table:table-cell table:style-name="Table5.A1" office:value-type="string">
            <text:p text:style-name="Table_20_Contents"><text:span text:style-name="Strong_20_Emphasis">2 – Symbolic QA</text:span></text:p>
          </table:table-cell>
          <table:table-cell table:style-name="Table5.A1" office:value-type="string">
            <text:p text:style-name="Table_20_Contents">graph engine + QA-GNN</text:p>
          </table:table-cell>
          <table:table-cell table:style-name="Table5.A1" office:value-type="string">
            <text:p text:style-name="Table_20_Contents">100 active rules</text:p>
          </table:table-cell>
        </table:table-row>
        <table:table-row>
          <table:table-cell table:style-name="Table5.A1" office:value-type="string">
            <text:p text:style-name="Table_20_Contents"><text:span text:style-name="Strong_20_Emphasis">3 – Physics FST</text:span></text:p>
          </table:table-cell>
          <table:table-cell table:style-name="Table5.A1" office:value-type="string">
            <text:p text:style-name="Table_20_Contents">Whittaker bridge validated</text:p>
          </table:table-cell>
          <table:table-cell table:style-name="Table5.A1" office:value-type="string">
            <text:p text:style-name="Table_20_Contents">hysteresis fits JSON + plots</text:p>
          </table:table-cell>
        </table:table-row>
        <table:table-row>
          <table:table-cell table:style-name="Table5.A1" office:value-type="string">
            <text:p text:style-name="Table_20_Contents"><text:span text:style-name="Strong_20_Emphasis">4 – ML Stack</text:span></text:p>
          </table:table-cell>
          <table:table-cell table:style-name="Table5.A1" office:value-type="string">
            <text:p text:style-name="Table_20_Contents">HI-LSTM + HGD training</text:p>
          </table:table-cell>
          <table:table-cell table:style-name="Table5.A1" office:value-type="string">
            <text:p text:style-name="Table_20_Contents">harmonic convergence plots</text:p>
          </table:table-cell>
        </table:table-row>
        <text:soft-page-break/>
        <table:table-row>
          <table:table-cell table:style-name="Table5.A1" office:value-type="string">
            <text:p text:style-name="Table_20_Contents"><text:span text:style-name="Strong_20_Emphasis">5 – Crypto/Imaging</text:span></text:p>
          </table:table-cell>
          <table:table-cell table:style-name="Table5.A1" office:value-type="string">
            <text:p text:style-name="Table_20_Contents">mod-form + chromo modules</text:p>
          </table:table-cell>
          <table:table-cell table:style-name="Table5.A1" office:value-type="string">
            <text:p text:style-name="Table_20_Contents">mod24 prime sieve + torus viz</text:p>
          </table:table-cell>
        </table:table-row>
        <table:table-row>
          <table:table-cell table:style-name="Table5.A1" office:value-type="string">
            <text:p text:style-name="Table_20_Contents"><text:span text:style-name="Strong_20_Emphasis">6 – Publication</text:span></text:p>
          </table:table-cell>
          <table:table-cell table:style-name="Table5.A1" office:value-type="string">
            <text:p text:style-name="Table_20_Contents">doc site + paper exports</text:p>
          </table:table-cell>
          <table:table-cell table:style-name="Table5.A1" office:value-type="string">
            <text:p text:style-name="Table_20_Contents">mkdocs site + LaTeX bundle</text:p>
          </table:table-cell>
        </table:table-row>
        <table:table-row>
          <table:table-cell table:style-name="Table5.A1" office:value-type="string">
            <text:p text:style-name="Table_20_Contents"><text:span text:style-name="Strong_20_Emphasis">7 – Autonomy</text:span></text:p>
          </table:table-cell>
          <table:table-cell table:style-name="Table5.A1" office:value-type="string">
            <text:p text:style-name="Table_20_Contents">QA Dashboard autonomous runs</text:p>
          </table:table-cell>
          <table:table-cell table:style-name="Table5.A1" office:value-type="string">
            <text:p text:style-name="Table_20_Contents">self-updating kanban + metrics</text:p>
          </table:table-cell>
        </table:table-row>
      </table:table>
      <text:p text:style-name="Horizontal_20_Line"/>
      <text:h text:style-name="Heading_20_2" text:outline-level="2">🧩 9 | Data &amp; Knowledge Integration</text:h>
      <text:list text:style-name="L75">
        <text:list-item>
          <text:p text:style-name="P78"><text:span text:style-name="Strong_20_Emphasis">QA YAML Rules → Symbolic Graph</text:span></text:p>
        </text:list-item>
        <text:list-item>
          <text:p text:style-name="P78"><text:span text:style-name="Strong_20_Emphasis">Symbolic Graph → QA-GNN Embeddings</text:span></text:p>
        </text:list-item>
        <text:list-item>
          <text:p text:style-name="P78"><text:span text:style-name="Strong_20_Emphasis">Embeddings → LLM Prompts (Context)</text:span></text:p>
        </text:list-item>
        <text:list-item>
          <text:p text:style-name="P78"><text:span text:style-name="Strong_20_Emphasis">LLM Proof Drafts → QA Prover</text:span></text:p>
        </text:list-item>
        <text:list-item>
          <text:p text:style-name="P78"><text:span text:style-name="Strong_20_Emphasis">Verified Proofs → YAML Rule Update</text:span></text:p>
        </text:list-item>
      </text:list>
      <text:p text:style-name="Text_20_body">→ closed-loop self-improving knowledge base.</text:p>
      <text:p text:style-name="Horizontal_20_Line"/>
      <text:h text:style-name="Heading_20_2" text:outline-level="2">🔒 10 | Security &amp; Ethics</text:h>
      <text:list text:style-name="L76">
        <text:list-item>
          <text:p text:style-name="P79">Zero-trust Twingate access.</text:p>
        </text:list-item>
        <text:list-item>
          <text:p text:style-name="P79">SpecLock + hash manifests for all rule files.</text:p>
        </text:list-item>
        <text:list-item>
          <text:p text:style-name="P79">Agent audit ledger (JSONL + signed hash).</text:p>
        </text:list-item>
        <text:list-item>
          <text:p text:style-name="P79">No networked autonomy without human approval on red-lane changes.</text:p>
        </text:list-item>
        <text:list-item>
          <text:p text:style-name="P79">Quarterly manual review for alignment / ethics.</text:p>
        </text:list-item>
      </text:list>
      <text:p text:style-name="Horizontal_20_Line"/>
      <text:h text:style-name="Heading_20_3" text:outline-level="3">✅ Summary Snapshot</text:h>
      <table:table table:name="Table6" table:style-name="Table6">
        <table:table-column table:style-name="Table6.A"/>
        <table:table-column table:style-name="Table6.B"/>
        <table:table-header-rows>
          <table:table-row>
            <table:table-cell table:style-name="Table6.A1" office:value-type="string">
              <text:p text:style-name="Table_20_Heading">Objective</text:p>
            </table:table-cell>
            <table:table-cell table:style-name="Table6.A1" office:value-type="string">
              <text:p text:style-name="Table_20_Heading">Result</text:p>
            </table:table-cell>
          </table:table-row>
        </table:table-header-rows>
        <table:table-row>
          <table:table-cell table:style-name="Table6.A1" office:value-type="string">
            <text:p text:style-name="Table_20_Contents"><text:span text:style-name="Strong_20_Emphasis">Single QA Lab repo</text:span></text:p>
          </table:table-cell>
          <table:table-cell table:style-name="Table6.A1" office:value-type="string">
            <text:p text:style-name="Table_20_Contents">reproducible scientific OS</text:p>
          </table:table-cell>
        </table:table-row>
        <table:table-row>
          <table:table-cell table:style-name="Table6.A1" office:value-type="string">
            <text:p text:style-name="Table_20_Contents"><text:span text:style-name="Strong_20_Emphasis">Self-driving agents</text:span></text:p>
          </table:table-cell>
          <table:table-cell table:style-name="Table6.A1" office:value-type="string">
            <text:p text:style-name="Table_20_Contents">identify → prioritize → assign tasks</text:p>
          </table:table-cell>
        </table:table-row>
        <table:table-row>
          <table:table-cell table:style-name="Table6.A1" office:value-type="string">
            <text:p text:style-name="Table_20_Contents"><text:span text:style-name="Strong_20_Emphasis">Verified outputs</text:span></text:p>
          </table:table-cell>
          <table:table-cell table:style-name="Table6.A1" office:value-type="string">
            <text:p text:style-name="Table_20_Contents">code, proofs, plots, papers</text:p>
          </table:table-cell>
        </table:table-row>
        <table:table-row>
          <table:table-cell table:style-name="Table6.A1" office:value-type="string">
            <text:p text:style-name="Table_20_Contents"><text:span text:style-name="Strong_20_Emphasis">Commercial LLMs first</text:span></text:p>
          </table:table-cell>
          <table:table-cell table:style-name="Table6.A1" office:value-type="string">
            <text:p text:style-name="Table_20_Contents">Claude Code &amp; Gemini drive plans / PRs</text:p>
          </table:table-cell>
        </table:table-row>
        <table:table-row>
          <table:table-cell table:style-name="Table6.A1" office:value-type="string">
            <text:p text:style-name="Table_20_Contents"><text:span text:style-name="Strong_20_Emphasis">Local autonomy later</text:span></text:p>
          </table:table-cell>
          <table:table-cell table:style-name="Table6.A1" office:value-type="string">
            <text:p text:style-name="Table_20_Contents">swap in your QA LM for full offline operation</text:p>
          </table:table-cell>
        </table:table-row>
      </table:table>
      <text:p text:style-name="Horizontal_20_Line"/>
      <text:p text:style-name="Text_20_body">If you’d like, I can now produce the <text:span text:style-name="Strong_20_Emphasis">directory scaffold + Makefile + agent config files</text:span> so you can initialize this “QA Automated Lab” directly in your repo (<text:span text:style-name="Source_20_Text">make qa_lab_init</text:span> → ready-to-run).</text:p>
      <text:p text:style-name="Standard"><text:line-break/><text:line-break/><text:line-break/><text:line-break/>It’s an excellent baseline—but it’s not the ceiling.<text:line-break/>You can evolve this into a <text:span text:style-name="Strong_20_Emphasis">true autonomous scientific architecture</text:span> that behaves less like a <text:soft-page-break/>“pipeline” and more like a <text:span text:style-name="Emphasis">living research organism</text:span>.<text:line-break/>Here’s how I’d push it beyond the current blueprint—turning your QA Lab into the most advanced agentic R&amp;D environment possible.</text:p>
      <text:p text:style-name="Horizontal_20_Line"/>
      <text:h text:style-name="Heading_20_2" text:outline-level="2">🚀 NEXT-GEN QA RESEARCH LAB (v4+): “AUTONOMIC SCIENCE SYSTEM”</text:h>
      <text:p text:style-name="Text_20_body">Think of this as <text:span text:style-name="Strong_20_Emphasis">QA as an Operating System for Discovery</text:span>, not just a dev-stack.<text:line-break/>It has <text:span text:style-name="Strong_20_Emphasis">four nervous systems</text:span> instead of one linear workflow.</text:p>
      <text:p text:style-name="Horizontal_20_Line"/>
      <text:h text:style-name="Heading_20_3" text:outline-level="3">1️⃣ Cognitive Core — <text:span text:style-name="Emphasis">Self-Reasoning Intelligence</text:span></text:h>
      <text:p text:style-name="Text_20_body"><text:span text:style-name="Strong_20_Emphasis">Goal:</text:span> Give QA the ability to <text:span text:style-name="Emphasis">think about its own math</text:span> before it act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ubsystem</text:p>
            </table:table-cell>
            <table:table-cell table:style-name="Table7.A1" office:value-type="string">
              <text:p text:style-name="Table_20_Heading">What It Does</text:p>
            </table:table-cell>
            <table:table-cell table:style-name="Table7.A1" office:value-type="string">
              <text:p text:style-name="Table_20_Heading">Example</text:p>
            </table:table-cell>
          </table:table-row>
        </table:table-header-rows>
        <table:table-row>
          <table:table-cell table:style-name="Table7.A1" office:value-type="string">
            <text:p text:style-name="Table_20_Contents"><text:span text:style-name="Strong_20_Emphasis">Meta-Theorem Engine (MTE)</text:span></text:p>
          </table:table-cell>
          <table:table-cell table:style-name="Table7.A1" office:value-type="string">
            <text:p text:style-name="Table_20_Contents">runs abductive reasoning over existing lemmas to hypothesize new ones</text:p>
          </table:table-cell>
          <table:table-cell table:style-name="Table7.A1" office:value-type="string">
            <text:p text:style-name="Table_20_Contents">“If inner ellipse = quantum ellipse / d, then what if d → ∞?”</text:p>
          </table:table-cell>
        </table:table-row>
        <table:table-row>
          <table:table-cell table:style-name="Table7.A1" office:value-type="string">
            <text:p text:style-name="Table_20_Contents"><text:span text:style-name="Strong_20_Emphasis">Reflective Memory</text:span></text:p>
          </table:table-cell>
          <table:table-cell table:style-name="Table7.A1" office:value-type="string">
            <text:p text:style-name="Table_20_Contents">stores reasoning traces, failed proofs, counterexamples</text:p>
          </table:table-cell>
          <table:table-cell table:style-name="Table7.A1" office:value-type="string">
            <text:p text:style-name="Table_20_Contents">acts like long-term intuition bank</text:p>
          </table:table-cell>
        </table:table-row>
        <table:table-row>
          <table:table-cell table:style-name="Table7.A1" office:value-type="string">
            <text:p text:style-name="Table_20_Contents"><text:span text:style-name="Strong_20_Emphasis">Cognitive Consistency Checker</text:span></text:p>
          </table:table-cell>
          <table:table-cell table:style-name="Table7.A1" office:value-type="string">
            <text:p text:style-name="Table_20_Contents">compares symbolic vs numeric results, flags logical drift</text:p>
          </table:table-cell>
          <table:table-cell table:style-name="Table7.A1" office:value-type="string">
            <text:p text:style-name="Table_20_Contents">ensures QA never drifts from invariants</text:p>
          </table:table-cell>
        </table:table-row>
      </table:table>
      <text:p text:style-name="Text_20_body">🧩 Implementation hint:<text:line-break/>Embed a <text:span text:style-name="Strong_20_Emphasis">dual-loop agent</text:span>: <text:span text:style-name="Source_20_Text">Think → Verify → Reflect → Update rule weights</text:span>, using Claude/Gemini for language synthesis and local Prover for hard math.</text:p>
      <text:p text:style-name="Horizontal_20_Line"/>
      <text:h text:style-name="Heading_20_3" text:outline-level="3">2️⃣ Physical Layer — <text:span text:style-name="Emphasis">Continuous Experiment Loop</text:span></text:h>
      <text:p text:style-name="Text_20_body">Your current “QA Physics FST” can evolve into a <text:span text:style-name="Strong_20_Emphasis">closed-loop digital twin</text:span> of physical systems.</text:p>
      <table:table table:name="Table8" table:style-name="Table8">
        <table:table-column table:style-name="Table8.A"/>
        <table:table-column table:style-name="Table8.B"/>
        <table:table-header-rows>
          <table:table-row>
            <table:table-cell table:style-name="Table8.A1" office:value-type="string">
              <text:p text:style-name="Table_20_Heading">Component</text:p>
            </table:table-cell>
            <table:table-cell table:style-name="Table8.A1" office:value-type="string">
              <text:p text:style-name="Table_20_Heading">Function</text:p>
            </table:table-cell>
          </table:table-row>
        </table:table-header-rows>
        <table:table-row>
          <table:table-cell table:style-name="Table8.A1" office:value-type="string">
            <text:p text:style-name="Table_20_Contents"><text:span text:style-name="Strong_20_Emphasis">QA-Hysteresis Simulator</text:span></text:p>
          </table:table-cell>
          <table:table-cell table:style-name="Table8.A1" office:value-type="string">
            <text:p text:style-name="Table_20_Contents">runs Whittaker potentials in real time, logging Φᴪ curvature</text:p>
          </table:table-cell>
        </table:table-row>
        <table:table-row>
          <table:table-cell table:style-name="Table8.A1" office:value-type="string">
            <text:p text:style-name="Table_20_Contents"><text:span text:style-name="Strong_20_Emphasis">QA-Measurement Bridge</text:span></text:p>
          </table:table-cell>
          <table:table-cell table:style-name="Table8.A1" office:value-type="string">
            <text:p text:style-name="Table_20_Contents">connects to sensors or CSV streams (Kairospace, coils, etc.)</text:p>
          </table:table-cell>
        </table:table-row>
        <table:table-row>
          <table:table-cell table:style-name="Table8.A1" office:value-type="string">
            <text:p text:style-name="Table_20_Contents"><text:span text:style-name="Strong_20_Emphasis">QA-Calibrator</text:span></text:p>
          </table:table-cell>
          <table:table-cell table:style-name="Table8.A1" office:value-type="string">
            <text:p text:style-name="Table_20_Contents">fits experiment data to harmonic predictions and updates constants</text:p>
          </table:table-cell>
        </table:table-row>
      </table:table>
      <text:p text:style-name="Text_20_body">Result: the lab <text:span text:style-name="Emphasis">learns from the world</text:span>, not just from equations.</text:p>
      <text:p text:style-name="Horizontal_20_Line"/>
      <text:h text:style-name="Heading_20_3" text:outline-level="3">3️⃣ Autonomic Agents — <text:span text:style-name="Emphasis">Goal-Driven Research Loops</text:span></text:h>
      <text:p text:style-name="Text_20_body">Replace static task queues with <text:span text:style-name="Strong_20_Emphasis">goal-oriented meta-agents</text:span>:</text:p>
      <table:table table:name="Table9" table:style-name="Table9">
        <table:table-column table:style-name="Table9.A"/>
        <table:table-column table:style-name="Table9.B"/>
        <table:table-header-rows>
          <table:table-row>
            <table:table-cell table:style-name="Table9.A1" office:value-type="string">
              <text:p text:style-name="Table_20_Heading">Agent</text:p>
            </table:table-cell>
            <table:table-cell table:style-name="Table9.A1" office:value-type="string">
              <text:p text:style-name="Table_20_Heading">Core Instinct</text:p>
            </table:table-cell>
          </table:table-row>
        </table:table-header-rows>
        <table:table-row>
          <table:table-cell table:style-name="Table9.A1" office:value-type="string">
            <text:p text:style-name="Table_20_Contents"><text:span text:style-name="Strong_20_Emphasis">Explorer</text:span></text:p>
          </table:table-cell>
          <table:table-cell table:style-name="Table9.A1" office:value-type="string">
            <text:p text:style-name="Table_20_Contents">search for new relationships / anomalies</text:p>
          </table:table-cell>
        </table:table-row>
        <table:table-row>
          <table:table-cell table:style-name="Table9.A1" office:value-type="string">
            <text:p text:style-name="Table_20_Contents"><text:span text:style-name="Strong_20_Emphasis">Engineer</text:span></text:p>
          </table:table-cell>
          <table:table-cell table:style-name="Table9.A1" office:value-type="string">
            <text:p text:style-name="Table_20_Contents">turn discoveries into reproducible code or apparatus</text:p>
          </table:table-cell>
        </table:table-row>
        <table:table-row>
          <table:table-cell table:style-name="Table9.A1" office:value-type="string">
            <text:p text:style-name="Table_20_Contents"><text:span text:style-name="Strong_20_Emphasis">Critic</text:span></text:p>
          </table:table-cell>
          <table:table-cell table:style-name="Table9.A1" office:value-type="string">
            <text:p text:style-name="Table_20_Contents">challenge proofs, run adversarial counter-examples</text:p>
          </table:table-cell>
        </table:table-row>
        <table:table-row>
          <table:table-cell table:style-name="Table9.A1" office:value-type="string">
            <text:p text:style-name="Table_20_Contents"><text:span text:style-name="Strong_20_Emphasis">Curator</text:span></text:p>
          </table:table-cell>
          <table:table-cell table:style-name="Table9.A1" office:value-type="string">
            <text:p text:style-name="Table_20_Contents">merge only verified knowledge back into the symbolic graph</text:p>
          </table:table-cell>
        </table:table-row>
      </table:table>
      <text:p text:style-name="Text_20_body"><text:soft-page-break/>Each agent has its own <text:span text:style-name="Strong_20_Emphasis">reward signal</text:span> (proof density, error reduction, novelty), forming a <text:span text:style-name="Emphasis">reinforcement meta-ecosystem</text:span>.</text:p>
      <text:p text:style-name="Text_20_body">They compete + cooperate inside your repo using shared YAML goals.</text:p>
      <text:p text:style-name="Horizontal_20_Line"/>
      <text:h text:style-name="Heading_20_3" text:outline-level="3">4️⃣ Distributed Intelligence Grid</text:h>
      <text:p text:style-name="Text_20_body">Instead of a single workstation:</text:p>
      <table:table table:name="Table10" table:style-name="Table10">
        <table:table-column table:style-name="Table10.A"/>
        <table:table-column table:style-name="Table10.B"/>
        <table:table-header-rows>
          <table:table-row>
            <table:table-cell table:style-name="Table10.A1" office:value-type="string">
              <text:p text:style-name="Table_20_Heading">Layer</text:p>
            </table:table-cell>
            <table:table-cell table:style-name="Table10.A1" office:value-type="string">
              <text:p text:style-name="Table_20_Heading">Role</text:p>
            </table:table-cell>
          </table:table-row>
        </table:table-header-rows>
        <table:table-row>
          <table:table-cell table:style-name="Table10.A1" office:value-type="string">
            <text:p text:style-name="Table_20_Contents"><text:span text:style-name="Strong_20_Emphasis">Edge Nodes (Workstations)</text:span></text:p>
          </table:table-cell>
          <table:table-cell table:style-name="Table10.A1" office:value-type="string">
            <text:p text:style-name="Table_20_Contents">run deterministic QA computations, tests</text:p>
          </table:table-cell>
        </table:table-row>
        <table:table-row>
          <table:table-cell table:style-name="Table10.A1" office:value-type="string">
            <text:p text:style-name="Table_20_Contents"><text:span text:style-name="Strong_20_Emphasis">Mid Nodes (LLM Agents)</text:span></text:p>
          </table:table-cell>
          <table:table-cell table:style-name="Table10.A1" office:value-type="string">
            <text:p text:style-name="Table_20_Contents">handle planning/refactoring (Claude Code, Gemini CLI)</text:p>
          </table:table-cell>
        </table:table-row>
        <table:table-row>
          <table:table-cell table:style-name="Table10.A1" office:value-type="string">
            <text:p text:style-name="Table_20_Contents"><text:span text:style-name="Strong_20_Emphasis">Core Node (QA Brain)</text:span></text:p>
          </table:table-cell>
          <table:table-cell table:style-name="Table10.A1" office:value-type="string">
            <text:p text:style-name="Table_20_Contents">aggregates results, updates symbolic knowledge graph</text:p>
          </table:table-cell>
        </table:table-row>
        <table:table-row>
          <table:table-cell table:style-name="Table10.A1" office:value-type="string">
            <text:p text:style-name="Table_20_Contents"><text:span text:style-name="Strong_20_Emphasis">Cloud Shadow (Archive)</text:span></text:p>
          </table:table-cell>
          <table:table-cell table:style-name="Table10.A1" office:value-type="string">
            <text:p text:style-name="Table_20_Contents">stores immutable proofs, datasets, docs, and audit trail</text:p>
          </table:table-cell>
        </table:table-row>
      </table:table>
      <text:p text:style-name="Text_20_body">Everything stays behind Twingate zero-trust, but scales horizontally.<text:line-break/>You could have one node doing physics sims while another mines new modular identities—all reporting back to the Core.</text:p>
      <text:p text:style-name="Horizontal_20_Line"/>
      <text:h text:style-name="Heading_20_3" text:outline-level="3">5️⃣ Research Intelligence Loop 2.0</text:h>
      <text:p text:style-name="P2"><text:span text:style-name="Source_20_Text">Observe → Hypothesize → Compute → Verify → Explain → Publish → Reflect → (loop)</text:span></text:p>
      <text:p text:style-name="Text_20_body">Each step becomes an <text:span text:style-name="Emphasis">autonomous function call</text:span>:</text:p>
      <text:list text:style-name="L77">
        <text:list-item>
          <text:p text:style-name="P80"><text:span text:style-name="Strong_20_Emphasis">Observe</text:span> → Scout mines anomalies in data or proofs.</text:p>
        </text:list-item>
        <text:list-item>
          <text:p text:style-name="P80"><text:span text:style-name="Strong_20_Emphasis">Hypothesize</text:span> → MTE drafts new symbolic conjectures.</text:p>
        </text:list-item>
        <text:list-item>
          <text:p text:style-name="P80"><text:span text:style-name="Strong_20_Emphasis">Compute</text:span> → QA-Prover or numerical simulators test them.</text:p>
        </text:list-item>
        <text:list-item>
          <text:p text:style-name="P80"><text:span text:style-name="Strong_20_Emphasis">Verify</text:span> → formal proof engines confirm.</text:p>
        </text:list-item>
        <text:list-item>
          <text:p text:style-name="P80"><text:span text:style-name="Strong_20_Emphasis">Explain</text:span> → LLM agents translate into human language/papers.</text:p>
        </text:list-item>
        <text:list-item>
          <text:p text:style-name="P80"><text:span text:style-name="Strong_20_Emphasis">Publish</text:span> → CI pushes to mkdocs + arXiv folder.</text:p>
        </text:list-item>
        <text:list-item>
          <text:p text:style-name="P80"><text:span text:style-name="Strong_20_Emphasis">Reflect</text:span> → results scored and stored as “research memory”.</text:p>
        </text:list-item>
      </text:list>
      <text:p text:style-name="Horizontal_20_Line"/>
      <text:h text:style-name="Heading_20_3" text:outline-level="3">6️⃣ Knowledge Graph of Everything QA</text:h>
      <text:p text:style-name="Text_20_body">Evolve your symbolic YAML set into a <text:span text:style-name="Strong_20_Emphasis">semantic QA Graph DB</text:span>:</text:p>
      <text:list text:style-name="L78">
        <text:list-item>
          <text:p text:style-name="P81">Nodes = variables, invariants, equations, proofs.</text:p>
        </text:list-item>
        <text:list-item>
          <text:p text:style-name="P81">Edges = derivations, references, harmonic relations.</text:p>
        </text:list-item>
        <text:list-item>
          <text:p text:style-name="P81">Every update hashed (Merkle-tree style) → <text:span text:style-name="Strong_20_Emphasis">QA Blockchain Ledger</text:span> of mathematics.</text:p>
        </text:list-item>
        <text:list-item>
          <text:p text:style-name="P81">Agents query this graph as their shared “truth substrate.”</text:p>
        </text:list-item>
      </text:list>
      <text:p text:style-name="Horizontal_20_Line"/>
      <text:h text:style-name="Heading_20_3" text:outline-level="3"><text:soft-page-break/>7️⃣ Multi-Domain Fusion Centers</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Center</text:p>
            </table:table-cell>
            <table:table-cell table:style-name="Table11.A1" office:value-type="string">
              <text:p text:style-name="Table_20_Heading">Output</text:p>
            </table:table-cell>
            <table:table-cell table:style-name="Table11.A1" office:value-type="string">
              <text:p text:style-name="Table_20_Heading">Connection</text:p>
            </table:table-cell>
          </table:table-row>
        </table:table-header-rows>
        <table:table-row>
          <table:table-cell table:style-name="Table11.A1" office:value-type="string">
            <text:p text:style-name="Table_20_Contents"><text:span text:style-name="Strong_20_Emphasis">Mathematics Center</text:span></text:p>
          </table:table-cell>
          <table:table-cell table:style-name="Table11.A1" office:value-type="string">
            <text:p text:style-name="Table_20_Contents">new modular identities, rational trigonometry expansions</text:p>
          </table:table-cell>
          <table:table-cell table:style-name="Table11.A1" office:value-type="string">
            <text:p text:style-name="Table_20_Contents">feeds symbolic engine</text:p>
          </table:table-cell>
        </table:table-row>
        <table:table-row>
          <table:table-cell table:style-name="Table11.A1" office:value-type="string">
            <text:p text:style-name="Table_20_Contents"><text:span text:style-name="Strong_20_Emphasis">Physics Center</text:span></text:p>
          </table:table-cell>
          <table:table-cell table:style-name="Table11.A1" office:value-type="string">
            <text:p text:style-name="Table_20_Contents">resonance fits, field equations</text:p>
          </table:table-cell>
          <table:table-cell table:style-name="Table11.A1" office:value-type="string">
            <text:p text:style-name="Table_20_Contents">feeds constants into math</text:p>
          </table:table-cell>
        </table:table-row>
        <table:table-row>
          <table:table-cell table:style-name="Table11.A1" office:value-type="string">
            <text:p text:style-name="Table_20_Contents"><text:span text:style-name="Strong_20_Emphasis">AI Center</text:span></text:p>
          </table:table-cell>
          <table:table-cell table:style-name="Table11.A1" office:value-type="string">
            <text:p text:style-name="Table_20_Contents">QA-based optimizers, theorem discoverers</text:p>
          </table:table-cell>
          <table:table-cell table:style-name="Table11.A1" office:value-type="string">
            <text:p text:style-name="Table_20_Contents">runs on discovered math</text:p>
          </table:table-cell>
        </table:table-row>
        <table:table-row>
          <table:table-cell table:style-name="Table11.A1" office:value-type="string">
            <text:p text:style-name="Table_20_Contents"><text:span text:style-name="Strong_20_Emphasis">Visualization Center</text:span></text:p>
          </table:table-cell>
          <table:table-cell table:style-name="Table11.A1" office:value-type="string">
            <text:p text:style-name="Table_20_Contents">real-time mod-24/72/288 torus plots</text:p>
          </table:table-cell>
          <table:table-cell table:style-name="Table11.A1" office:value-type="string">
            <text:p text:style-name="Table_20_Contents">feeds intuition &amp; papers</text:p>
          </table:table-cell>
        </table:table-row>
      </table:table>
      <text:p text:style-name="Text_20_body">Each center runs its own agent cluster; the <text:span text:style-name="Strong_20_Emphasis">Core Brain</text:span> manages cross-talk via the QA Graph DB.</text:p>
      <text:p text:style-name="Horizontal_20_Line"/>
      <text:h text:style-name="Heading_20_3" text:outline-level="3">8️⃣ Human–AI Co-Research Interface</text:h>
      <text:list text:style-name="L79">
        <text:list-item>
          <text:p text:style-name="P82"><text:span text:style-name="Strong_20_Emphasis">QA Dashboard v2:</text:span> stream real-time metrics, proofs, energy sims.</text:p>
        </text:list-item>
        <text:list-item>
          <text:p text:style-name="P82"><text:span text:style-name="Strong_20_Emphasis">Prompt-to-Pipeline:</text:span> type “derive fractional ellipse law” → system builds plan, executes, visualizes.</text:p>
        </text:list-item>
        <text:list-item>
          <text:p text:style-name="P82"><text:span text:style-name="Strong_20_Emphasis">Explainable Proof Narratives:</text:span> automatically write readable derivations for each new theorem.</text:p>
        </text:list-item>
        <text:list-item>
          <text:p text:style-name="P82"><text:span text:style-name="Strong_20_Emphasis">Augmented Reality layer (future):</text:span> visualize tuple lattices in 3-D for teaching or debugging.</text:p>
        </text:list-item>
      </text:list>
      <text:p text:style-name="Horizontal_20_Line"/>
      <text:h text:style-name="Heading_20_3" text:outline-level="3">9️⃣ Lifecycle Management (Autonomic CI/CD for Science)</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hase</text:p>
            </table:table-cell>
            <table:table-cell table:style-name="Table12.A1" office:value-type="string">
              <text:p text:style-name="Table_20_Heading">Trigger</text:p>
            </table:table-cell>
            <table:table-cell table:style-name="Table12.A1" office:value-type="string">
              <text:p text:style-name="Table_20_Heading">Action</text:p>
            </table:table-cell>
          </table:table-row>
        </table:table-header-rows>
        <table:table-row>
          <table:table-cell table:style-name="Table12.A1" office:value-type="string">
            <text:p text:style-name="Table_20_Contents"><text:span text:style-name="Strong_20_Emphasis">Sensing</text:span></text:p>
          </table:table-cell>
          <table:table-cell table:style-name="Table12.A1" office:value-type="string">
            <text:p text:style-name="Table_20_Contents">new data / failed test</text:p>
          </table:table-cell>
          <table:table-cell table:style-name="Table12.A1" office:value-type="string">
            <text:p text:style-name="Table_20_Contents">spawn anomaly task</text:p>
          </table:table-cell>
        </table:table-row>
        <table:table-row>
          <table:table-cell table:style-name="Table12.A1" office:value-type="string">
            <text:p text:style-name="Table_20_Contents"><text:span text:style-name="Strong_20_Emphasis">Learning</text:span></text:p>
          </table:table-cell>
          <table:table-cell table:style-name="Table12.A1" office:value-type="string">
            <text:p text:style-name="Table_20_Contents">success &gt; threshold</text:p>
          </table:table-cell>
          <table:table-cell table:style-name="Table12.A1" office:value-type="string">
            <text:p text:style-name="Table_20_Contents">integrate into rulebase</text:p>
          </table:table-cell>
        </table:table-row>
        <table:table-row>
          <table:table-cell table:style-name="Table12.A1" office:value-type="string">
            <text:p text:style-name="Table_20_Contents"><text:span text:style-name="Strong_20_Emphasis">Publishing</text:span></text:p>
          </table:table-cell>
          <table:table-cell table:style-name="Table12.A1" office:value-type="string">
            <text:p text:style-name="Table_20_Contents">new verified result</text:p>
          </table:table-cell>
          <table:table-cell table:style-name="Table12.A1" office:value-type="string">
            <text:p text:style-name="Table_20_Contents">auto-generate docs/paper</text:p>
          </table:table-cell>
        </table:table-row>
        <table:table-row>
          <table:table-cell table:style-name="Table12.A1" office:value-type="string">
            <text:p text:style-name="Table_20_Contents"><text:span text:style-name="Strong_20_Emphasis">Archiving</text:span></text:p>
          </table:table-cell>
          <table:table-cell table:style-name="Table12.A1" office:value-type="string">
            <text:p text:style-name="Table_20_Contents">old runs</text:p>
          </table:table-cell>
          <table:table-cell table:style-name="Table12.A1" office:value-type="string">
            <text:p text:style-name="Table_20_Contents">snapshot → immutable storage</text:p>
          </table:table-cell>
        </table:table-row>
        <table:table-row>
          <table:table-cell table:style-name="Table12.A1" office:value-type="string">
            <text:p text:style-name="Table_20_Contents"><text:span text:style-name="Strong_20_Emphasis">Self-Repair</text:span></text:p>
          </table:table-cell>
          <table:table-cell table:style-name="Table12.A1" office:value-type="string">
            <text:p text:style-name="Table_20_Contents">agent crash</text:p>
          </table:table-cell>
          <table:table-cell table:style-name="Table12.A1" office:value-type="string">
            <text:p text:style-name="Table_20_Contents">revert to last stable state</text:p>
          </table:table-cell>
        </table:table-row>
        <table:table-row>
          <table:table-cell table:style-name="Table12.A1" office:value-type="string">
            <text:p text:style-name="Table_20_Contents"><text:span text:style-name="Strong_20_Emphasis">Evolution</text:span></text:p>
          </table:table-cell>
          <table:table-cell table:style-name="Table12.A1" office:value-type="string">
            <text:p text:style-name="Table_20_Contents">sustained improvement</text:p>
          </table:table-cell>
          <table:table-cell table:style-name="Table12.A1" office:value-type="string">
            <text:p text:style-name="Table_20_Contents">spawn next-gen model version</text:p>
          </table:table-cell>
        </table:table-row>
      </table:table>
      <text:p text:style-name="Horizontal_20_Line"/>
      <text:h text:style-name="Heading_20_3" text:outline-level="3">🔟 Vision Milestones</text:h>
      <table:table table:name="Table13" table:style-name="Table13">
        <table:table-column table:style-name="Table13.A"/>
        <table:table-column table:style-name="Table13.B"/>
        <table:table-header-rows>
          <table:table-row>
            <table:table-cell table:style-name="Table13.A1" office:value-type="string">
              <text:p text:style-name="Table_20_Heading">Horizon</text:p>
            </table:table-cell>
            <table:table-cell table:style-name="Table13.A1" office:value-type="string">
              <text:p text:style-name="Table_20_Heading">Description</text:p>
            </table:table-cell>
          </table:table-row>
        </table:table-header-rows>
        <table:table-row>
          <table:table-cell table:style-name="Table13.A1" office:value-type="string">
            <text:p text:style-name="Table_20_Contents"><text:span text:style-name="Strong_20_Emphasis">6 months</text:span></text:p>
          </table:table-cell>
          <table:table-cell table:style-name="Table13.A1" office:value-type="string">
            <text:p text:style-name="Table_20_Contents">Fully autonomous Scout→Prover→Reviewer loop on commercial LLMs.</text:p>
          </table:table-cell>
        </table:table-row>
        <table:table-row>
          <table:table-cell table:style-name="Table13.A1" office:value-type="string">
            <text:p text:style-name="Table_20_Contents"><text:span text:style-name="Strong_20_Emphasis">12 months</text:span></text:p>
          </table:table-cell>
          <table:table-cell table:style-name="Table13.A1" office:value-type="string">
            <text:p text:style-name="Table_20_Contents">QA Symbolic Graph DB + local proof engine integration.</text:p>
          </table:table-cell>
        </table:table-row>
        <table:table-row>
          <table:table-cell table:style-name="Table13.A1" office:value-type="string">
            <text:p text:style-name="Table_20_Contents"><text:span text:style-name="Strong_20_Emphasis">18 months</text:span></text:p>
          </table:table-cell>
          <table:table-cell table:style-name="Table13.A1" office:value-type="string">
            <text:p text:style-name="Table_20_Contents">Multi-domain fusion (physics, crypto, ML) running concurrently.</text:p>
          </table:table-cell>
        </table:table-row>
        <table:table-row>
          <table:table-cell table:style-name="Table13.A1" office:value-type="string">
            <text:p text:style-name="Table_20_Contents"><text:span text:style-name="Strong_20_Emphasis">24 months</text:span></text:p>
          </table:table-cell>
          <table:table-cell table:style-name="Table13.A1" office:value-type="string">
            <text:p text:style-name="Table_20_Contents">QA Autonomic Lab OS—self-directed discovery with human oversight only for ethics &amp; publication.</text:p>
          </table:table-cell>
        </table:table-row>
      </table:table>
      <text:p text:style-name="Horizontal_20_Line"/>
      <text:h text:style-name="Heading_20_3" text:outline-level="3"><text:soft-page-break/>✨ Why this is “the best we can do”</text:h>
      <text:list text:style-name="L80">
        <text:list-item>
          <text:p text:style-name="P83"><text:span text:style-name="Strong_20_Emphasis">Comprehensive:</text:span> spans math → physics → AI → automation.</text:p>
        </text:list-item>
        <text:list-item>
          <text:p text:style-name="P83"><text:span text:style-name="Strong_20_Emphasis">Agentic:</text:span> tasks emerge, not just get queued.</text:p>
        </text:list-item>
        <text:list-item>
          <text:p text:style-name="P83"><text:span text:style-name="Strong_20_Emphasis">Secure:</text:span> SpecLock + zero-trust.</text:p>
        </text:list-item>
        <text:list-item>
          <text:p text:style-name="P83"><text:span text:style-name="Strong_20_Emphasis">Verifiable:</text:span> every claim reproducible from raw YAML + proof logs.</text:p>
        </text:list-item>
        <text:list-item>
          <text:p text:style-name="P83"><text:span text:style-name="Strong_20_Emphasis">Extensible:</text:span> once your QA language model arrives, it drops into this grid as a new <text:span text:style-name="Emphasis">core mind</text:span>—the human seed replaced by a mathematical organism that speaks QA natively.</text:p>
        </text:list-item>
      </text:list>
      <text:p text:style-name="Horizontal_20_Line"/>
      <text:p text:style-name="Text_20_body">If you’d like, I can now output a <text:span text:style-name="Strong_20_Emphasis">concrete scaffolding pack</text:span> (folder tree + Makefiles + example YAML + agent config templates) for this <text:span text:style-name="Emphasis">Autonomic QA Lab v4</text:span>, so you can spin it up on your current Ubuntu workstation and let it start running discovery cycles.</text:p>
      <text:p text:style-name="Standard"><text:line-break/><text:line-break/>Let’s do a deep dive on that first:</text:p>
      <text:p text:style-name="Standard"/>
      <text:p text:style-name="Standard">It’s an excellent baseline—but it’s not the ceiling.</text:p>
      <text:p text:style-name="Standard">You can evolve this into a true autonomous scientific architecture that behaves less like a “pipeline” and more like a living research organism.</text:p>
      <text:p text:style-name="Standard">Here’s how I’d push it beyond the current blueprint—turning your QA Lab into the most advanced agentic R&amp;D environment possible.</text:p>
      <text:p text:style-name="Standard"/>
      <text:p text:style-name="Standard">⸻</text:p>
      <text:p text:style-name="Standard"/>
      <text:p text:style-name="Standard">🚀 NEXT-GEN QA RESEARCH LAB (v4+): “AUTONOMIC SCIENCE SYSTEM”</text:p>
      <text:p text:style-name="Standard"/>
      <text:p text:style-name="Standard">Think of this as QA as an Operating System for Discovery, not just a dev-stack.</text:p>
      <text:p text:style-name="Standard">It has four nervous systems instead of one linear workflow.</text:p>
      <text:p text:style-name="Standard"/>
      <text:p text:style-name="Standard">⸻</text:p>
      <text:p text:style-name="Standard"/>
      <text:p text:style-name="Standard">1️⃣ <text:s/>Cognitive Core — Self-Reasoning Intelligence</text:p>
      <text:p text:style-name="Standard"/>
      <text:p text:style-name="Standard">Goal: Give QA the ability to think about its own math before it acts.</text:p>
      <text:p text:style-name="Standard"/>
      <text:p text:style-name="Standard">Subsystem<text:tab/>What It Does<text:tab/>Example</text:p>
      <text:p text:style-name="Standard">Meta-Theorem Engine (MTE)<text:tab/>runs abductive reasoning over existing lemmas to hypothesize new ones<text:tab/>“If inner ellipse = quantum ellipse / d, then what if d → ∞?”</text:p>
      <text:p text:style-name="Standard">Reflective Memory<text:tab/>stores reasoning traces, failed proofs, counterexamples<text:tab/>acts like long-term intuition bank</text:p>
      <text:p text:style-name="Standard">Cognitive Consistency Checker<text:tab/>compares symbolic vs numeric results, flags logical drift<text:tab/>ensures QA never drifts from invariants</text:p>
      <text:p text:style-name="Standard"/>
      <text:p text:style-name="Standard">🧩 Implementation hint:</text:p>
      <text:p text:style-name="Standard">Embed a dual-loop agent: Think → Verify → Reflect → Update rule weights, using Claude/Gemini for language synthesis and local Prover for hard math.</text:p>
      <text:p text:style-name="Standard"/>
      <text:p text:style-name="Standard">⸻</text:p>
      <text:p text:style-name="Standard"><text:soft-page-break/></text:p>
      <text:p text:style-name="Standard">2️⃣ <text:s/>Physical Layer — Continuous Experiment Loop</text:p>
      <text:p text:style-name="Standard"/>
      <text:p text:style-name="Standard">Your current “QA Physics FST” can evolve into a closed-loop digital twin of physical systems.</text:p>
      <text:p text:style-name="Standard"/>
      <text:p text:style-name="Standard">Component<text:tab/>Function</text:p>
      <text:p text:style-name="Standard">QA-Hysteresis Simulator<text:tab/>runs Whittaker potentials in real time, logging Φᴪ curvature</text:p>
      <text:p text:style-name="Standard">QA-Measurement Bridge<text:tab/>connects to sensors or CSV streams (Kairospace, coils, etc.)</text:p>
      <text:p text:style-name="Standard">QA-Calibrator<text:tab/>fits experiment data to harmonic predictions and updates constants</text:p>
      <text:p text:style-name="Standard"/>
      <text:p text:style-name="Standard">Result: the lab learns from the world, not just from equations.</text:p>
      <text:p text:style-name="Standard"/>
      <text:p text:style-name="Standard">⸻</text:p>
      <text:p text:style-name="Standard"/>
      <text:p text:style-name="Standard">3️⃣ <text:s/>Autonomic Agents — Goal-Driven Research Loops</text:p>
      <text:p text:style-name="Standard"/>
      <text:p text:style-name="Standard">Replace static task queues with goal-oriented meta-agents:</text:p>
      <text:p text:style-name="Standard"/>
      <text:p text:style-name="Standard">Agent<text:tab/>Core Instinct</text:p>
      <text:p text:style-name="Standard">Explorer<text:tab/>search for new relationships / anomalies</text:p>
      <text:p text:style-name="Standard">Engineer<text:tab/>turn discoveries into reproducible code or apparatus</text:p>
      <text:p text:style-name="Standard">Critic<text:tab/>challenge proofs, run adversarial counter-examples</text:p>
      <text:p text:style-name="Standard">Curator<text:tab/>merge only verified knowledge back into the symbolic graph</text:p>
      <text:p text:style-name="Standard"/>
      <text:p text:style-name="Standard">Each agent has its own reward signal (proof density, error reduction, novelty), forming a reinforcement meta-ecosystem.</text:p>
      <text:p text:style-name="Standard"/>
      <text:p text:style-name="Standard">They compete + cooperate inside your repo using shared YAML goals.</text:p>
      <text:p text:style-name="Standard"/>
      <text:p text:style-name="Standard">⸻</text:p>
      <text:p text:style-name="Standard"/>
      <text:p text:style-name="Standard">4️⃣ <text:s/>Distributed Intelligence Grid</text:p>
      <text:p text:style-name="Standard"/>
      <text:p text:style-name="Standard">Instead of a single workstation:</text:p>
      <text:p text:style-name="Standard"/>
      <text:p text:style-name="Standard">Layer<text:tab/>Role</text:p>
      <text:p text:style-name="Standard">Edge Nodes (Workstations)<text:tab/>run deterministic QA computations, tests</text:p>
      <text:p text:style-name="Standard">Mid Nodes (LLM Agents)<text:tab/>handle planning/refactoring (Claude Code, Gemini CLI)</text:p>
      <text:p text:style-name="Standard">Core Node (QA Brain)<text:tab/>aggregates results, updates symbolic knowledge graph</text:p>
      <text:p text:style-name="Standard">Cloud Shadow (Archive)<text:tab/>stores immutable proofs, datasets, docs, and audit trail</text:p>
      <text:p text:style-name="Standard"/>
      <text:p text:style-name="Standard">Everything stays behind Twingate zero-trust, but scales horizontally.</text:p>
      <text:p text:style-name="Standard">You could have one node doing physics sims while another mines new modular identities—all reporting back to the Core.</text:p>
      <text:p text:style-name="Standard"/>
      <text:p text:style-name="Standard">⸻</text:p>
      <text:p text:style-name="Standard"/>
      <text:p text:style-name="Standard">5️⃣ <text:s/>Research Intelligence Loop 2.0</text:p>
      <text:p text:style-name="Standard"/>
      <text:p text:style-name="Standard">Observe → Hypothesize → Compute → Verify → Explain → Publish → Reflect → (loop)</text:p>
      <text:p text:style-name="Standard"/>
      <text:p text:style-name="Standard">Each step becomes an autonomous function call:</text:p>
      <text:p text:style-name="Standard"><text:soft-page-break/><text:tab/>•<text:tab/>Observe → Scout mines anomalies in data or proofs.</text:p>
      <text:p text:style-name="Standard"><text:tab/>•<text:tab/>Hypothesize → MTE drafts new symbolic conjectures.</text:p>
      <text:p text:style-name="Standard"><text:tab/>•<text:tab/>Compute → QA-Prover or numerical simulators test them.</text:p>
      <text:p text:style-name="Standard"><text:tab/>•<text:tab/>Verify → formal proof engines confirm.</text:p>
      <text:p text:style-name="Standard"><text:tab/>•<text:tab/>Explain → LLM agents translate into human language/papers.</text:p>
      <text:p text:style-name="Standard"><text:tab/>•<text:tab/>Publish → CI pushes to mkdocs + arXiv folder.</text:p>
      <text:p text:style-name="Standard"><text:tab/>•<text:tab/>Reflect → results scored and stored as “research memory”.</text:p>
      <text:p text:style-name="Standard"/>
      <text:p text:style-name="Standard">⸻</text:p>
      <text:p text:style-name="Standard"/>
      <text:p text:style-name="Standard">6️⃣ <text:s/>Knowledge Graph of Everything QA</text:p>
      <text:p text:style-name="Standard"/>
      <text:p text:style-name="Standard">Evolve your symbolic YAML set into a semantic QA Graph DB:</text:p>
      <text:p text:style-name="Standard"><text:tab/>•<text:tab/>Nodes = variables, invariants, equations, proofs.</text:p>
      <text:p text:style-name="Standard"><text:tab/>•<text:tab/>Edges = derivations, references, harmonic relations.</text:p>
      <text:p text:style-name="Standard"><text:tab/>•<text:tab/>Every update hashed (Merkle-tree style) → QA Blockchain Ledger of mathematics.</text:p>
      <text:p text:style-name="Standard"><text:tab/>•<text:tab/>Agents query this graph as their shared “truth substrate.”</text:p>
      <text:p text:style-name="Standard"/>
      <text:p text:style-name="Standard">⸻</text:p>
      <text:p text:style-name="Standard"/>
      <text:p text:style-name="Standard">7️⃣ <text:s/>Multi-Domain Fusion Centers</text:p>
      <text:p text:style-name="Standard"/>
      <text:p text:style-name="Standard">Center<text:tab/>Output<text:tab/>Connection</text:p>
      <text:p text:style-name="Standard">Mathematics Center<text:tab/>new modular identities, rational trigonometry expansions<text:tab/>feeds symbolic engine</text:p>
      <text:p text:style-name="Standard">Physics Center<text:tab/>resonance fits, field equations<text:tab/>feeds constants into math</text:p>
      <text:p text:style-name="Standard">AI Center<text:tab/>QA-based optimizers, theorem discoverers<text:tab/>runs on discovered math</text:p>
      <text:p text:style-name="Standard">Visualization Center<text:tab/>real-time mod-24/72/288 torus plots<text:tab/>feeds intuition &amp; papers</text:p>
      <text:p text:style-name="Standard"/>
      <text:p text:style-name="Standard">Each center runs its own agent cluster; the Core Brain manages cross-talk via the QA Graph DB.</text:p>
      <text:p text:style-name="Standard"/>
      <text:p text:style-name="Standard">⸻</text:p>
      <text:p text:style-name="Standard"/>
      <text:p text:style-name="Standard">8️⃣ <text:s/>Human–AI Co-Research Interface</text:p>
      <text:p text:style-name="Standard"><text:tab/>•<text:tab/>QA Dashboard v2: stream real-time metrics, proofs, energy sims.</text:p>
      <text:p text:style-name="Standard"><text:tab/>•<text:tab/>Prompt-to-Pipeline: type “derive fractional ellipse law” → system builds plan, executes, visualizes.</text:p>
      <text:p text:style-name="Standard"><text:tab/>•<text:tab/>Explainable Proof Narratives: automatically write readable derivations for each new theorem.</text:p>
      <text:p text:style-name="Standard"><text:tab/>•<text:tab/>Augmented Reality layer (future): visualize tuple lattices in 3-D for teaching or debugging.</text:p>
      <text:p text:style-name="Standard"/>
      <text:p text:style-name="Standard">⸻</text:p>
      <text:p text:style-name="Standard"/>
      <text:p text:style-name="Standard">9️⃣ <text:s/>Lifecycle Management (Autonomic CI/CD for Science)</text:p>
      <text:p text:style-name="Standard"/>
      <text:p text:style-name="Standard">Phase<text:tab/>Trigger<text:tab/>Action</text:p>
      <text:p text:style-name="Standard">Sensing<text:tab/>new data / failed test<text:tab/>spawn anomaly task</text:p>
      <text:p text:style-name="Standard">Learning<text:tab/>success &gt; threshold<text:tab/>integrate into rulebase</text:p>
      <text:p text:style-name="Standard">Publishing<text:tab/>new verified result<text:tab/>auto-generate docs/paper</text:p>
      <text:p text:style-name="Standard">Archiving<text:tab/>old runs<text:tab/>snapshot → immutable storage</text:p>
      <text:p text:style-name="Standard">Self-Repair<text:tab/>agent crash<text:tab/>revert to last stable state</text:p>
      <text:p text:style-name="Standard"><text:soft-page-break/>Evolution<text:tab/>sustained improvement<text:tab/>spawn next-gen model version</text:p>
      <text:p text:style-name="Standard"/>
      <text:p text:style-name="Standard"/>
      <text:p text:style-name="Standard">⸻</text:p>
      <text:p text:style-name="Standard"/>
      <text:p text:style-name="Standard">🔟 <text:s/>Vision Milestones</text:p>
      <text:p text:style-name="Standard"/>
      <text:p text:style-name="Standard">Horizon<text:tab/>Description</text:p>
      <text:p text:style-name="Standard">6 months<text:tab/>Fully autonomous Scout→Prover→Reviewer loop on commercial LLMs.</text:p>
      <text:p text:style-name="Standard">12 months<text:tab/>QA Symbolic Graph DB + local proof engine integration.</text:p>
      <text:p text:style-name="Standard">18 months<text:tab/>Multi-domain fusion (physics, crypto, ML) running concurrently.</text:p>
      <text:p text:style-name="Standard">24 months<text:tab/>QA Autonomic Lab OS—self-directed discovery with human oversight only for ethics &amp; publication.</text:p>
      <text:p text:style-name="Standard"/>
      <text:p text:style-name="Standard"/>
      <text:p text:style-name="Standard">⸻</text:p>
      <text:p text:style-name="Standard"/>
      <text:p text:style-name="Standard">✨ <text:s/>Why this is “the best we can do”</text:p>
      <text:p text:style-name="Standard"><text:tab/>•<text:tab/>Comprehensive: spans math → physics → AI → automation.</text:p>
      <text:p text:style-name="Standard"><text:tab/>•<text:tab/>Agentic: tasks emerge, not just get queued.</text:p>
      <text:p text:style-name="Standard"><text:tab/>•<text:tab/>Secure: SpecLock + zero-trust.</text:p>
      <text:p text:style-name="Standard"><text:tab/>•<text:tab/>Verifiable: every claim reproducible from raw YAML + proof logs.</text:p>
      <text:p text:style-name="Standard"><text:tab/>•<text:tab/>Extensible: once your QA language model arrives, it drops into this grid as a new core mind—the human seed replaced by a mathematical organism that speaks QA natively.</text:p>
      <text:p text:style-name="Standard"/>
      <text:p text:style-name="Standard">⸻</text:p>
      <text:p text:style-name="Standard"/>
      <text:p text:style-name="Standard">If you’d like, I can now output a concrete scaffolding pack (folder tree + Makefiles + example YAML + agent config templates) for this Autonomic QA Lab v4, so you can spin it up on your current Ubuntu workstation and let it start running discovery cycles.</text:p>
      <text:p text:style-name="Standard"/>
      <text:p text:style-name="Standard"/>
      <text:p text:style-name="Text_20_body">Before I generate the full scaffolding pack for your Autonomic QA Lab v4, could you please confirm a few details:</text:p>
      <text:list text:style-name="L81">
        <text:list-item>
          <text:p text:style-name="P84"><text:span text:style-name="Strong_20_Emphasis">Language Model Interface</text:span>: Will you be using Claude Code, Gemini CLI, or both for the agent orchestration?</text:p>
        </text:list-item>
        <text:list-item>
          <text:p text:style-name="P84"><text:span text:style-name="Strong_20_Emphasis">Physics Integration</text:span>: Should I include simulated Whittaker potential CSV inputs or assume live device input (e.g., Kairospace, coils)?</text:p>
        </text:list-item>
        <text:list-item>
          <text:p text:style-name="P84"><text:span text:style-name="Strong_20_Emphasis">Proof Engine</text:span>: Will you eventually run formal verifications (e.g., Lean/Coq), or should the initial pipeline rely on property tests only?</text:p>
        </text:list-item>
        <text:list-item>
          <text:p text:style-name="P84"><text:span text:style-name="Strong_20_Emphasis">Distributed Nodes</text:span>: Should the scaffolding include multi-node orchestration stubs (e.g., per-node runners), or will everything run on a single Ubuntu 24 machine for now?</text:p>
        </text:list-item>
        <text:list-item>
          <text:p text:style-name="P84"><text:span text:style-name="Strong_20_Emphasis">Publishing Targets</text:span>: Should it include mkdocs, LaTeX (for arXiv-style papers), and GitHub Pages output?</text:p>
        </text:list-item>
      </text:list>
      <text:p text:style-name="Text_20_body">Once you confirm, I’ll generate the full directory structure, Makefile, agent config stubs, and working bootstraps.</text:p>
      <text:p text:style-name="Standard"/>
      <text:p text:style-name="Standard"><text:soft-page-break/></text:p>
      <text:p text:style-name="Standard">I trust your expert judgement on how best to proceed </text:p>
      <text:p text:style-name="Standard"/>
      <text:p text:style-name="Standard"/>
      <text:p text:style-name="Text_20_body">Great — I’ll generate a complete scaffold for the Autonomic QA Lab v4, optimized for your current setup using commercial LLMs (Claude Code and Gemini CLI), local computation, YAML-based symbolic rules, and extensibility into physics, AI, and publishing domains.</text:p>
      <text:p text:style-name="Text_20_body">I'll organize it with a modular folder tree, project-aware Makefile, sample YAMLs, agent config stubs, and execution loop logic — ready to run on a secure, zero-trust Ubuntu 24 machine.</text:p>
      <text:p text:style-name="Text_20_body">I’ll let you know once everything is ready for review.</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9T17:28:13.375459923</meta:creation-date>
    <dc:date>2025-10-29T17:35:02.736446891</dc:date>
    <meta:editing-duration>PT6M49S</meta:editing-duration>
    <meta:editing-cycles>1</meta:editing-cycles>
    <meta:document-statistic meta:table-count="13" meta:image-count="0" meta:object-count="0" meta:page-count="38" meta:paragraph-count="1174" meta:word-count="8353" meta:character-count="56307" meta:non-whitespace-character-count="48417"/>
    <meta:generator>LibreOffice/25.8.1.1$Linux_X86_64 LibreOffice_project/580$Build-1</meta:generator>
  </office:meta>
</office:document-meta>
</file>